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33mm"/>
    </style:style>
    <style:style style:name="co2" style:family="table-column">
      <style:table-column-properties fo:break-before="auto" style:column-width="25.81mm"/>
    </style:style>
    <style:style style:name="co3" style:family="table-column">
      <style:table-column-properties fo:break-before="auto" style:column-width="24.01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3.79mm"/>
    </style:style>
    <style:style style:name="co8" style:family="table-column">
      <style:table-column-properties fo:break-before="auto" style:column-width="28.54mm"/>
    </style:style>
    <style:style style:name="co9" style:family="table-column">
      <style:table-column-properties fo:break-before="auto" style:column-width="19.23mm"/>
    </style:style>
    <style:style style:name="co10" style:family="table-column">
      <style:table-column-properties fo:break-before="auto" style:column-width="28.0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24.22mm"/>
    </style:style>
    <style:style style:name="co14" style:family="table-column">
      <style:table-column-properties fo:break-before="auto" style:column-width="22.19mm"/>
    </style:style>
    <style:style style:name="co15" style:family="table-column">
      <style:table-column-properties fo:break-before="auto" style:column-width="26.95mm"/>
    </style:style>
    <style:style style:name="co16" style:family="table-column">
      <style:table-column-properties fo:break-before="auto" style:column-width="49.87mm"/>
    </style:style>
    <style:style style:name="co17" style:family="table-column">
      <style:table-column-properties fo:break-before="auto" style:column-width="5.38mm"/>
    </style:style>
    <style:style style:name="co18" style:family="table-column">
      <style:table-column-properties fo:break-before="auto" style:column-width="6.35mm"/>
    </style:style>
    <style:style style:name="co19" style:family="table-column">
      <style:table-column-properties fo:break-before="auto" style:column-width="29.49mm"/>
    </style:style>
    <style:style style:name="co20" style:family="table-column">
      <style:table-column-properties fo:break-before="auto" style:column-width="6.99mm"/>
    </style:style>
    <style:style style:name="co21" style:family="table-column">
      <style:table-column-properties fo:break-before="auto" style:column-width="15.59mm"/>
    </style:style>
    <style:style style:name="co22" style:family="table-column">
      <style:table-column-properties fo:break-before="auto" style:column-width="18.79mm"/>
    </style:style>
    <style:style style:name="co23" style:family="table-column">
      <style:table-column-properties fo:break-before="auto" style:column-width="3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/>
    <style:style style:name="ce4" style:family="table-cell" style:parent-style-name="Default" style:data-style-name="N3"/>
    <style:style style:name="ce1" style:family="table-cell" style:parent-style-name="Default">
      <style:table-cell-properties fo:border="0.06pt solid #000000"/>
    </style:style>
    <style:style style:name="ce7" style:family="table-cell" style:parent-style-name="Default" style:data-style-name="N4">
      <style:table-cell-properties fo:border="0.06pt solid #000000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data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ce3"/>
        <table:table-row table:style-name="ro1">
          <table:table-cell office:value-type="string" calcext:value-type="string">
            <text:p>Instance</text:p>
          </table:table-cell>
          <table:table-cell office:value-type="float" office:value="10217" calcext:value-type="float">
            <text:p>10217</text:p>
          </table:table-cell>
          <table:table-cell office:value-type="string" calcext:value-type="string">
            <text:p>10217_diff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10667_diff</text:p>
          </table:table-cell>
          <table:table-cell office:value-type="float" office:value="16086" calcext:value-type="float">
            <text:p>16086</text:p>
          </table:table-cell>
          <table:table-cell office:value-type="string" calcext:value-type="string">
            <text:p>16086_diff</text:p>
          </table:table-cell>
          <table:table-cell office:value-type="float" office:value="16792" calcext:value-type="float">
            <text:p>16792</text:p>
          </table:table-cell>
          <table:table-cell office:value-type="string" calcext:value-type="string">
            <text:p>16792_diff</text:p>
          </table:table-cell>
          <table:table-cell office:value-type="float" office:value="19025" calcext:value-type="float">
            <text:p>19025</text:p>
          </table:table-cell>
          <table:table-cell office:value-type="string" calcext:value-type="string">
            <text:p>19025_diff</text:p>
          </table:table-cell>
          <table:table-cell office:value-type="float" office:value="19162" calcext:value-type="float">
            <text:p>19162</text:p>
          </table:table-cell>
          <table:table-cell office:value-type="string" calcext:value-type="string">
            <text:p>19162_diff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21001_diff</text:p>
          </table:table-cell>
          <table:table-cell office:value-type="float" office:value="26170" calcext:value-type="float">
            <text:p>26170</text:p>
          </table:table-cell>
          <table:table-cell office:value-type="string" calcext:value-type="string">
            <text:p>26170_diff</text:p>
          </table:table-cell>
          <table:table-cell office:value-type="float" office:value="27367" calcext:value-type="float">
            <text:p>27367</text:p>
          </table:table-cell>
          <table:table-cell office:value-type="string" calcext:value-type="string">
            <text:p>27367_diff</text:p>
          </table:table-cell>
          <table:table-cell office:value-type="float" office:value="31167" calcext:value-type="float">
            <text:p>31167</text:p>
          </table:table-cell>
          <table:table-cell office:value-type="string" calcext:value-type="string">
            <text:p>31167_diff</text:p>
          </table:table-cell>
          <table:table-cell office:value-type="float" office:value="34238" calcext:value-type="float">
            <text:p>34238</text:p>
          </table:table-cell>
          <table:table-cell office:value-type="string" calcext:value-type="string">
            <text:p>34238_diff</text:p>
          </table:table-cell>
          <table:table-cell office:value-type="float" office:value="37451" calcext:value-type="float">
            <text:p>37451</text:p>
          </table:table-cell>
          <table:table-cell office:value-type="string" calcext:value-type="string">
            <text:p>37451_diff</text:p>
          </table:table-cell>
          <table:table-cell office:value-type="float" office:value="40822" calcext:value-type="float">
            <text:p>40822</text:p>
          </table:table-cell>
          <table:table-cell office:value-type="string" calcext:value-type="string">
            <text:p>40822_diff</text:p>
          </table:table-cell>
          <table:table-cell office:value-type="float" office:value="42123" calcext:value-type="float">
            <text:p>42123</text:p>
          </table:table-cell>
          <table:table-cell office:value-type="string" calcext:value-type="string">
            <text:p>42123_diff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423_diff</text:p>
          </table:table-cell>
          <table:table-cell office:value-type="float" office:value="43978" calcext:value-type="float">
            <text:p>43978</text:p>
          </table:table-cell>
          <table:table-cell office:value-type="string" calcext:value-type="string">
            <text:p>43978_diff</text:p>
          </table:table-cell>
          <table:table-cell office:value-type="float" office:value="44145" calcext:value-type="float">
            <text:p>44145</text:p>
          </table:table-cell>
          <table:table-cell office:value-type="string" calcext:value-type="string">
            <text:p>44145_diff</text:p>
          </table:table-cell>
          <table:table-cell office:value-type="float" office:value="45433" calcext:value-type="float">
            <text:p>45433</text:p>
          </table:table-cell>
          <table:table-cell office:value-type="string" calcext:value-type="string">
            <text:p>45433_diff</text:p>
          </table:table-cell>
          <table:table-cell office:value-type="float" office:value="50396" calcext:value-type="float">
            <text:p>50396</text:p>
          </table:table-cell>
          <table:table-cell office:value-type="string" calcext:value-type="string">
            <text:p>50396_diff</text:p>
          </table:table-cell>
          <table:table-cell office:value-type="float" office:value="54006" calcext:value-type="float">
            <text:p>54006</text:p>
          </table:table-cell>
          <table:table-cell office:value-type="string" calcext:value-type="string">
            <text:p>54006_diff</text:p>
          </table:table-cell>
          <table:table-cell office:value-type="float" office:value="55074" calcext:value-type="float">
            <text:p>55074</text:p>
          </table:table-cell>
          <table:table-cell office:value-type="string" calcext:value-type="string">
            <text:p>55074_diff</text:p>
          </table:table-cell>
          <table:table-cell office:value-type="float" office:value="55717" calcext:value-type="float">
            <text:p>55717</text:p>
          </table:table-cell>
          <table:table-cell office:value-type="string" calcext:value-type="string">
            <text:p>55717_diff</text:p>
          </table:table-cell>
          <table:table-cell office:value-type="float" office:value="56890" calcext:value-type="float">
            <text:p>56890</text:p>
          </table:table-cell>
          <table:table-cell office:value-type="string" calcext:value-type="string">
            <text:p>56890_diff</text:p>
          </table:table-cell>
          <table:table-cell office:value-type="float" office:value="60048" calcext:value-type="float">
            <text:p>60048</text:p>
          </table:table-cell>
          <table:table-cell office:value-type="string" calcext:value-type="string">
            <text:p>60048_diff</text:p>
          </table:table-cell>
          <table:table-cell office:value-type="float" office:value="60543" calcext:value-type="float">
            <text:p>60543</text:p>
          </table:table-cell>
          <table:table-cell office:value-type="string" calcext:value-type="string">
            <text:p>60543_diff</text:p>
          </table:table-cell>
          <table:table-cell office:value-type="float" office:value="61471" calcext:value-type="float">
            <text:p>61471</text:p>
          </table:table-cell>
          <table:table-cell office:value-type="string" calcext:value-type="string">
            <text:p>61471_diff</text:p>
          </table:table-cell>
          <table:table-cell office:value-type="float" office:value="6241" calcext:value-type="float">
            <text:p>6241</text:p>
          </table:table-cell>
          <table:table-cell office:value-type="string" calcext:value-type="string">
            <text:p>6241_diff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7451_diff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9330_diff</text:p>
          </table:table-cell>
          <table:table-cell office:value-type="float" office:value="9653" calcext:value-type="float">
            <text:p>9653</text:p>
          </table:table-cell>
          <table:table-cell office:value-type="string" calcext:value-type="string">
            <text:p>9653_diff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f_diff</text:p>
          </table:table-cell>
          <table:table-cell office:value-type="string" calcext:value-type="string">
            <text:p>Max_makespan</text:p>
          </table:table-cell>
          <table:table-cell office:value-type="string" calcext:value-type="string">
            <text:p>Max_PEP</text:p>
          </table:table-cell>
        </table:table-row>
        <table:table-row table:style-name="ro1">
          <table:table-cell office:value-type="string" calcext:value-type="string">
            <text:p>10_2_1439_3_S_1-9</text:p>
          </table:table-cell>
          <table:table-cell table:style-name="ce3" office:value-type="float" office:value="33857.991" calcext:value-type="float">
            <text:p>33,857.99</text:p>
          </table:table-cell>
          <table:table-cell table:style-name="ce3" office:value-type="float" office:value="690.161" calcext:value-type="float">
            <text:p>690.16</text:p>
          </table:table-cell>
          <table:table-cell table:style-name="ce3" office:value-type="float" office:value="34255.553" calcext:value-type="float">
            <text:p>34,255.55</text:p>
          </table:table-cell>
          <table:table-cell table:style-name="ce3" office:value-type="float" office:value="292.599" calcext:value-type="float">
            <text:p>292.60</text:p>
          </table:table-cell>
          <table:table-cell table:style-name="ce3" office:value-type="float" office:value="33890.95" calcext:value-type="float">
            <text:p>33,890.95</text:p>
          </table:table-cell>
          <table:table-cell table:style-name="ce3" office:value-type="float" office:value="657.202" calcext:value-type="float">
            <text:p>657.20</text:p>
          </table:table-cell>
          <table:table-cell table:style-name="ce3" office:value-type="float" office:value="33880.374" calcext:value-type="float">
            <text:p>33,880.37</text:p>
          </table:table-cell>
          <table:table-cell table:style-name="ce3" office:value-type="float" office:value="667.778" calcext:value-type="float">
            <text:p>667.78</text:p>
          </table:table-cell>
          <table:table-cell table:style-name="ce3" office:value-type="float" office:value="32876.378" calcext:value-type="float">
            <text:p>32,876.38</text:p>
          </table:table-cell>
          <table:table-cell table:style-name="ce3" office:value-type="float" office:value="1671.774" calcext:value-type="float">
            <text:p>1,671.77</text:p>
          </table:table-cell>
          <table:table-cell table:style-name="ce3" office:value-type="float" office:value="34250.722" calcext:value-type="float">
            <text:p>34,250.72</text:p>
          </table:table-cell>
          <table:table-cell table:style-name="ce3" office:value-type="float" office:value="297.43" calcext:value-type="float">
            <text:p>297.43</text:p>
          </table:table-cell>
          <table:table-cell table:style-name="ce3" office:value-type="float" office:value="33784.588" calcext:value-type="float">
            <text:p>33,784.59</text:p>
          </table:table-cell>
          <table:table-cell table:style-name="ce3" office:value-type="float" office:value="763.564" calcext:value-type="float">
            <text:p>763.56</text:p>
          </table:table-cell>
          <table:table-cell table:style-name="ce3" office:value-type="float" office:value="33957.986" calcext:value-type="float">
            <text:p>33,957.99</text:p>
          </table:table-cell>
          <table:table-cell table:style-name="ce3" office:value-type="float" office:value="590.166" calcext:value-type="float">
            <text:p>590.17</text:p>
          </table:table-cell>
          <table:table-cell table:style-name="ce3" office:value-type="float" office:value="33900.465" calcext:value-type="float">
            <text:p>33,900.47</text:p>
          </table:table-cell>
          <table:table-cell table:style-name="ce3" office:value-type="float" office:value="647.687" calcext:value-type="float">
            <text:p>647.69</text:p>
          </table:table-cell>
          <table:table-cell table:style-name="ce3" office:value-type="float" office:value="33703.865" calcext:value-type="float">
            <text:p>33,703.87</text:p>
          </table:table-cell>
          <table:table-cell table:style-name="ce3" office:value-type="float" office:value="844.287" calcext:value-type="float">
            <text:p>844.29</text:p>
          </table:table-cell>
          <table:table-cell table:style-name="ce3" office:value-type="float" office:value="33837.328" calcext:value-type="float">
            <text:p>33,837.33</text:p>
          </table:table-cell>
          <table:table-cell table:style-name="ce3" office:value-type="float" office:value="710.824" calcext:value-type="float">
            <text:p>710.82</text:p>
          </table:table-cell>
          <table:table-cell table:style-name="ce3" office:value-type="float" office:value="33931.209" calcext:value-type="float">
            <text:p>33,931.21</text:p>
          </table:table-cell>
          <table:table-cell table:style-name="ce3" office:value-type="float" office:value="616.943" calcext:value-type="float">
            <text:p>616.94</text:p>
          </table:table-cell>
          <table:table-cell table:style-name="ce3" office:value-type="float" office:value="33876.534" calcext:value-type="float">
            <text:p>33,876.53</text:p>
          </table:table-cell>
          <table:table-cell table:style-name="ce3" office:value-type="float" office:value="671.618" calcext:value-type="float">
            <text:p>671.62</text:p>
          </table:table-cell>
          <table:table-cell table:style-name="ce3" office:value-type="float" office:value="34317.004" calcext:value-type="float">
            <text:p>34,317.00</text:p>
          </table:table-cell>
          <table:table-cell table:style-name="ce3" office:value-type="float" office:value="231.148" calcext:value-type="float">
            <text:p>231.15</text:p>
          </table:table-cell>
          <table:table-cell table:style-name="ce3" office:value-type="float" office:value="34106.898" calcext:value-type="float">
            <text:p>34,106.90</text:p>
          </table:table-cell>
          <table:table-cell table:style-name="ce3" office:value-type="float" office:value="441.254" calcext:value-type="float">
            <text:p>441.25</text:p>
          </table:table-cell>
          <table:table-cell table:style-name="ce3" office:value-type="float" office:value="33905.629" calcext:value-type="float">
            <text:p>33,905.63</text:p>
          </table:table-cell>
          <table:table-cell table:style-name="ce3" office:value-type="float" office:value="642.523" calcext:value-type="float">
            <text:p>642.52</text:p>
          </table:table-cell>
          <table:table-cell table:style-name="ce3" office:value-type="float" office:value="33791.966" calcext:value-type="float">
            <text:p>33,791.97</text:p>
          </table:table-cell>
          <table:table-cell table:style-name="ce3" office:value-type="float" office:value="756.186" calcext:value-type="float">
            <text:p>756.19</text:p>
          </table:table-cell>
          <table:table-cell table:style-name="ce3" office:value-type="float" office:value="34028.821" calcext:value-type="float">
            <text:p>34,028.82</text:p>
          </table:table-cell>
          <table:table-cell table:style-name="ce3" office:value-type="float" office:value="519.331" calcext:value-type="float">
            <text:p>519.33</text:p>
          </table:table-cell>
          <table:table-cell table:style-name="ce3" office:value-type="float" office:value="33965.066" calcext:value-type="float">
            <text:p>33,965.07</text:p>
          </table:table-cell>
          <table:table-cell table:style-name="ce3" office:value-type="float" office:value="583.086" calcext:value-type="float">
            <text:p>583.09</text:p>
          </table:table-cell>
          <table:table-cell table:style-name="ce3" office:value-type="float" office:value="34254.733" calcext:value-type="float">
            <text:p>34,254.73</text:p>
          </table:table-cell>
          <table:table-cell table:style-name="ce3" office:value-type="float" office:value="293.419" calcext:value-type="float">
            <text:p>293.42</text:p>
          </table:table-cell>
          <table:table-cell table:style-name="ce3" office:value-type="float" office:value="33851.123" calcext:value-type="float">
            <text:p>33,851.12</text:p>
          </table:table-cell>
          <table:table-cell table:style-name="ce3" office:value-type="float" office:value="697.029" calcext:value-type="float">
            <text:p>697.03</text:p>
          </table:table-cell>
          <table:table-cell table:style-name="ce3" office:value-type="float" office:value="33770.915" calcext:value-type="float">
            <text:p>33,770.92</text:p>
          </table:table-cell>
          <table:table-cell table:style-name="ce3" office:value-type="float" office:value="777.237" calcext:value-type="float">
            <text:p>777.24</text:p>
          </table:table-cell>
          <table:table-cell table:style-name="ce3" office:value-type="float" office:value="34209.024" calcext:value-type="float">
            <text:p>34,209.02</text:p>
          </table:table-cell>
          <table:table-cell table:style-name="ce3" office:value-type="float" office:value="339.128" calcext:value-type="float">
            <text:p>339.13</text:p>
          </table:table-cell>
          <table:table-cell table:style-name="ce3" office:value-type="float" office:value="33456.537" calcext:value-type="float">
            <text:p>33,456.54</text:p>
          </table:table-cell>
          <table:table-cell table:style-name="ce3" office:value-type="float" office:value="1091.615" calcext:value-type="float">
            <text:p>1,091.62</text:p>
          </table:table-cell>
          <table:table-cell table:style-name="ce3" office:value-type="float" office:value="33779.493" calcext:value-type="float">
            <text:p>33,779.49</text:p>
          </table:table-cell>
          <table:table-cell table:style-name="ce3" office:value-type="float" office:value="768.659" calcext:value-type="float">
            <text:p>768.66</text:p>
          </table:table-cell>
          <table:table-cell table:style-name="ce3" office:value-type="float" office:value="34125.358" calcext:value-type="float">
            <text:p>34,125.36</text:p>
          </table:table-cell>
          <table:table-cell table:style-name="ce3" office:value-type="float" office:value="422.794" calcext:value-type="float">
            <text:p>422.79</text:p>
          </table:table-cell>
          <table:table-cell table:style-name="ce3" office:value-type="float" office:value="34238.802" calcext:value-type="float">
            <text:p>34,238.80</text:p>
          </table:table-cell>
          <table:table-cell table:style-name="ce3" office:value-type="float" office:value="309.35" calcext:value-type="float">
            <text:p>309.35</text:p>
          </table:table-cell>
          <table:table-cell table:style-name="ce3" office:value-type="float" office:value="33732.18" calcext:value-type="float">
            <text:p>33,732.18</text:p>
          </table:table-cell>
          <table:table-cell table:style-name="ce3" office:value-type="float" office:value="815.972" calcext:value-type="float">
            <text:p>815.97</text:p>
          </table:table-cell>
          <table:table-cell table:style-name="ce3" office:value-type="float" office:value="33889.852" calcext:value-type="float">
            <text:p>33,889.85</text:p>
          </table:table-cell>
          <table:table-cell table:style-name="ce3" office:value-type="float" office:value="658.3" calcext:value-type="float">
            <text:p>658.30</text:p>
          </table:table-cell>
          <table:table-cell table:style-name="ce3" office:value-type="float" office:value="34210.747" calcext:value-type="float">
            <text:p>34,210.75</text:p>
          </table:table-cell>
          <table:table-cell table:style-name="ce3" office:value-type="float" office:value="337.405" calcext:value-type="float">
            <text:p>337.41</text:p>
          </table:table-cell>
          <table:table-cell table:style-name="ce3" office:value-type="float" office:value="34548.152" calcext:value-type="float">
            <text:p>34,548.15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415" calcext:value-type="float">
            <text:p>415</text:p>
          </table:table-cell>
          <table:table-cell office:value-type="float" office:value="349.344" calcext:value-type="float">
            <text:p>349.34</text:p>
          </table:table-cell>
        </table:table-row>
        <table:table-row table:style-name="ro1">
          <table:table-cell office:value-type="string" calcext:value-type="string">
            <text:p>6_2_1439_3_S_1-9</text:p>
          </table:table-cell>
          <table:table-cell table:style-name="ce3" office:value-type="float" office:value="10867.231" calcext:value-type="float">
            <text:p>10,867.23</text:p>
          </table:table-cell>
          <table:table-cell table:style-name="ce3" office:value-type="float" office:value="8.701" calcext:value-type="float">
            <text:p>8.70</text:p>
          </table:table-cell>
          <table:table-cell table:style-name="ce3" office:value-type="float" office:value="10847.641" calcext:value-type="float">
            <text:p>10,847.64</text:p>
          </table:table-cell>
          <table:table-cell table:style-name="ce3" office:value-type="float" office:value="28.291" calcext:value-type="float">
            <text:p>28.29</text:p>
          </table:table-cell>
          <table:table-cell table:style-name="ce3" office:value-type="float" office:value="10785.194" calcext:value-type="float">
            <text:p>10,785.19</text:p>
          </table:table-cell>
          <table:table-cell table:style-name="ce3" office:value-type="float" office:value="90.738" calcext:value-type="float">
            <text:p>90.74</text:p>
          </table:table-cell>
          <table:table-cell table:style-name="ce3" office:value-type="float" office:value="10862.712" calcext:value-type="float">
            <text:p>10,862.71</text:p>
          </table:table-cell>
          <table:table-cell table:style-name="ce3" office:value-type="float" office:value="13.22" calcext:value-type="float">
            <text:p>13.22</text:p>
          </table:table-cell>
          <table:table-cell table:style-name="ce3" office:value-type="float" office:value="10852.478" calcext:value-type="float">
            <text:p>10,852.48</text:p>
          </table:table-cell>
          <table:table-cell table:style-name="ce3" office:value-type="float" office:value="23.454" calcext:value-type="float">
            <text:p>23.45</text:p>
          </table:table-cell>
          <table:table-cell table:style-name="ce3" office:value-type="float" office:value="10399.165" calcext:value-type="float">
            <text:p>10,399.17</text:p>
          </table:table-cell>
          <table:table-cell table:style-name="ce3" office:value-type="float" office:value="476.767" calcext:value-type="float">
            <text:p>476.77</text:p>
          </table:table-cell>
          <table:table-cell table:style-name="ce3" office:value-type="float" office:value="10858.915" calcext:value-type="float">
            <text:p>10,858.92</text:p>
          </table:table-cell>
          <table:table-cell table:style-name="ce3" office:value-type="float" office:value="17.017" calcext:value-type="float">
            <text:p>17.02</text:p>
          </table:table-cell>
          <table:table-cell table:style-name="ce3" office:value-type="float" office:value="10735.857" calcext:value-type="float">
            <text:p>10,735.86</text:p>
          </table:table-cell>
          <table:table-cell table:style-name="ce3" office:value-type="float" office:value="140.075" calcext:value-type="float">
            <text:p>140.08</text:p>
          </table:table-cell>
          <table:table-cell table:style-name="ce3" office:value-type="float" office:value="10770.056" calcext:value-type="float">
            <text:p>10,770.06</text:p>
          </table:table-cell>
          <table:table-cell table:style-name="ce3" office:value-type="float" office:value="105.876" calcext:value-type="float">
            <text:p>105.88</text:p>
          </table:table-cell>
          <table:table-cell table:style-name="ce3" office:value-type="float" office:value="10786.087" calcext:value-type="float">
            <text:p>10,786.09</text:p>
          </table:table-cell>
          <table:table-cell table:style-name="ce3" office:value-type="float" office:value="89.845" calcext:value-type="float">
            <text:p>89.85</text:p>
          </table:table-cell>
          <table:table-cell table:style-name="ce3" office:value-type="float" office:value="10802.579" calcext:value-type="float">
            <text:p>10,802.58</text:p>
          </table:table-cell>
          <table:table-cell table:style-name="ce3" office:value-type="float" office:value="73.353" calcext:value-type="float">
            <text:p>73.35</text:p>
          </table:table-cell>
          <table:table-cell table:style-name="ce3" office:value-type="float" office:value="10743.871" calcext:value-type="float">
            <text:p>10,743.87</text:p>
          </table:table-cell>
          <table:table-cell table:style-name="ce3" office:value-type="float" office:value="132.061" calcext:value-type="float">
            <text:p>132.06</text:p>
          </table:table-cell>
          <table:table-cell table:style-name="ce3" office:value-type="float" office:value="10825.239" calcext:value-type="float">
            <text:p>10,825.24</text:p>
          </table:table-cell>
          <table:table-cell table:style-name="ce3" office:value-type="float" office:value="50.693" calcext:value-type="float">
            <text:p>50.69</text:p>
          </table:table-cell>
          <table:table-cell table:style-name="ce3" office:value-type="float" office:value="10864.889" calcext:value-type="float">
            <text:p>10,864.89</text:p>
          </table:table-cell>
          <table:table-cell table:style-name="ce3" office:value-type="float" office:value="11.043" calcext:value-type="float">
            <text:p>11.04</text:p>
          </table:table-cell>
          <table:table-cell table:style-name="ce3" office:value-type="float" office:value="10841.951" calcext:value-type="float">
            <text:p>10,841.95</text:p>
          </table:table-cell>
          <table:table-cell table:style-name="ce3" office:value-type="float" office:value="33.981" calcext:value-type="float">
            <text:p>33.98</text:p>
          </table:table-cell>
          <table:table-cell table:style-name="ce3" office:value-type="float" office:value="10701.788" calcext:value-type="float">
            <text:p>10,701.79</text:p>
          </table:table-cell>
          <table:table-cell table:style-name="ce3" office:value-type="float" office:value="174.144" calcext:value-type="float">
            <text:p>174.14</text:p>
          </table:table-cell>
          <table:table-cell table:style-name="ce3" office:value-type="float" office:value="10833.295" calcext:value-type="float">
            <text:p>10,833.30</text:p>
          </table:table-cell>
          <table:table-cell table:style-name="ce3" office:value-type="float" office:value="42.637" calcext:value-type="float">
            <text:p>42.64</text:p>
          </table:table-cell>
          <table:table-cell table:style-name="ce3" office:value-type="float" office:value="10847.893" calcext:value-type="float">
            <text:p>10,847.89</text:p>
          </table:table-cell>
          <table:table-cell table:style-name="ce3" office:value-type="float" office:value="28.039" calcext:value-type="float">
            <text:p>28.04</text:p>
          </table:table-cell>
          <table:table-cell table:style-name="ce3" office:value-type="float" office:value="10849.635" calcext:value-type="float">
            <text:p>10,849.64</text:p>
          </table:table-cell>
          <table:table-cell table:style-name="ce3" office:value-type="float" office:value="26.297" calcext:value-type="float">
            <text:p>26.30</text:p>
          </table:table-cell>
          <table:table-cell table:style-name="ce3" office:value-type="float" office:value="10845.997" calcext:value-type="float">
            <text:p>10,846.00</text:p>
          </table:table-cell>
          <table:table-cell table:style-name="ce3" office:value-type="float" office:value="29.935" calcext:value-type="float">
            <text:p>29.94</text:p>
          </table:table-cell>
          <table:table-cell table:style-name="ce3" office:value-type="float" office:value="10848.168" calcext:value-type="float">
            <text:p>10,848.17</text:p>
          </table:table-cell>
          <table:table-cell table:style-name="ce3" office:value-type="float" office:value="27.764" calcext:value-type="float">
            <text:p>27.76</text:p>
          </table:table-cell>
          <table:table-cell table:style-name="ce3" office:value-type="float" office:value="10850.735" calcext:value-type="float">
            <text:p>10,850.74</text:p>
          </table:table-cell>
          <table:table-cell table:style-name="ce3" office:value-type="float" office:value="25.197" calcext:value-type="float">
            <text:p>25.20</text:p>
          </table:table-cell>
          <table:table-cell table:style-name="ce3" office:value-type="float" office:value="10794.22" calcext:value-type="float">
            <text:p>10,794.22</text:p>
          </table:table-cell>
          <table:table-cell table:style-name="ce3" office:value-type="float" office:value="81.712" calcext:value-type="float">
            <text:p>81.71</text:p>
          </table:table-cell>
          <table:table-cell table:style-name="ce3" office:value-type="float" office:value="10742.484" calcext:value-type="float">
            <text:p>10,742.48</text:p>
          </table:table-cell>
          <table:table-cell table:style-name="ce3" office:value-type="float" office:value="133.448" calcext:value-type="float">
            <text:p>133.45</text:p>
          </table:table-cell>
          <table:table-cell table:style-name="ce3" office:value-type="float" office:value="10850.887" calcext:value-type="float">
            <text:p>10,850.89</text:p>
          </table:table-cell>
          <table:table-cell table:style-name="ce3" office:value-type="float" office:value="25.045" calcext:value-type="float">
            <text:p>25.05</text:p>
          </table:table-cell>
          <table:table-cell table:style-name="ce3" office:value-type="float" office:value="10784.693" calcext:value-type="float">
            <text:p>10,784.69</text:p>
          </table:table-cell>
          <table:table-cell table:style-name="ce3" office:value-type="float" office:value="91.239" calcext:value-type="float">
            <text:p>91.24</text:p>
          </table:table-cell>
          <table:table-cell table:style-name="ce3" office:value-type="float" office:value="10850.692" calcext:value-type="float">
            <text:p>10,850.69</text:p>
          </table:table-cell>
          <table:table-cell table:style-name="ce3" office:value-type="float" office:value="25.24" calcext:value-type="float">
            <text:p>25.24</text:p>
          </table:table-cell>
          <table:table-cell table:style-name="ce3" office:value-type="float" office:value="10808.453" calcext:value-type="float">
            <text:p>10,808.45</text:p>
          </table:table-cell>
          <table:table-cell table:style-name="ce3" office:value-type="float" office:value="67.479" calcext:value-type="float">
            <text:p>67.48</text:p>
          </table:table-cell>
          <table:table-cell table:style-name="ce3" office:value-type="float" office:value="10645.271" calcext:value-type="float">
            <text:p>10,645.27</text:p>
          </table:table-cell>
          <table:table-cell table:style-name="ce3" office:value-type="float" office:value="230.661" calcext:value-type="float">
            <text:p>230.66</text:p>
          </table:table-cell>
          <table:table-cell table:style-name="ce3" office:value-type="float" office:value="10771.023" calcext:value-type="float">
            <text:p>10,771.02</text:p>
          </table:table-cell>
          <table:table-cell table:style-name="ce3" office:value-type="float" office:value="104.909" calcext:value-type="float">
            <text:p>104.91</text:p>
          </table:table-cell>
          <table:table-cell table:style-name="ce3" office:value-type="float" office:value="10875.932" calcext:value-type="float">
            <text:p>10,875.93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220" calcext:value-type="float">
            <text:p>220</text:p>
          </table:table-cell>
          <table:table-cell office:value-type="float" office:value="245.093" calcext:value-type="float">
            <text:p>245.09</text:p>
          </table:table-cell>
        </table:table-row>
        <table:table-row table:style-name="ro1">
          <table:table-cell office:value-type="string" calcext:value-type="string">
            <text:p>7_2_1439_3_S_1-9</text:p>
          </table:table-cell>
          <table:table-cell table:style-name="ce3" office:value-type="float" office:value="19713.079" calcext:value-type="float">
            <text:p>19,713.08</text:p>
          </table:table-cell>
          <table:table-cell table:style-name="ce3" office:value-type="float" office:value="80.275" calcext:value-type="float">
            <text:p>80.28</text:p>
          </table:table-cell>
          <table:table-cell table:style-name="ce3" office:value-type="float" office:value="19745.344" calcext:value-type="float">
            <text:p>19,745.34</text:p>
          </table:table-cell>
          <table:table-cell table:style-name="ce3" office:value-type="float" office:value="48.01" calcext:value-type="float">
            <text:p>48.01</text:p>
          </table:table-cell>
          <table:table-cell table:style-name="ce3" office:value-type="float" office:value="19679.712" calcext:value-type="float">
            <text:p>19,679.71</text:p>
          </table:table-cell>
          <table:table-cell table:style-name="ce3" office:value-type="float" office:value="113.642" calcext:value-type="float">
            <text:p>113.64</text:p>
          </table:table-cell>
          <table:table-cell table:style-name="ce3" office:value-type="float" office:value="19791.854" calcext:value-type="float">
            <text:p>19,791.85</text:p>
          </table:table-cell>
          <table:table-cell table:style-name="ce3" office:value-type="float" office:value="1.5" calcext:value-type="float">
            <text:p>1.50</text:p>
          </table:table-cell>
          <table:table-cell table:style-name="ce3" office:value-type="float" office:value="19410.91" calcext:value-type="float">
            <text:p>19,410.91</text:p>
          </table:table-cell>
          <table:table-cell table:style-name="ce3" office:value-type="float" office:value="382.444" calcext:value-type="float">
            <text:p>382.44</text:p>
          </table:table-cell>
          <table:table-cell table:style-name="ce3" office:value-type="float" office:value="19573.955" calcext:value-type="float">
            <text:p>19,573.96</text:p>
          </table:table-cell>
          <table:table-cell table:style-name="ce3" office:value-type="float" office:value="219.399" calcext:value-type="float">
            <text:p>219.40</text:p>
          </table:table-cell>
          <table:table-cell table:style-name="ce3" office:value-type="float" office:value="19789.852" calcext:value-type="float">
            <text:p>19,789.85</text:p>
          </table:table-cell>
          <table:table-cell table:style-name="ce3" office:value-type="float" office:value="3.502" calcext:value-type="float">
            <text:p>3.50</text:p>
          </table:table-cell>
          <table:table-cell table:style-name="ce3" office:value-type="float" office:value="19773.961" calcext:value-type="float">
            <text:p>19,773.96</text:p>
          </table:table-cell>
          <table:table-cell table:style-name="ce3" office:value-type="float" office:value="19.393" calcext:value-type="float">
            <text:p>19.39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544.783" calcext:value-type="float">
            <text:p>19,544.78</text:p>
          </table:table-cell>
          <table:table-cell table:style-name="ce3" office:value-type="float" office:value="248.571" calcext:value-type="float">
            <text:p>248.57</text:p>
          </table:table-cell>
          <table:table-cell table:style-name="ce3" office:value-type="float" office:value="19302.034" calcext:value-type="float">
            <text:p>19,302.03</text:p>
          </table:table-cell>
          <table:table-cell table:style-name="ce3" office:value-type="float" office:value="491.32" calcext:value-type="float">
            <text:p>491.32</text:p>
          </table:table-cell>
          <table:table-cell table:style-name="ce3" office:value-type="float" office:value="19744.343" calcext:value-type="float">
            <text:p>19,744.34</text:p>
          </table:table-cell>
          <table:table-cell table:style-name="ce3" office:value-type="float" office:value="49.011" calcext:value-type="float">
            <text:p>49.01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395.498" calcext:value-type="float">
            <text:p>19,395.50</text:p>
          </table:table-cell>
          <table:table-cell table:style-name="ce3" office:value-type="float" office:value="397.856" calcext:value-type="float">
            <text:p>397.86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780.918" calcext:value-type="float">
            <text:p>19,780.92</text:p>
          </table:table-cell>
          <table:table-cell table:style-name="ce3" office:value-type="float" office:value="12.436" calcext:value-type="float">
            <text:p>12.44</text:p>
          </table:table-cell>
          <table:table-cell table:style-name="ce3" office:value-type="float" office:value="19790.086" calcext:value-type="float">
            <text:p>19,790.09</text:p>
          </table:table-cell>
          <table:table-cell table:style-name="ce3" office:value-type="float" office:value="3.268" calcext:value-type="float">
            <text:p>3.27</text:p>
          </table:table-cell>
          <table:table-cell table:style-name="ce3" office:value-type="float" office:value="19647.918" calcext:value-type="float">
            <text:p>19,647.92</text:p>
          </table:table-cell>
          <table:table-cell table:style-name="ce3" office:value-type="float" office:value="145.436" calcext:value-type="float">
            <text:p>145.44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633.663" calcext:value-type="float">
            <text:p>19,633.66</text:p>
          </table:table-cell>
          <table:table-cell table:style-name="ce3" office:value-type="float" office:value="159.691" calcext:value-type="float">
            <text:p>159.69</text:p>
          </table:table-cell>
          <table:table-cell table:style-name="ce3" office:value-type="float" office:value="19660.354" calcext:value-type="float">
            <text:p>19,660.35</text:p>
          </table:table-cell>
          <table:table-cell table:style-name="ce3" office:value-type="float" office:value="133" calcext:value-type="float">
            <text:p>133.00</text:p>
          </table:table-cell>
          <table:table-cell table:style-name="ce3" office:value-type="float" office:value="19792.854" calcext:value-type="float">
            <text:p>19,792.85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19718.243" calcext:value-type="float">
            <text:p>19,718.24</text:p>
          </table:table-cell>
          <table:table-cell table:style-name="ce3" office:value-type="float" office:value="75.111" calcext:value-type="float">
            <text:p>75.11</text:p>
          </table:table-cell>
          <table:table-cell table:style-name="ce3" office:value-type="float" office:value="19791.393" calcext:value-type="float">
            <text:p>19,791.39</text:p>
          </table:table-cell>
          <table:table-cell table:style-name="ce3" office:value-type="float" office:value="1.961" calcext:value-type="float">
            <text:p>1.96</text:p>
          </table:table-cell>
          <table:table-cell table:style-name="ce3" office:value-type="float" office:value="19791.393" calcext:value-type="float">
            <text:p>19,791.39</text:p>
          </table:table-cell>
          <table:table-cell table:style-name="ce3" office:value-type="float" office:value="1.961" calcext:value-type="float">
            <text:p>1.96</text:p>
          </table:table-cell>
          <table:table-cell table:style-name="ce3" office:value-type="float" office:value="19792.854" calcext:value-type="float">
            <text:p>19,792.85</text:p>
          </table:table-cell>
          <table:table-cell table:style-name="ce3" office:value-type="float" office:value="0.5" calcext:value-type="float">
            <text:p>0.50</text:p>
          </table:table-cell>
          <table:table-cell table:style-name="ce3" office:value-type="float" office:value="19639.76" calcext:value-type="float">
            <text:p>19,639.76</text:p>
          </table:table-cell>
          <table:table-cell table:style-name="ce3" office:value-type="float" office:value="153.594" calcext:value-type="float">
            <text:p>153.59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table:style-name="ce3" office:value-type="float" office:value="19793.354" calcext:value-type="float">
            <text:p>19,793.35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329" calcext:value-type="float">
            <text:p>329</text:p>
          </table:table-cell>
          <table:table-cell office:value-type="float" office:value="263.163" calcext:value-type="float">
            <text:p>263.16</text:p>
          </table:table-cell>
        </table:table-row>
        <table:table-row table:style-name="ro1">
          <table:table-cell office:value-type="string" calcext:value-type="string">
            <text:p>8_2_1439_3_S_1-9</text:p>
          </table:table-cell>
          <table:table-cell table:style-name="ce3" office:value-type="float" office:value="10833.826" calcext:value-type="float">
            <text:p>10,833.83</text:p>
          </table:table-cell>
          <table:table-cell table:style-name="ce3" office:value-type="float" office:value="1014.707" calcext:value-type="float">
            <text:p>1,014.71</text:p>
          </table:table-cell>
          <table:table-cell table:style-name="ce3" office:value-type="float" office:value="11428.806" calcext:value-type="float">
            <text:p>11,428.81</text:p>
          </table:table-cell>
          <table:table-cell table:style-name="ce3" office:value-type="float" office:value="419.727" calcext:value-type="float">
            <text:p>419.73</text:p>
          </table:table-cell>
          <table:table-cell table:style-name="ce3" office:value-type="float" office:value="11149.205" calcext:value-type="float">
            <text:p>11,149.21</text:p>
          </table:table-cell>
          <table:table-cell table:style-name="ce3" office:value-type="float" office:value="699.328" calcext:value-type="float">
            <text:p>699.33</text:p>
          </table:table-cell>
          <table:table-cell table:style-name="ce3" office:value-type="float" office:value="11544.919" calcext:value-type="float">
            <text:p>11,544.92</text:p>
          </table:table-cell>
          <table:table-cell table:style-name="ce3" office:value-type="float" office:value="303.614" calcext:value-type="float">
            <text:p>303.61</text:p>
          </table:table-cell>
          <table:table-cell table:style-name="ce3" office:value-type="float" office:value="11538.909" calcext:value-type="float">
            <text:p>11,538.91</text:p>
          </table:table-cell>
          <table:table-cell table:style-name="ce3" office:value-type="float" office:value="309.624" calcext:value-type="float">
            <text:p>309.62</text:p>
          </table:table-cell>
          <table:table-cell table:style-name="ce3" office:value-type="float" office:value="11625.642" calcext:value-type="float">
            <text:p>11,625.64</text:p>
          </table:table-cell>
          <table:table-cell table:style-name="ce3" office:value-type="float" office:value="222.891" calcext:value-type="float">
            <text:p>222.89</text:p>
          </table:table-cell>
          <table:table-cell table:style-name="ce3" office:value-type="float" office:value="11511.196" calcext:value-type="float">
            <text:p>11,511.20</text:p>
          </table:table-cell>
          <table:table-cell table:style-name="ce3" office:value-type="float" office:value="337.337" calcext:value-type="float">
            <text:p>337.34</text:p>
          </table:table-cell>
          <table:table-cell table:style-name="ce3" office:value-type="float" office:value="11765.749" calcext:value-type="float">
            <text:p>11,765.75</text:p>
          </table:table-cell>
          <table:table-cell table:style-name="ce3" office:value-type="float" office:value="82.784" calcext:value-type="float">
            <text:p>82.78</text:p>
          </table:table-cell>
          <table:table-cell table:style-name="ce3" office:value-type="float" office:value="11378.838" calcext:value-type="float">
            <text:p>11,378.84</text:p>
          </table:table-cell>
          <table:table-cell table:style-name="ce3" office:value-type="float" office:value="469.695" calcext:value-type="float">
            <text:p>469.70</text:p>
          </table:table-cell>
          <table:table-cell table:style-name="ce3" office:value-type="float" office:value="11737.997" calcext:value-type="float">
            <text:p>11,738.00</text:p>
          </table:table-cell>
          <table:table-cell table:style-name="ce3" office:value-type="float" office:value="110.536" calcext:value-type="float">
            <text:p>110.54</text:p>
          </table:table-cell>
          <table:table-cell table:style-name="ce3" office:value-type="float" office:value="11798.914" calcext:value-type="float">
            <text:p>11,798.91</text:p>
          </table:table-cell>
          <table:table-cell table:style-name="ce3" office:value-type="float" office:value="49.619" calcext:value-type="float">
            <text:p>49.62</text:p>
          </table:table-cell>
          <table:table-cell table:style-name="ce3" office:value-type="float" office:value="11017.936" calcext:value-type="float">
            <text:p>11,017.94</text:p>
          </table:table-cell>
          <table:table-cell table:style-name="ce3" office:value-type="float" office:value="830.597" calcext:value-type="float">
            <text:p>830.60</text:p>
          </table:table-cell>
          <table:table-cell table:style-name="ce3" office:value-type="float" office:value="11388.909" calcext:value-type="float">
            <text:p>11,388.91</text:p>
          </table:table-cell>
          <table:table-cell table:style-name="ce3" office:value-type="float" office:value="459.624" calcext:value-type="float">
            <text:p>459.62</text:p>
          </table:table-cell>
          <table:table-cell table:style-name="ce3" office:value-type="float" office:value="10690.756" calcext:value-type="float">
            <text:p>10,690.76</text:p>
          </table:table-cell>
          <table:table-cell table:style-name="ce3" office:value-type="float" office:value="1157.777" calcext:value-type="float">
            <text:p>1,157.78</text:p>
          </table:table-cell>
          <table:table-cell table:style-name="ce3" office:value-type="float" office:value="11333.151" calcext:value-type="float">
            <text:p>11,333.15</text:p>
          </table:table-cell>
          <table:table-cell table:style-name="ce3" office:value-type="float" office:value="515.382" calcext:value-type="float">
            <text:p>515.38</text:p>
          </table:table-cell>
          <table:table-cell table:style-name="ce3" office:value-type="float" office:value="11269.751" calcext:value-type="float">
            <text:p>11,269.75</text:p>
          </table:table-cell>
          <table:table-cell table:style-name="ce3" office:value-type="float" office:value="578.782" calcext:value-type="float">
            <text:p>578.78</text:p>
          </table:table-cell>
          <table:table-cell table:style-name="ce3" office:value-type="float" office:value="11721.762" calcext:value-type="float">
            <text:p>11,721.76</text:p>
          </table:table-cell>
          <table:table-cell table:style-name="ce3" office:value-type="float" office:value="126.771" calcext:value-type="float">
            <text:p>126.77</text:p>
          </table:table-cell>
          <table:table-cell table:style-name="ce3" office:value-type="float" office:value="11393.372" calcext:value-type="float">
            <text:p>11,393.37</text:p>
          </table:table-cell>
          <table:table-cell table:style-name="ce3" office:value-type="float" office:value="455.161" calcext:value-type="float">
            <text:p>455.16</text:p>
          </table:table-cell>
          <table:table-cell table:style-name="ce3" office:value-type="float" office:value="11702.847" calcext:value-type="float">
            <text:p>11,702.85</text:p>
          </table:table-cell>
          <table:table-cell table:style-name="ce3" office:value-type="float" office:value="145.686" calcext:value-type="float">
            <text:p>145.69</text:p>
          </table:table-cell>
          <table:table-cell table:style-name="ce3" office:value-type="float" office:value="11534.276" calcext:value-type="float">
            <text:p>11,534.28</text:p>
          </table:table-cell>
          <table:table-cell table:style-name="ce3" office:value-type="float" office:value="314.257" calcext:value-type="float">
            <text:p>314.26</text:p>
          </table:table-cell>
          <table:table-cell table:style-name="ce3" office:value-type="float" office:value="11660.187" calcext:value-type="float">
            <text:p>11,660.19</text:p>
          </table:table-cell>
          <table:table-cell table:style-name="ce3" office:value-type="float" office:value="188.346" calcext:value-type="float">
            <text:p>188.35</text:p>
          </table:table-cell>
          <table:table-cell table:style-name="ce3" office:value-type="float" office:value="11219.112" calcext:value-type="float">
            <text:p>11,219.11</text:p>
          </table:table-cell>
          <table:table-cell table:style-name="ce3" office:value-type="float" office:value="629.421" calcext:value-type="float">
            <text:p>629.42</text:p>
          </table:table-cell>
          <table:table-cell table:style-name="ce3" office:value-type="float" office:value="11589.879" calcext:value-type="float">
            <text:p>11,589.88</text:p>
          </table:table-cell>
          <table:table-cell table:style-name="ce3" office:value-type="float" office:value="258.654" calcext:value-type="float">
            <text:p>258.65</text:p>
          </table:table-cell>
          <table:table-cell table:style-name="ce3" office:value-type="float" office:value="11409.594" calcext:value-type="float">
            <text:p>11,409.59</text:p>
          </table:table-cell>
          <table:table-cell table:style-name="ce3" office:value-type="float" office:value="438.939" calcext:value-type="float">
            <text:p>438.94</text:p>
          </table:table-cell>
          <table:table-cell table:style-name="ce3" office:value-type="float" office:value="11526.512" calcext:value-type="float">
            <text:p>11,526.51</text:p>
          </table:table-cell>
          <table:table-cell table:style-name="ce3" office:value-type="float" office:value="322.021" calcext:value-type="float">
            <text:p>322.02</text:p>
          </table:table-cell>
          <table:table-cell table:style-name="ce3" office:value-type="float" office:value="11689.785" calcext:value-type="float">
            <text:p>11,689.79</text:p>
          </table:table-cell>
          <table:table-cell table:style-name="ce3" office:value-type="float" office:value="158.748" calcext:value-type="float">
            <text:p>158.75</text:p>
          </table:table-cell>
          <table:table-cell table:style-name="ce3" office:value-type="float" office:value="11146.998" calcext:value-type="float">
            <text:p>11,147.00</text:p>
          </table:table-cell>
          <table:table-cell table:style-name="ce3" office:value-type="float" office:value="701.535" calcext:value-type="float">
            <text:p>701.54</text:p>
          </table:table-cell>
          <table:table-cell table:style-name="ce3" office:value-type="float" office:value="11721.185" calcext:value-type="float">
            <text:p>11,721.19</text:p>
          </table:table-cell>
          <table:table-cell table:style-name="ce3" office:value-type="float" office:value="127.348" calcext:value-type="float">
            <text:p>127.35</text:p>
          </table:table-cell>
          <table:table-cell table:style-name="ce3" office:value-type="float" office:value="11326.73" calcext:value-type="float">
            <text:p>11,326.73</text:p>
          </table:table-cell>
          <table:table-cell table:style-name="ce3" office:value-type="float" office:value="521.803" calcext:value-type="float">
            <text:p>521.80</text:p>
          </table:table-cell>
          <table:table-cell table:style-name="ce3" office:value-type="float" office:value="11613.237" calcext:value-type="float">
            <text:p>11,613.24</text:p>
          </table:table-cell>
          <table:table-cell table:style-name="ce3" office:value-type="float" office:value="235.296" calcext:value-type="float">
            <text:p>235.30</text:p>
          </table:table-cell>
          <table:table-cell table:style-name="ce3" office:value-type="float" office:value="11848.533" calcext:value-type="float">
            <text:p>11,848.53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215" calcext:value-type="float">
            <text:p>215</text:p>
          </table:table-cell>
          <table:table-cell office:value-type="float" office:value="372.131" calcext:value-type="float">
            <text:p>372.13</text:p>
          </table:table-cell>
        </table:table-row>
        <table:table-row table:style-name="ro1">
          <table:table-cell office:value-type="string" calcext:value-type="string">
            <text:p>9_2_1439_3_S_1-9</text:p>
          </table:table-cell>
          <table:table-cell table:style-name="ce3" office:value-type="float" office:value="22122.442" calcext:value-type="float">
            <text:p>22,122.44</text:p>
          </table:table-cell>
          <table:table-cell table:style-name="ce3" office:value-type="float" office:value="1384.296" calcext:value-type="float">
            <text:p>1,384.30</text:p>
          </table:table-cell>
          <table:table-cell table:style-name="ce3" office:value-type="float" office:value="22164.818" calcext:value-type="float">
            <text:p>22,164.82</text:p>
          </table:table-cell>
          <table:table-cell table:style-name="ce3" office:value-type="float" office:value="1341.92" calcext:value-type="float">
            <text:p>1,341.92</text:p>
          </table:table-cell>
          <table:table-cell table:style-name="ce3" office:value-type="float" office:value="23297.613" calcext:value-type="float">
            <text:p>23,297.61</text:p>
          </table:table-cell>
          <table:table-cell table:style-name="ce3" office:value-type="float" office:value="209.125" calcext:value-type="float">
            <text:p>209.13</text:p>
          </table:table-cell>
          <table:table-cell table:style-name="ce3" office:value-type="float" office:value="23446.553" calcext:value-type="float">
            <text:p>23,446.55</text:p>
          </table:table-cell>
          <table:table-cell table:style-name="ce3" office:value-type="float" office:value="60.185" calcext:value-type="float">
            <text:p>60.19</text:p>
          </table:table-cell>
          <table:table-cell table:style-name="ce3" office:value-type="float" office:value="23402.197" calcext:value-type="float">
            <text:p>23,402.20</text:p>
          </table:table-cell>
          <table:table-cell table:style-name="ce3" office:value-type="float" office:value="104.541" calcext:value-type="float">
            <text:p>104.54</text:p>
          </table:table-cell>
          <table:table-cell table:style-name="ce3" office:value-type="float" office:value="23330.721" calcext:value-type="float">
            <text:p>23,330.72</text:p>
          </table:table-cell>
          <table:table-cell table:style-name="ce3" office:value-type="float" office:value="176.017" calcext:value-type="float">
            <text:p>176.02</text:p>
          </table:table-cell>
          <table:table-cell table:style-name="ce3" office:value-type="float" office:value="23230.127" calcext:value-type="float">
            <text:p>23,230.13</text:p>
          </table:table-cell>
          <table:table-cell table:style-name="ce3" office:value-type="float" office:value="276.611" calcext:value-type="float">
            <text:p>276.61</text:p>
          </table:table-cell>
          <table:table-cell table:style-name="ce3" office:value-type="float" office:value="23011.026" calcext:value-type="float">
            <text:p>23,011.03</text:p>
          </table:table-cell>
          <table:table-cell table:style-name="ce3" office:value-type="float" office:value="495.712" calcext:value-type="float">
            <text:p>495.71</text:p>
          </table:table-cell>
          <table:table-cell table:style-name="ce3" office:value-type="float" office:value="23408.437" calcext:value-type="float">
            <text:p>23,408.44</text:p>
          </table:table-cell>
          <table:table-cell table:style-name="ce3" office:value-type="float" office:value="98.301" calcext:value-type="float">
            <text:p>98.30</text:p>
          </table:table-cell>
          <table:table-cell table:style-name="ce3" office:value-type="float" office:value="23332.834" calcext:value-type="float">
            <text:p>23,332.83</text:p>
          </table:table-cell>
          <table:table-cell table:style-name="ce3" office:value-type="float" office:value="173.904" calcext:value-type="float">
            <text:p>173.90</text:p>
          </table:table-cell>
          <table:table-cell table:style-name="ce3" office:value-type="float" office:value="23152.584" calcext:value-type="float">
            <text:p>23,152.58</text:p>
          </table:table-cell>
          <table:table-cell table:style-name="ce3" office:value-type="float" office:value="354.154" calcext:value-type="float">
            <text:p>354.15</text:p>
          </table:table-cell>
          <table:table-cell table:style-name="ce3" office:value-type="float" office:value="21245.884" calcext:value-type="float">
            <text:p>21,245.88</text:p>
          </table:table-cell>
          <table:table-cell table:style-name="ce3" office:value-type="float" office:value="2260.854" calcext:value-type="float">
            <text:p>2,260.85</text:p>
          </table:table-cell>
          <table:table-cell table:style-name="ce3" office:value-type="float" office:value="22898.695" calcext:value-type="float">
            <text:p>22,898.70</text:p>
          </table:table-cell>
          <table:table-cell table:style-name="ce3" office:value-type="float" office:value="608.043" calcext:value-type="float">
            <text:p>608.04</text:p>
          </table:table-cell>
          <table:table-cell table:style-name="ce3" office:value-type="float" office:value="22822.562" calcext:value-type="float">
            <text:p>22,822.56</text:p>
          </table:table-cell>
          <table:table-cell table:style-name="ce3" office:value-type="float" office:value="684.176" calcext:value-type="float">
            <text:p>684.18</text:p>
          </table:table-cell>
          <table:table-cell table:style-name="ce3" office:value-type="float" office:value="23410.137" calcext:value-type="float">
            <text:p>23,410.14</text:p>
          </table:table-cell>
          <table:table-cell table:style-name="ce3" office:value-type="float" office:value="96.601" calcext:value-type="float">
            <text:p>96.60</text:p>
          </table:table-cell>
          <table:table-cell table:style-name="ce3" office:value-type="float" office:value="23003.09" calcext:value-type="float">
            <text:p>23,003.09</text:p>
          </table:table-cell>
          <table:table-cell table:style-name="ce3" office:value-type="float" office:value="503.648" calcext:value-type="float">
            <text:p>503.65</text:p>
          </table:table-cell>
          <table:table-cell table:style-name="ce3" office:value-type="float" office:value="22912.693" calcext:value-type="float">
            <text:p>22,912.69</text:p>
          </table:table-cell>
          <table:table-cell table:style-name="ce3" office:value-type="float" office:value="594.045" calcext:value-type="float">
            <text:p>594.05</text:p>
          </table:table-cell>
          <table:table-cell table:style-name="ce3" office:value-type="float" office:value="23235.196" calcext:value-type="float">
            <text:p>23,235.20</text:p>
          </table:table-cell>
          <table:table-cell table:style-name="ce3" office:value-type="float" office:value="271.542" calcext:value-type="float">
            <text:p>271.54</text:p>
          </table:table-cell>
          <table:table-cell table:style-name="ce3" office:value-type="float" office:value="22592.636" calcext:value-type="float">
            <text:p>22,592.64</text:p>
          </table:table-cell>
          <table:table-cell table:style-name="ce3" office:value-type="float" office:value="914.102" calcext:value-type="float">
            <text:p>914.10</text:p>
          </table:table-cell>
          <table:table-cell table:style-name="ce3" office:value-type="float" office:value="23382.794" calcext:value-type="float">
            <text:p>23,382.79</text:p>
          </table:table-cell>
          <table:table-cell table:style-name="ce3" office:value-type="float" office:value="123.944" calcext:value-type="float">
            <text:p>123.94</text:p>
          </table:table-cell>
          <table:table-cell table:style-name="ce3" office:value-type="float" office:value="23203.034" calcext:value-type="float">
            <text:p>23,203.03</text:p>
          </table:table-cell>
          <table:table-cell table:style-name="ce3" office:value-type="float" office:value="303.704" calcext:value-type="float">
            <text:p>303.70</text:p>
          </table:table-cell>
          <table:table-cell table:style-name="ce3" office:value-type="float" office:value="23104.069" calcext:value-type="float">
            <text:p>23,104.07</text:p>
          </table:table-cell>
          <table:table-cell table:style-name="ce3" office:value-type="float" office:value="402.669" calcext:value-type="float">
            <text:p>402.67</text:p>
          </table:table-cell>
          <table:table-cell table:style-name="ce3" office:value-type="float" office:value="23337.599" calcext:value-type="float">
            <text:p>23,337.60</text:p>
          </table:table-cell>
          <table:table-cell table:style-name="ce3" office:value-type="float" office:value="169.139" calcext:value-type="float">
            <text:p>169.14</text:p>
          </table:table-cell>
          <table:table-cell table:style-name="ce3" office:value-type="float" office:value="23070.437" calcext:value-type="float">
            <text:p>23,070.44</text:p>
          </table:table-cell>
          <table:table-cell table:style-name="ce3" office:value-type="float" office:value="436.301" calcext:value-type="float">
            <text:p>436.30</text:p>
          </table:table-cell>
          <table:table-cell table:style-name="ce3" office:value-type="float" office:value="23117.841" calcext:value-type="float">
            <text:p>23,117.84</text:p>
          </table:table-cell>
          <table:table-cell table:style-name="ce3" office:value-type="float" office:value="388.897" calcext:value-type="float">
            <text:p>388.90</text:p>
          </table:table-cell>
          <table:table-cell table:style-name="ce3" office:value-type="float" office:value="23173.597" calcext:value-type="float">
            <text:p>23,173.60</text:p>
          </table:table-cell>
          <table:table-cell table:style-name="ce3" office:value-type="float" office:value="333.141" calcext:value-type="float">
            <text:p>333.14</text:p>
          </table:table-cell>
          <table:table-cell table:style-name="ce3" office:value-type="float" office:value="22987.15" calcext:value-type="float">
            <text:p>22,987.15</text:p>
          </table:table-cell>
          <table:table-cell table:style-name="ce3" office:value-type="float" office:value="519.588" calcext:value-type="float">
            <text:p>519.59</text:p>
          </table:table-cell>
          <table:table-cell table:style-name="ce3" office:value-type="float" office:value="23147.708" calcext:value-type="float">
            <text:p>23,147.71</text:p>
          </table:table-cell>
          <table:table-cell table:style-name="ce3" office:value-type="float" office:value="359.03" calcext:value-type="float">
            <text:p>359.03</text:p>
          </table:table-cell>
          <table:table-cell table:style-name="ce3" office:value-type="float" office:value="22770.416" calcext:value-type="float">
            <text:p>22,770.42</text:p>
          </table:table-cell>
          <table:table-cell table:style-name="ce3" office:value-type="float" office:value="736.322" calcext:value-type="float">
            <text:p>736.32</text:p>
          </table:table-cell>
          <table:table-cell table:style-name="ce3" office:value-type="float" office:value="23409.843" calcext:value-type="float">
            <text:p>23,409.84</text:p>
          </table:table-cell>
          <table:table-cell table:style-name="ce3" office:value-type="float" office:value="96.895" calcext:value-type="float">
            <text:p>96.90</text:p>
          </table:table-cell>
          <table:table-cell table:style-name="ce3" office:value-type="float" office:value="23506.738" calcext:value-type="float">
            <text:p>23,506.74</text:p>
          </table:table-cell>
          <table:table-cell table:style-name="ce3" office:value-type="float" office:value="0" calcext:value-type="float">
            <text:p>0.00</text:p>
          </table:table-cell>
          <table:table-cell office:value-type="float" office:value="353" calcext:value-type="float">
            <text:p>353</text:p>
          </table:table-cell>
          <table:table-cell office:value-type="float" office:value="342.428" calcext:value-type="float">
            <text:p>342.43</text:p>
          </table:table-cell>
        </table:table-row>
        <table:table-row table:style-name="ro1" table:number-rows-repeated="7">
          <table:table-cell/>
          <table:table-cell table:style-name="ce3" table:number-columns-repeated="62"/>
          <table:table-cell table:number-columns-repeated="2"/>
        </table:table-row>
        <table:table-row table:style-name="ro1" table:number-rows-repeated="104856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data_compile" table:style-name="ta1">
        <table:table-column table:style-name="co1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column table:style-name="co4" table:number-columns-repeated="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15" table:default-cell-style-name="Default"/>
        <table:table-row table:style-name="ro1">
          <table:table-cell table:formula="of:=[$data_input.A1]" office:value-type="string" office:string-value="Instance" calcext:value-type="string">
            <text:p>Instance</text:p>
          </table:table-cell>
          <table:table-cell table:formula="of:=[$data_input.BJ1]" office:value-type="string" office:string-value="ref" calcext:value-type="string">
            <text:p>ref</text:p>
          </table:table-cell>
          <table:table-cell table:formula="of:=[$data_input.C1]" office:value-type="string" office:string-value="10217_diff" calcext:value-type="string">
            <text:p>10217_diff</text:p>
          </table:table-cell>
          <table:table-cell table:formula="of:=[$data_input.E1]" office:value-type="string" office:string-value="10667_diff" calcext:value-type="string">
            <text:p>10667_diff</text:p>
          </table:table-cell>
          <table:table-cell table:formula="of:=[$data_input.G1]" office:value-type="string" office:string-value="16086_diff" calcext:value-type="string">
            <text:p>16086_diff</text:p>
          </table:table-cell>
          <table:table-cell table:formula="of:=[$data_input.I1]" office:value-type="string" office:string-value="16792_diff" calcext:value-type="string">
            <text:p>16792_diff</text:p>
          </table:table-cell>
          <table:table-cell table:formula="of:=[$data_input.K1]" office:value-type="string" office:string-value="19025_diff" calcext:value-type="string">
            <text:p>19025_diff</text:p>
          </table:table-cell>
          <table:table-cell table:formula="of:=[$data_input.M1]" office:value-type="string" office:string-value="19162_diff" calcext:value-type="string">
            <text:p>19162_diff</text:p>
          </table:table-cell>
          <table:table-cell table:formula="of:=[$data_input.O1]" office:value-type="string" office:string-value="21001_diff" calcext:value-type="string">
            <text:p>21001_diff</text:p>
          </table:table-cell>
          <table:table-cell table:formula="of:=[$data_input.Q1]" office:value-type="string" office:string-value="26170_diff" calcext:value-type="string">
            <text:p>26170_diff</text:p>
          </table:table-cell>
          <table:table-cell table:formula="of:=[$data_input.S1]" office:value-type="string" office:string-value="27367_diff" calcext:value-type="string">
            <text:p>27367_diff</text:p>
          </table:table-cell>
          <table:table-cell table:formula="of:=[$data_input.U1]" office:value-type="string" office:string-value="31167_diff" calcext:value-type="string">
            <text:p>31167_diff</text:p>
          </table:table-cell>
          <table:table-cell table:formula="of:=[$data_input.W1]" office:value-type="string" office:string-value="34238_diff" calcext:value-type="string">
            <text:p>34238_diff</text:p>
          </table:table-cell>
          <table:table-cell table:formula="of:=[$data_input.Y1]" office:value-type="string" office:string-value="37451_diff" calcext:value-type="string">
            <text:p>37451_diff</text:p>
          </table:table-cell>
          <table:table-cell table:formula="of:=[$data_input.AA1]" office:value-type="string" office:string-value="40822_diff" calcext:value-type="string">
            <text:p>40822_diff</text:p>
          </table:table-cell>
          <table:table-cell table:formula="of:=[$data_input.AC1]" office:value-type="string" office:string-value="42123_diff" calcext:value-type="string">
            <text:p>42123_diff</text:p>
          </table:table-cell>
          <table:table-cell table:formula="of:=[$data_input.AE1]" office:value-type="string" office:string-value="423_diff" calcext:value-type="string">
            <text:p>423_diff</text:p>
          </table:table-cell>
          <table:table-cell table:formula="of:=[$data_input.AG1]" office:value-type="string" office:string-value="43978_diff" calcext:value-type="string">
            <text:p>43978_diff</text:p>
          </table:table-cell>
          <table:table-cell table:formula="of:=[$data_input.AI1]" office:value-type="string" office:string-value="44145_diff" calcext:value-type="string">
            <text:p>44145_diff</text:p>
          </table:table-cell>
          <table:table-cell table:formula="of:=[$data_input.AK1]" office:value-type="string" office:string-value="45433_diff" calcext:value-type="string">
            <text:p>45433_diff</text:p>
          </table:table-cell>
          <table:table-cell table:formula="of:=[$data_input.AM1]" office:value-type="string" office:string-value="50396_diff" calcext:value-type="string">
            <text:p>50396_diff</text:p>
          </table:table-cell>
          <table:table-cell table:formula="of:=[$data_input.AO1]" office:value-type="string" office:string-value="54006_diff" calcext:value-type="string">
            <text:p>54006_diff</text:p>
          </table:table-cell>
          <table:table-cell table:formula="of:=[$data_input.AQ1]" office:value-type="string" office:string-value="55074_diff" calcext:value-type="string">
            <text:p>55074_diff</text:p>
          </table:table-cell>
          <table:table-cell table:formula="of:=[$data_input.AS1]" office:value-type="string" office:string-value="55717_diff" calcext:value-type="string">
            <text:p>55717_diff</text:p>
          </table:table-cell>
          <table:table-cell table:formula="of:=[$data_input.AU1]" office:value-type="string" office:string-value="56890_diff" calcext:value-type="string">
            <text:p>56890_diff</text:p>
          </table:table-cell>
          <table:table-cell table:formula="of:=[$data_input.AW1]" office:value-type="string" office:string-value="60048_diff" calcext:value-type="string">
            <text:p>60048_diff</text:p>
          </table:table-cell>
          <table:table-cell table:formula="of:=[$data_input.AY1]" office:value-type="string" office:string-value="60543_diff" calcext:value-type="string">
            <text:p>60543_diff</text:p>
          </table:table-cell>
          <table:table-cell table:formula="of:=[$data_input.BA1]" office:value-type="string" office:string-value="61471_diff" calcext:value-type="string">
            <text:p>61471_diff</text:p>
          </table:table-cell>
          <table:table-cell table:formula="of:=[$data_input.BC1]" office:value-type="string" office:string-value="6241_diff" calcext:value-type="string">
            <text:p>6241_diff</text:p>
          </table:table-cell>
          <table:table-cell table:formula="of:=[$data_input.BE1]" office:value-type="string" office:string-value="7451_diff" calcext:value-type="string">
            <text:p>7451_diff</text:p>
          </table:table-cell>
          <table:table-cell table:formula="of:=[$data_input.BG1]" office:value-type="string" office:string-value="9330_diff" calcext:value-type="string">
            <text:p>9330_diff</text:p>
          </table:table-cell>
          <table:table-cell table:formula="of:=[$data_input.BI1]" office:value-type="string" office:string-value="9653_diff" calcext:value-type="string">
            <text:p>9653_diff</text:p>
          </table:table-cell>
        </table:table-row>
        <table:table-row table:style-name="ro1">
          <table:table-cell table:formula="of:=[$data_input.A2]" office:value-type="string" office:string-value="10_2_1439_3_S_1-9" calcext:value-type="string">
            <text:p>10_2_1439_3_S_1-9</text:p>
          </table:table-cell>
          <table:table-cell table:style-name="ce3" table:formula="of:=[$data_input.BJ2]" office:value-type="float" office:value="34548.152" calcext:value-type="float">
            <text:p>34,548.15</text:p>
          </table:table-cell>
          <table:table-cell table:style-name="ce3" table:formula="of:=[$data_input.C2]" office:value-type="float" office:value="690.161" calcext:value-type="float">
            <text:p>690.16</text:p>
          </table:table-cell>
          <table:table-cell table:style-name="ce3" table:formula="of:=[$data_input.E2]" office:value-type="float" office:value="292.599" calcext:value-type="float">
            <text:p>292.60</text:p>
          </table:table-cell>
          <table:table-cell table:style-name="ce3" table:formula="of:=[$data_input.G2]" office:value-type="float" office:value="657.202" calcext:value-type="float">
            <text:p>657.20</text:p>
          </table:table-cell>
          <table:table-cell table:style-name="ce3" table:formula="of:=[$data_input.I2]" office:value-type="float" office:value="667.778" calcext:value-type="float">
            <text:p>667.78</text:p>
          </table:table-cell>
          <table:table-cell table:style-name="ce3" table:formula="of:=[$data_input.K2]" office:value-type="float" office:value="1671.774" calcext:value-type="float">
            <text:p>1,671.77</text:p>
          </table:table-cell>
          <table:table-cell table:style-name="ce3" table:formula="of:=[$data_input.M2]" office:value-type="float" office:value="297.43" calcext:value-type="float">
            <text:p>297.43</text:p>
          </table:table-cell>
          <table:table-cell table:style-name="ce3" table:formula="of:=[$data_input.O2]" office:value-type="float" office:value="763.564" calcext:value-type="float">
            <text:p>763.56</text:p>
          </table:table-cell>
          <table:table-cell table:style-name="ce3" table:formula="of:=[$data_input.Q2]" office:value-type="float" office:value="590.166" calcext:value-type="float">
            <text:p>590.17</text:p>
          </table:table-cell>
          <table:table-cell table:style-name="ce3" table:formula="of:=[$data_input.S2]" office:value-type="float" office:value="647.687" calcext:value-type="float">
            <text:p>647.69</text:p>
          </table:table-cell>
          <table:table-cell table:style-name="ce3" table:formula="of:=[$data_input.U2]" office:value-type="float" office:value="844.287" calcext:value-type="float">
            <text:p>844.29</text:p>
          </table:table-cell>
          <table:table-cell table:style-name="ce3" table:formula="of:=[$data_input.W2]" office:value-type="float" office:value="710.824" calcext:value-type="float">
            <text:p>710.82</text:p>
          </table:table-cell>
          <table:table-cell table:style-name="ce3" table:formula="of:=[$data_input.Y2]" office:value-type="float" office:value="616.943" calcext:value-type="float">
            <text:p>616.94</text:p>
          </table:table-cell>
          <table:table-cell table:style-name="ce3" table:formula="of:=[$data_input.AA2]" office:value-type="float" office:value="671.618" calcext:value-type="float">
            <text:p>671.62</text:p>
          </table:table-cell>
          <table:table-cell table:style-name="ce3" table:formula="of:=[$data_input.AC2]" office:value-type="float" office:value="231.148" calcext:value-type="float">
            <text:p>231.15</text:p>
          </table:table-cell>
          <table:table-cell table:style-name="ce3" table:formula="of:=[$data_input.AE2]" office:value-type="float" office:value="441.254" calcext:value-type="float">
            <text:p>441.25</text:p>
          </table:table-cell>
          <table:table-cell table:style-name="ce3" table:formula="of:=[$data_input.AG2]" office:value-type="float" office:value="642.523" calcext:value-type="float">
            <text:p>642.52</text:p>
          </table:table-cell>
          <table:table-cell table:style-name="ce3" table:formula="of:=[$data_input.AI2]" office:value-type="float" office:value="756.186" calcext:value-type="float">
            <text:p>756.19</text:p>
          </table:table-cell>
          <table:table-cell table:style-name="ce3" table:formula="of:=[$data_input.AK2]" office:value-type="float" office:value="519.331" calcext:value-type="float">
            <text:p>519.33</text:p>
          </table:table-cell>
          <table:table-cell table:style-name="ce3" table:formula="of:=[$data_input.AM2]" office:value-type="float" office:value="583.086" calcext:value-type="float">
            <text:p>583.09</text:p>
          </table:table-cell>
          <table:table-cell table:style-name="ce3" table:formula="of:=[$data_input.AO2]" office:value-type="float" office:value="293.419" calcext:value-type="float">
            <text:p>293.42</text:p>
          </table:table-cell>
          <table:table-cell table:style-name="ce3" table:formula="of:=[$data_input.AQ2]" office:value-type="float" office:value="697.029" calcext:value-type="float">
            <text:p>697.03</text:p>
          </table:table-cell>
          <table:table-cell table:style-name="ce3" table:formula="of:=[$data_input.AS2]" office:value-type="float" office:value="777.237" calcext:value-type="float">
            <text:p>777.24</text:p>
          </table:table-cell>
          <table:table-cell table:style-name="ce3" table:formula="of:=[$data_input.AU2]" office:value-type="float" office:value="339.128" calcext:value-type="float">
            <text:p>339.13</text:p>
          </table:table-cell>
          <table:table-cell table:style-name="ce3" table:formula="of:=[$data_input.AW2]" office:value-type="float" office:value="1091.615" calcext:value-type="float">
            <text:p>1,091.62</text:p>
          </table:table-cell>
          <table:table-cell table:style-name="ce3" table:formula="of:=[$data_input.AY2]" office:value-type="float" office:value="768.659" calcext:value-type="float">
            <text:p>768.66</text:p>
          </table:table-cell>
          <table:table-cell table:style-name="ce3" table:formula="of:=[$data_input.BA2]" office:value-type="float" office:value="422.794" calcext:value-type="float">
            <text:p>422.79</text:p>
          </table:table-cell>
          <table:table-cell table:style-name="ce3" table:formula="of:=[$data_input.BC2]" office:value-type="float" office:value="309.35" calcext:value-type="float">
            <text:p>309.35</text:p>
          </table:table-cell>
          <table:table-cell table:style-name="ce3" table:formula="of:=[$data_input.BE2]" office:value-type="float" office:value="815.972" calcext:value-type="float">
            <text:p>815.97</text:p>
          </table:table-cell>
          <table:table-cell table:style-name="ce3" table:formula="of:=[$data_input.BG2]" office:value-type="float" office:value="658.3" calcext:value-type="float">
            <text:p>658.30</text:p>
          </table:table-cell>
          <table:table-cell table:style-name="ce3" table:formula="of:=[$data_input.BI2]" office:value-type="float" office:value="337.405" calcext:value-type="float">
            <text:p>337.41</text:p>
          </table:table-cell>
        </table:table-row>
        <table:table-row table:style-name="ro1">
          <table:table-cell table:formula="of:=[$data_input.A3]" office:value-type="string" office:string-value="6_2_1439_3_S_1-9" calcext:value-type="string">
            <text:p>6_2_1439_3_S_1-9</text:p>
          </table:table-cell>
          <table:table-cell table:style-name="ce3" table:formula="of:=[$data_input.BJ3]" office:value-type="float" office:value="10875.932" calcext:value-type="float">
            <text:p>10,875.93</text:p>
          </table:table-cell>
          <table:table-cell table:style-name="ce3" table:formula="of:=[$data_input.C3]" office:value-type="float" office:value="8.701" calcext:value-type="float">
            <text:p>8.70</text:p>
          </table:table-cell>
          <table:table-cell table:style-name="ce3" table:formula="of:=[$data_input.E3]" office:value-type="float" office:value="28.291" calcext:value-type="float">
            <text:p>28.29</text:p>
          </table:table-cell>
          <table:table-cell table:style-name="ce3" table:formula="of:=[$data_input.G3]" office:value-type="float" office:value="90.738" calcext:value-type="float">
            <text:p>90.74</text:p>
          </table:table-cell>
          <table:table-cell table:style-name="ce3" table:formula="of:=[$data_input.I3]" office:value-type="float" office:value="13.22" calcext:value-type="float">
            <text:p>13.22</text:p>
          </table:table-cell>
          <table:table-cell table:style-name="ce3" table:formula="of:=[$data_input.K3]" office:value-type="float" office:value="23.454" calcext:value-type="float">
            <text:p>23.45</text:p>
          </table:table-cell>
          <table:table-cell table:style-name="ce3" table:formula="of:=[$data_input.M3]" office:value-type="float" office:value="476.767" calcext:value-type="float">
            <text:p>476.77</text:p>
          </table:table-cell>
          <table:table-cell table:style-name="ce3" table:formula="of:=[$data_input.O3]" office:value-type="float" office:value="17.017" calcext:value-type="float">
            <text:p>17.02</text:p>
          </table:table-cell>
          <table:table-cell table:style-name="ce3" table:formula="of:=[$data_input.Q3]" office:value-type="float" office:value="140.075" calcext:value-type="float">
            <text:p>140.08</text:p>
          </table:table-cell>
          <table:table-cell table:style-name="ce3" table:formula="of:=[$data_input.S3]" office:value-type="float" office:value="105.876" calcext:value-type="float">
            <text:p>105.88</text:p>
          </table:table-cell>
          <table:table-cell table:style-name="ce3" table:formula="of:=[$data_input.U3]" office:value-type="float" office:value="89.845" calcext:value-type="float">
            <text:p>89.85</text:p>
          </table:table-cell>
          <table:table-cell table:style-name="ce3" table:formula="of:=[$data_input.W3]" office:value-type="float" office:value="73.353" calcext:value-type="float">
            <text:p>73.35</text:p>
          </table:table-cell>
          <table:table-cell table:style-name="ce3" table:formula="of:=[$data_input.Y3]" office:value-type="float" office:value="132.061" calcext:value-type="float">
            <text:p>132.06</text:p>
          </table:table-cell>
          <table:table-cell table:style-name="ce3" table:formula="of:=[$data_input.AA3]" office:value-type="float" office:value="50.693" calcext:value-type="float">
            <text:p>50.69</text:p>
          </table:table-cell>
          <table:table-cell table:style-name="ce3" table:formula="of:=[$data_input.AC3]" office:value-type="float" office:value="11.043" calcext:value-type="float">
            <text:p>11.04</text:p>
          </table:table-cell>
          <table:table-cell table:style-name="ce3" table:formula="of:=[$data_input.AE3]" office:value-type="float" office:value="33.981" calcext:value-type="float">
            <text:p>33.98</text:p>
          </table:table-cell>
          <table:table-cell table:style-name="ce3" table:formula="of:=[$data_input.AG3]" office:value-type="float" office:value="174.144" calcext:value-type="float">
            <text:p>174.14</text:p>
          </table:table-cell>
          <table:table-cell table:style-name="ce3" table:formula="of:=[$data_input.AI3]" office:value-type="float" office:value="42.637" calcext:value-type="float">
            <text:p>42.64</text:p>
          </table:table-cell>
          <table:table-cell table:style-name="ce3" table:formula="of:=[$data_input.AK3]" office:value-type="float" office:value="28.039" calcext:value-type="float">
            <text:p>28.04</text:p>
          </table:table-cell>
          <table:table-cell table:style-name="ce3" table:formula="of:=[$data_input.AM3]" office:value-type="float" office:value="26.297" calcext:value-type="float">
            <text:p>26.30</text:p>
          </table:table-cell>
          <table:table-cell table:style-name="ce3" table:formula="of:=[$data_input.AO3]" office:value-type="float" office:value="29.935" calcext:value-type="float">
            <text:p>29.94</text:p>
          </table:table-cell>
          <table:table-cell table:style-name="ce3" table:formula="of:=[$data_input.AQ3]" office:value-type="float" office:value="27.764" calcext:value-type="float">
            <text:p>27.76</text:p>
          </table:table-cell>
          <table:table-cell table:style-name="ce3" table:formula="of:=[$data_input.AS3]" office:value-type="float" office:value="25.197" calcext:value-type="float">
            <text:p>25.20</text:p>
          </table:table-cell>
          <table:table-cell table:style-name="ce3" table:formula="of:=[$data_input.AU3]" office:value-type="float" office:value="81.712" calcext:value-type="float">
            <text:p>81.71</text:p>
          </table:table-cell>
          <table:table-cell table:style-name="ce3" table:formula="of:=[$data_input.AW3]" office:value-type="float" office:value="133.448" calcext:value-type="float">
            <text:p>133.45</text:p>
          </table:table-cell>
          <table:table-cell table:style-name="ce3" table:formula="of:=[$data_input.AY3]" office:value-type="float" office:value="25.045" calcext:value-type="float">
            <text:p>25.05</text:p>
          </table:table-cell>
          <table:table-cell table:style-name="ce3" table:formula="of:=[$data_input.BA3]" office:value-type="float" office:value="91.239" calcext:value-type="float">
            <text:p>91.24</text:p>
          </table:table-cell>
          <table:table-cell table:style-name="ce3" table:formula="of:=[$data_input.BC3]" office:value-type="float" office:value="25.24" calcext:value-type="float">
            <text:p>25.24</text:p>
          </table:table-cell>
          <table:table-cell table:style-name="ce3" table:formula="of:=[$data_input.BE3]" office:value-type="float" office:value="67.479" calcext:value-type="float">
            <text:p>67.48</text:p>
          </table:table-cell>
          <table:table-cell table:style-name="ce3" table:formula="of:=[$data_input.BG3]" office:value-type="float" office:value="230.661" calcext:value-type="float">
            <text:p>230.66</text:p>
          </table:table-cell>
          <table:table-cell table:style-name="ce3" table:formula="of:=[$data_input.BI3]" office:value-type="float" office:value="104.909" calcext:value-type="float">
            <text:p>104.91</text:p>
          </table:table-cell>
        </table:table-row>
        <table:table-row table:style-name="ro1">
          <table:table-cell table:formula="of:=[$data_input.A4]" office:value-type="string" office:string-value="7_2_1439_3_S_1-9" calcext:value-type="string">
            <text:p>7_2_1439_3_S_1-9</text:p>
          </table:table-cell>
          <table:table-cell table:style-name="ce3" table:formula="of:=[$data_input.BJ4]" office:value-type="float" office:value="19793.354" calcext:value-type="float">
            <text:p>19,793.35</text:p>
          </table:table-cell>
          <table:table-cell table:style-name="ce3" table:formula="of:=[$data_input.C4]" office:value-type="float" office:value="80.275" calcext:value-type="float">
            <text:p>80.28</text:p>
          </table:table-cell>
          <table:table-cell table:style-name="ce3" table:formula="of:=[$data_input.E4]" office:value-type="float" office:value="48.01" calcext:value-type="float">
            <text:p>48.01</text:p>
          </table:table-cell>
          <table:table-cell table:style-name="ce3" table:formula="of:=[$data_input.G4]" office:value-type="float" office:value="113.642" calcext:value-type="float">
            <text:p>113.64</text:p>
          </table:table-cell>
          <table:table-cell table:style-name="ce3" table:formula="of:=[$data_input.I4]" office:value-type="float" office:value="1.5" calcext:value-type="float">
            <text:p>1.50</text:p>
          </table:table-cell>
          <table:table-cell table:style-name="ce3" table:formula="of:=[$data_input.K4]" office:value-type="float" office:value="382.444" calcext:value-type="float">
            <text:p>382.44</text:p>
          </table:table-cell>
          <table:table-cell table:style-name="ce3" table:formula="of:=[$data_input.M4]" office:value-type="float" office:value="219.399" calcext:value-type="float">
            <text:p>219.40</text:p>
          </table:table-cell>
          <table:table-cell table:style-name="ce3" table:formula="of:=[$data_input.O4]" office:value-type="float" office:value="3.502" calcext:value-type="float">
            <text:p>3.50</text:p>
          </table:table-cell>
          <table:table-cell table:style-name="ce3" table:formula="of:=[$data_input.Q4]" office:value-type="float" office:value="19.393" calcext:value-type="float">
            <text:p>19.39</text:p>
          </table:table-cell>
          <table:table-cell table:style-name="ce3" table:formula="of:=[$data_input.S4]" office:value-type="float" office:value="0" calcext:value-type="float">
            <text:p>0.00</text:p>
          </table:table-cell>
          <table:table-cell table:style-name="ce3" table:formula="of:=[$data_input.U4]" office:value-type="float" office:value="248.571" calcext:value-type="float">
            <text:p>248.57</text:p>
          </table:table-cell>
          <table:table-cell table:style-name="ce3" table:formula="of:=[$data_input.W4]" office:value-type="float" office:value="491.32" calcext:value-type="float">
            <text:p>491.32</text:p>
          </table:table-cell>
          <table:table-cell table:style-name="ce3" table:formula="of:=[$data_input.Y4]" office:value-type="float" office:value="49.011" calcext:value-type="float">
            <text:p>49.01</text:p>
          </table:table-cell>
          <table:table-cell table:style-name="ce3" table:formula="of:=[$data_input.AA4]" office:value-type="float" office:value="0" calcext:value-type="float">
            <text:p>0.00</text:p>
          </table:table-cell>
          <table:table-cell table:style-name="ce3" table:formula="of:=[$data_input.AC4]" office:value-type="float" office:value="397.856" calcext:value-type="float">
            <text:p>397.86</text:p>
          </table:table-cell>
          <table:table-cell table:style-name="ce3" table:formula="of:=[$data_input.AE4]" office:value-type="float" office:value="0" calcext:value-type="float">
            <text:p>0.00</text:p>
          </table:table-cell>
          <table:table-cell table:style-name="ce3" table:formula="of:=[$data_input.AG4]" office:value-type="float" office:value="0" calcext:value-type="float">
            <text:p>0.00</text:p>
          </table:table-cell>
          <table:table-cell table:style-name="ce3" table:formula="of:=[$data_input.AI4]" office:value-type="float" office:value="0" calcext:value-type="float">
            <text:p>0.00</text:p>
          </table:table-cell>
          <table:table-cell table:style-name="ce3" table:formula="of:=[$data_input.AK4]" office:value-type="float" office:value="12.436" calcext:value-type="float">
            <text:p>12.44</text:p>
          </table:table-cell>
          <table:table-cell table:style-name="ce3" table:formula="of:=[$data_input.AM4]" office:value-type="float" office:value="3.268" calcext:value-type="float">
            <text:p>3.27</text:p>
          </table:table-cell>
          <table:table-cell table:style-name="ce3" table:formula="of:=[$data_input.AO4]" office:value-type="float" office:value="145.436" calcext:value-type="float">
            <text:p>145.44</text:p>
          </table:table-cell>
          <table:table-cell table:style-name="ce3" table:formula="of:=[$data_input.AQ4]" office:value-type="float" office:value="0" calcext:value-type="float">
            <text:p>0.00</text:p>
          </table:table-cell>
          <table:table-cell table:style-name="ce3" table:formula="of:=[$data_input.AS4]" office:value-type="float" office:value="159.691" calcext:value-type="float">
            <text:p>159.69</text:p>
          </table:table-cell>
          <table:table-cell table:style-name="ce3" table:formula="of:=[$data_input.AU4]" office:value-type="float" office:value="133" calcext:value-type="float">
            <text:p>133.00</text:p>
          </table:table-cell>
          <table:table-cell table:style-name="ce3" table:formula="of:=[$data_input.AW4]" office:value-type="float" office:value="0.5" calcext:value-type="float">
            <text:p>0.50</text:p>
          </table:table-cell>
          <table:table-cell table:style-name="ce3" table:formula="of:=[$data_input.AY4]" office:value-type="float" office:value="75.111" calcext:value-type="float">
            <text:p>75.11</text:p>
          </table:table-cell>
          <table:table-cell table:style-name="ce3" table:formula="of:=[$data_input.BA4]" office:value-type="float" office:value="1.961" calcext:value-type="float">
            <text:p>1.96</text:p>
          </table:table-cell>
          <table:table-cell table:style-name="ce3" table:formula="of:=[$data_input.BC4]" office:value-type="float" office:value="1.961" calcext:value-type="float">
            <text:p>1.96</text:p>
          </table:table-cell>
          <table:table-cell table:style-name="ce3" table:formula="of:=[$data_input.BE4]" office:value-type="float" office:value="0.5" calcext:value-type="float">
            <text:p>0.50</text:p>
          </table:table-cell>
          <table:table-cell table:style-name="ce3" table:formula="of:=[$data_input.BG4]" office:value-type="float" office:value="153.594" calcext:value-type="float">
            <text:p>153.59</text:p>
          </table:table-cell>
          <table:table-cell table:style-name="ce3" table:formula="of:=[$data_input.BI4]" office:value-type="float" office:value="0" calcext:value-type="float">
            <text:p>0.00</text:p>
          </table:table-cell>
        </table:table-row>
        <table:table-row table:style-name="ro1">
          <table:table-cell table:formula="of:=[$data_input.A5]" office:value-type="string" office:string-value="8_2_1439_3_S_1-9" calcext:value-type="string">
            <text:p>8_2_1439_3_S_1-9</text:p>
          </table:table-cell>
          <table:table-cell table:style-name="ce3" table:formula="of:=[$data_input.BJ5]" office:value-type="float" office:value="11848.533" calcext:value-type="float">
            <text:p>11,848.53</text:p>
          </table:table-cell>
          <table:table-cell table:style-name="ce3" table:formula="of:=[$data_input.C5]" office:value-type="float" office:value="1014.707" calcext:value-type="float">
            <text:p>1,014.71</text:p>
          </table:table-cell>
          <table:table-cell table:style-name="ce3" table:formula="of:=[$data_input.E5]" office:value-type="float" office:value="419.727" calcext:value-type="float">
            <text:p>419.73</text:p>
          </table:table-cell>
          <table:table-cell table:style-name="ce3" table:formula="of:=[$data_input.G5]" office:value-type="float" office:value="699.328" calcext:value-type="float">
            <text:p>699.33</text:p>
          </table:table-cell>
          <table:table-cell table:style-name="ce3" table:formula="of:=[$data_input.I5]" office:value-type="float" office:value="303.614" calcext:value-type="float">
            <text:p>303.61</text:p>
          </table:table-cell>
          <table:table-cell table:style-name="ce3" table:formula="of:=[$data_input.K5]" office:value-type="float" office:value="309.624" calcext:value-type="float">
            <text:p>309.62</text:p>
          </table:table-cell>
          <table:table-cell table:style-name="ce3" table:formula="of:=[$data_input.M5]" office:value-type="float" office:value="222.891" calcext:value-type="float">
            <text:p>222.89</text:p>
          </table:table-cell>
          <table:table-cell table:style-name="ce3" table:formula="of:=[$data_input.O5]" office:value-type="float" office:value="337.337" calcext:value-type="float">
            <text:p>337.34</text:p>
          </table:table-cell>
          <table:table-cell table:style-name="ce3" table:formula="of:=[$data_input.Q5]" office:value-type="float" office:value="82.784" calcext:value-type="float">
            <text:p>82.78</text:p>
          </table:table-cell>
          <table:table-cell table:style-name="ce3" table:formula="of:=[$data_input.S5]" office:value-type="float" office:value="469.695" calcext:value-type="float">
            <text:p>469.70</text:p>
          </table:table-cell>
          <table:table-cell table:style-name="ce3" table:formula="of:=[$data_input.U5]" office:value-type="float" office:value="110.536" calcext:value-type="float">
            <text:p>110.54</text:p>
          </table:table-cell>
          <table:table-cell table:style-name="ce3" table:formula="of:=[$data_input.W5]" office:value-type="float" office:value="49.619" calcext:value-type="float">
            <text:p>49.62</text:p>
          </table:table-cell>
          <table:table-cell table:style-name="ce3" table:formula="of:=[$data_input.Y5]" office:value-type="float" office:value="830.597" calcext:value-type="float">
            <text:p>830.60</text:p>
          </table:table-cell>
          <table:table-cell table:style-name="ce3" table:formula="of:=[$data_input.AA5]" office:value-type="float" office:value="459.624" calcext:value-type="float">
            <text:p>459.62</text:p>
          </table:table-cell>
          <table:table-cell table:style-name="ce3" table:formula="of:=[$data_input.AC5]" office:value-type="float" office:value="1157.777" calcext:value-type="float">
            <text:p>1,157.78</text:p>
          </table:table-cell>
          <table:table-cell table:style-name="ce3" table:formula="of:=[$data_input.AE5]" office:value-type="float" office:value="515.382" calcext:value-type="float">
            <text:p>515.38</text:p>
          </table:table-cell>
          <table:table-cell table:style-name="ce3" table:formula="of:=[$data_input.AG5]" office:value-type="float" office:value="578.782" calcext:value-type="float">
            <text:p>578.78</text:p>
          </table:table-cell>
          <table:table-cell table:style-name="ce3" table:formula="of:=[$data_input.AI5]" office:value-type="float" office:value="126.771" calcext:value-type="float">
            <text:p>126.77</text:p>
          </table:table-cell>
          <table:table-cell table:style-name="ce3" table:formula="of:=[$data_input.AK5]" office:value-type="float" office:value="455.161" calcext:value-type="float">
            <text:p>455.16</text:p>
          </table:table-cell>
          <table:table-cell table:style-name="ce3" table:formula="of:=[$data_input.AM5]" office:value-type="float" office:value="145.686" calcext:value-type="float">
            <text:p>145.69</text:p>
          </table:table-cell>
          <table:table-cell table:style-name="ce3" table:formula="of:=[$data_input.AO5]" office:value-type="float" office:value="314.257" calcext:value-type="float">
            <text:p>314.26</text:p>
          </table:table-cell>
          <table:table-cell table:style-name="ce3" table:formula="of:=[$data_input.AQ5]" office:value-type="float" office:value="188.346" calcext:value-type="float">
            <text:p>188.35</text:p>
          </table:table-cell>
          <table:table-cell table:style-name="ce3" table:formula="of:=[$data_input.AS5]" office:value-type="float" office:value="629.421" calcext:value-type="float">
            <text:p>629.42</text:p>
          </table:table-cell>
          <table:table-cell table:style-name="ce3" table:formula="of:=[$data_input.AU5]" office:value-type="float" office:value="258.654" calcext:value-type="float">
            <text:p>258.65</text:p>
          </table:table-cell>
          <table:table-cell table:style-name="ce3" table:formula="of:=[$data_input.AW5]" office:value-type="float" office:value="438.939" calcext:value-type="float">
            <text:p>438.94</text:p>
          </table:table-cell>
          <table:table-cell table:style-name="ce3" table:formula="of:=[$data_input.AY5]" office:value-type="float" office:value="322.021" calcext:value-type="float">
            <text:p>322.02</text:p>
          </table:table-cell>
          <table:table-cell table:style-name="ce3" table:formula="of:=[$data_input.BA5]" office:value-type="float" office:value="158.748" calcext:value-type="float">
            <text:p>158.75</text:p>
          </table:table-cell>
          <table:table-cell table:style-name="ce3" table:formula="of:=[$data_input.BC5]" office:value-type="float" office:value="701.535" calcext:value-type="float">
            <text:p>701.54</text:p>
          </table:table-cell>
          <table:table-cell table:style-name="ce3" table:formula="of:=[$data_input.BE5]" office:value-type="float" office:value="127.348" calcext:value-type="float">
            <text:p>127.35</text:p>
          </table:table-cell>
          <table:table-cell table:style-name="ce3" table:formula="of:=[$data_input.BG5]" office:value-type="float" office:value="521.803" calcext:value-type="float">
            <text:p>521.80</text:p>
          </table:table-cell>
          <table:table-cell table:style-name="ce3" table:formula="of:=[$data_input.BI5]" office:value-type="float" office:value="235.296" calcext:value-type="float">
            <text:p>235.30</text:p>
          </table:table-cell>
        </table:table-row>
        <table:table-row table:style-name="ro1">
          <table:table-cell table:formula="of:=[$data_input.A6]" office:value-type="string" office:string-value="9_2_1439_3_S_1-9" calcext:value-type="string">
            <text:p>9_2_1439_3_S_1-9</text:p>
          </table:table-cell>
          <table:table-cell table:style-name="ce3" table:formula="of:=[$data_input.BJ6]" office:value-type="float" office:value="23506.738" calcext:value-type="float">
            <text:p>23,506.74</text:p>
          </table:table-cell>
          <table:table-cell table:style-name="ce3" table:formula="of:=[$data_input.C6]" office:value-type="float" office:value="1384.296" calcext:value-type="float">
            <text:p>1,384.30</text:p>
          </table:table-cell>
          <table:table-cell table:style-name="ce3" table:formula="of:=[$data_input.E6]" office:value-type="float" office:value="1341.92" calcext:value-type="float">
            <text:p>1,341.92</text:p>
          </table:table-cell>
          <table:table-cell table:style-name="ce3" table:formula="of:=[$data_input.G6]" office:value-type="float" office:value="209.125" calcext:value-type="float">
            <text:p>209.13</text:p>
          </table:table-cell>
          <table:table-cell table:style-name="ce3" table:formula="of:=[$data_input.I6]" office:value-type="float" office:value="60.185" calcext:value-type="float">
            <text:p>60.19</text:p>
          </table:table-cell>
          <table:table-cell table:style-name="ce3" table:formula="of:=[$data_input.K6]" office:value-type="float" office:value="104.541" calcext:value-type="float">
            <text:p>104.54</text:p>
          </table:table-cell>
          <table:table-cell table:style-name="ce3" table:formula="of:=[$data_input.M6]" office:value-type="float" office:value="176.017" calcext:value-type="float">
            <text:p>176.02</text:p>
          </table:table-cell>
          <table:table-cell table:style-name="ce3" table:formula="of:=[$data_input.O6]" office:value-type="float" office:value="276.611" calcext:value-type="float">
            <text:p>276.61</text:p>
          </table:table-cell>
          <table:table-cell table:style-name="ce3" table:formula="of:=[$data_input.Q6]" office:value-type="float" office:value="495.712" calcext:value-type="float">
            <text:p>495.71</text:p>
          </table:table-cell>
          <table:table-cell table:style-name="ce3" table:formula="of:=[$data_input.S6]" office:value-type="float" office:value="98.301" calcext:value-type="float">
            <text:p>98.30</text:p>
          </table:table-cell>
          <table:table-cell table:style-name="ce3" table:formula="of:=[$data_input.U6]" office:value-type="float" office:value="173.904" calcext:value-type="float">
            <text:p>173.90</text:p>
          </table:table-cell>
          <table:table-cell table:style-name="ce3" table:formula="of:=[$data_input.W6]" office:value-type="float" office:value="354.154" calcext:value-type="float">
            <text:p>354.15</text:p>
          </table:table-cell>
          <table:table-cell table:style-name="ce3" table:formula="of:=[$data_input.Y6]" office:value-type="float" office:value="2260.854" calcext:value-type="float">
            <text:p>2,260.85</text:p>
          </table:table-cell>
          <table:table-cell table:style-name="ce3" table:formula="of:=[$data_input.AA6]" office:value-type="float" office:value="608.043" calcext:value-type="float">
            <text:p>608.04</text:p>
          </table:table-cell>
          <table:table-cell table:style-name="ce3" table:formula="of:=[$data_input.AC6]" office:value-type="float" office:value="684.176" calcext:value-type="float">
            <text:p>684.18</text:p>
          </table:table-cell>
          <table:table-cell table:style-name="ce3" table:formula="of:=[$data_input.AE6]" office:value-type="float" office:value="96.601" calcext:value-type="float">
            <text:p>96.60</text:p>
          </table:table-cell>
          <table:table-cell table:style-name="ce3" table:formula="of:=[$data_input.AG6]" office:value-type="float" office:value="503.648" calcext:value-type="float">
            <text:p>503.65</text:p>
          </table:table-cell>
          <table:table-cell table:style-name="ce3" table:formula="of:=[$data_input.AI6]" office:value-type="float" office:value="594.045" calcext:value-type="float">
            <text:p>594.05</text:p>
          </table:table-cell>
          <table:table-cell table:style-name="ce3" table:formula="of:=[$data_input.AK6]" office:value-type="float" office:value="271.542" calcext:value-type="float">
            <text:p>271.54</text:p>
          </table:table-cell>
          <table:table-cell table:style-name="ce3" table:formula="of:=[$data_input.AM6]" office:value-type="float" office:value="914.102" calcext:value-type="float">
            <text:p>914.10</text:p>
          </table:table-cell>
          <table:table-cell table:style-name="ce3" table:formula="of:=[$data_input.AO6]" office:value-type="float" office:value="123.944" calcext:value-type="float">
            <text:p>123.94</text:p>
          </table:table-cell>
          <table:table-cell table:style-name="ce3" table:formula="of:=[$data_input.AQ6]" office:value-type="float" office:value="303.704" calcext:value-type="float">
            <text:p>303.70</text:p>
          </table:table-cell>
          <table:table-cell table:style-name="ce3" table:formula="of:=[$data_input.AS6]" office:value-type="float" office:value="402.669" calcext:value-type="float">
            <text:p>402.67</text:p>
          </table:table-cell>
          <table:table-cell table:style-name="ce3" table:formula="of:=[$data_input.AU6]" office:value-type="float" office:value="169.139" calcext:value-type="float">
            <text:p>169.14</text:p>
          </table:table-cell>
          <table:table-cell table:style-name="ce3" table:formula="of:=[$data_input.AW6]" office:value-type="float" office:value="436.301" calcext:value-type="float">
            <text:p>436.30</text:p>
          </table:table-cell>
          <table:table-cell table:style-name="ce3" table:formula="of:=[$data_input.AY6]" office:value-type="float" office:value="388.897" calcext:value-type="float">
            <text:p>388.90</text:p>
          </table:table-cell>
          <table:table-cell table:style-name="ce3" table:formula="of:=[$data_input.BA6]" office:value-type="float" office:value="333.141" calcext:value-type="float">
            <text:p>333.14</text:p>
          </table:table-cell>
          <table:table-cell table:style-name="ce3" table:formula="of:=[$data_input.BC6]" office:value-type="float" office:value="519.588" calcext:value-type="float">
            <text:p>519.59</text:p>
          </table:table-cell>
          <table:table-cell table:style-name="ce3" table:formula="of:=[$data_input.BE6]" office:value-type="float" office:value="359.03" calcext:value-type="float">
            <text:p>359.03</text:p>
          </table:table-cell>
          <table:table-cell table:style-name="ce3" table:formula="of:=[$data_input.BG6]" office:value-type="float" office:value="736.322" calcext:value-type="float">
            <text:p>736.32</text:p>
          </table:table-cell>
          <table:table-cell table:style-name="ce3" table:formula="of:=[$data_input.BI6]" office:value-type="float" office:value="96.895" calcext:value-type="float">
            <text:p>96.90</text:p>
          </table:table-cell>
        </table:table-row>
        <table:table-row table:style-name="ro1">
          <table:table-cell table:formula="of:=[$data_input.A7]" office:value-type="float" office:value="0" calcext:value-type="float">
            <text:p>0</text:p>
          </table:table-cell>
          <table:table-cell table:style-name="ce3" table:formula="of:=[$data_input.BJ7]" office:value-type="float" office:value="0" calcext:value-type="float">
            <text:p>0.00</text:p>
          </table:table-cell>
          <table:table-cell table:style-name="ce3" table:formula="of:=[$data_input.C7]" office:value-type="float" office:value="0" calcext:value-type="float">
            <text:p>0.00</text:p>
          </table:table-cell>
          <table:table-cell table:style-name="ce3" table:formula="of:=[$data_input.E7]" office:value-type="float" office:value="0" calcext:value-type="float">
            <text:p>0.00</text:p>
          </table:table-cell>
          <table:table-cell table:style-name="ce3" table:formula="of:=[$data_input.G7]" office:value-type="float" office:value="0" calcext:value-type="float">
            <text:p>0.00</text:p>
          </table:table-cell>
          <table:table-cell table:style-name="ce3" table:formula="of:=[$data_input.I7]" office:value-type="float" office:value="0" calcext:value-type="float">
            <text:p>0.00</text:p>
          </table:table-cell>
          <table:table-cell table:style-name="ce3" table:formula="of:=[$data_input.K7]" office:value-type="float" office:value="0" calcext:value-type="float">
            <text:p>0.00</text:p>
          </table:table-cell>
          <table:table-cell table:style-name="ce3" table:formula="of:=[$data_input.M7]" office:value-type="float" office:value="0" calcext:value-type="float">
            <text:p>0.00</text:p>
          </table:table-cell>
          <table:table-cell table:style-name="ce3" table:formula="of:=[$data_input.O7]" office:value-type="float" office:value="0" calcext:value-type="float">
            <text:p>0.00</text:p>
          </table:table-cell>
          <table:table-cell table:style-name="ce3" table:formula="of:=[$data_input.Q7]" office:value-type="float" office:value="0" calcext:value-type="float">
            <text:p>0.00</text:p>
          </table:table-cell>
          <table:table-cell table:style-name="ce3" table:formula="of:=[$data_input.S7]" office:value-type="float" office:value="0" calcext:value-type="float">
            <text:p>0.00</text:p>
          </table:table-cell>
          <table:table-cell table:style-name="ce3" table:formula="of:=[$data_input.U7]" office:value-type="float" office:value="0" calcext:value-type="float">
            <text:p>0.00</text:p>
          </table:table-cell>
          <table:table-cell table:style-name="ce3" table:formula="of:=[$data_input.W7]" office:value-type="float" office:value="0" calcext:value-type="float">
            <text:p>0.00</text:p>
          </table:table-cell>
          <table:table-cell table:style-name="ce3" table:formula="of:=[$data_input.Y7]" office:value-type="float" office:value="0" calcext:value-type="float">
            <text:p>0.00</text:p>
          </table:table-cell>
          <table:table-cell table:style-name="ce3" table:formula="of:=[$data_input.AA7]" office:value-type="float" office:value="0" calcext:value-type="float">
            <text:p>0.00</text:p>
          </table:table-cell>
          <table:table-cell table:style-name="ce3" table:formula="of:=[$data_input.AC7]" office:value-type="float" office:value="0" calcext:value-type="float">
            <text:p>0.00</text:p>
          </table:table-cell>
          <table:table-cell table:style-name="ce3" table:formula="of:=[$data_input.AE7]" office:value-type="float" office:value="0" calcext:value-type="float">
            <text:p>0.00</text:p>
          </table:table-cell>
          <table:table-cell table:style-name="ce3" table:formula="of:=[$data_input.AG7]" office:value-type="float" office:value="0" calcext:value-type="float">
            <text:p>0.00</text:p>
          </table:table-cell>
          <table:table-cell table:style-name="ce3" table:formula="of:=[$data_input.AI7]" office:value-type="float" office:value="0" calcext:value-type="float">
            <text:p>0.00</text:p>
          </table:table-cell>
          <table:table-cell table:style-name="ce3" table:formula="of:=[$data_input.AK7]" office:value-type="float" office:value="0" calcext:value-type="float">
            <text:p>0.00</text:p>
          </table:table-cell>
          <table:table-cell table:style-name="ce3" table:formula="of:=[$data_input.AM7]" office:value-type="float" office:value="0" calcext:value-type="float">
            <text:p>0.00</text:p>
          </table:table-cell>
          <table:table-cell table:style-name="ce3" table:formula="of:=[$data_input.AO7]" office:value-type="float" office:value="0" calcext:value-type="float">
            <text:p>0.00</text:p>
          </table:table-cell>
          <table:table-cell table:style-name="ce3" table:formula="of:=[$data_input.AQ7]" office:value-type="float" office:value="0" calcext:value-type="float">
            <text:p>0.00</text:p>
          </table:table-cell>
          <table:table-cell table:style-name="ce3" table:formula="of:=[$data_input.AS7]" office:value-type="float" office:value="0" calcext:value-type="float">
            <text:p>0.00</text:p>
          </table:table-cell>
          <table:table-cell table:style-name="ce3" table:formula="of:=[$data_input.AU7]" office:value-type="float" office:value="0" calcext:value-type="float">
            <text:p>0.00</text:p>
          </table:table-cell>
          <table:table-cell table:style-name="ce3" table:formula="of:=[$data_input.AW7]" office:value-type="float" office:value="0" calcext:value-type="float">
            <text:p>0.00</text:p>
          </table:table-cell>
          <table:table-cell table:style-name="ce3" table:formula="of:=[$data_input.AY7]" office:value-type="float" office:value="0" calcext:value-type="float">
            <text:p>0.00</text:p>
          </table:table-cell>
          <table:table-cell table:style-name="ce3" table:formula="of:=[$data_input.BA7]" office:value-type="float" office:value="0" calcext:value-type="float">
            <text:p>0.00</text:p>
          </table:table-cell>
          <table:table-cell table:style-name="ce3" table:formula="of:=[$data_input.BC7]" office:value-type="float" office:value="0" calcext:value-type="float">
            <text:p>0.00</text:p>
          </table:table-cell>
          <table:table-cell table:style-name="ce3" table:formula="of:=[$data_input.BE7]" office:value-type="float" office:value="0" calcext:value-type="float">
            <text:p>0.00</text:p>
          </table:table-cell>
          <table:table-cell table:style-name="ce3" table:formula="of:=[$data_input.BG7]" office:value-type="float" office:value="0" calcext:value-type="float">
            <text:p>0.00</text:p>
          </table:table-cell>
          <table:table-cell table:style-name="ce3" table:formula="of:=[$data_input.BI7]" office:value-type="float" office:value="0" calcext:value-type="float">
            <text:p>0.00</text:p>
          </table:table-cell>
        </table:table-row>
        <table:table-row table:style-name="ro1">
          <table:table-cell table:formula="of:=[$data_input.A8]" office:value-type="float" office:value="0" calcext:value-type="float">
            <text:p>0</text:p>
          </table:table-cell>
          <table:table-cell table:style-name="ce3" table:formula="of:=[$data_input.BJ8]" office:value-type="float" office:value="0" calcext:value-type="float">
            <text:p>0.00</text:p>
          </table:table-cell>
          <table:table-cell table:style-name="ce3" table:formula="of:=[$data_input.C8]" office:value-type="float" office:value="0" calcext:value-type="float">
            <text:p>0.00</text:p>
          </table:table-cell>
          <table:table-cell table:style-name="ce3" table:formula="of:=[$data_input.E8]" office:value-type="float" office:value="0" calcext:value-type="float">
            <text:p>0.00</text:p>
          </table:table-cell>
          <table:table-cell table:style-name="ce3" table:formula="of:=[$data_input.G8]" office:value-type="float" office:value="0" calcext:value-type="float">
            <text:p>0.00</text:p>
          </table:table-cell>
          <table:table-cell table:style-name="ce3" table:formula="of:=[$data_input.I8]" office:value-type="float" office:value="0" calcext:value-type="float">
            <text:p>0.00</text:p>
          </table:table-cell>
          <table:table-cell table:style-name="ce3" table:formula="of:=[$data_input.K8]" office:value-type="float" office:value="0" calcext:value-type="float">
            <text:p>0.00</text:p>
          </table:table-cell>
          <table:table-cell table:style-name="ce3" table:formula="of:=[$data_input.M8]" office:value-type="float" office:value="0" calcext:value-type="float">
            <text:p>0.00</text:p>
          </table:table-cell>
          <table:table-cell table:style-name="ce3" table:formula="of:=[$data_input.O8]" office:value-type="float" office:value="0" calcext:value-type="float">
            <text:p>0.00</text:p>
          </table:table-cell>
          <table:table-cell table:style-name="ce3" table:formula="of:=[$data_input.Q8]" office:value-type="float" office:value="0" calcext:value-type="float">
            <text:p>0.00</text:p>
          </table:table-cell>
          <table:table-cell table:style-name="ce3" table:formula="of:=[$data_input.S8]" office:value-type="float" office:value="0" calcext:value-type="float">
            <text:p>0.00</text:p>
          </table:table-cell>
          <table:table-cell table:style-name="ce3" table:formula="of:=[$data_input.U8]" office:value-type="float" office:value="0" calcext:value-type="float">
            <text:p>0.00</text:p>
          </table:table-cell>
          <table:table-cell table:style-name="ce3" table:formula="of:=[$data_input.W8]" office:value-type="float" office:value="0" calcext:value-type="float">
            <text:p>0.00</text:p>
          </table:table-cell>
          <table:table-cell table:style-name="ce3" table:formula="of:=[$data_input.Y8]" office:value-type="float" office:value="0" calcext:value-type="float">
            <text:p>0.00</text:p>
          </table:table-cell>
          <table:table-cell table:style-name="ce3" table:formula="of:=[$data_input.AA8]" office:value-type="float" office:value="0" calcext:value-type="float">
            <text:p>0.00</text:p>
          </table:table-cell>
          <table:table-cell table:style-name="ce3" table:formula="of:=[$data_input.AC8]" office:value-type="float" office:value="0" calcext:value-type="float">
            <text:p>0.00</text:p>
          </table:table-cell>
          <table:table-cell table:style-name="ce3" table:formula="of:=[$data_input.AE8]" office:value-type="float" office:value="0" calcext:value-type="float">
            <text:p>0.00</text:p>
          </table:table-cell>
          <table:table-cell table:style-name="ce3" table:formula="of:=[$data_input.AG8]" office:value-type="float" office:value="0" calcext:value-type="float">
            <text:p>0.00</text:p>
          </table:table-cell>
          <table:table-cell table:style-name="ce3" table:formula="of:=[$data_input.AI8]" office:value-type="float" office:value="0" calcext:value-type="float">
            <text:p>0.00</text:p>
          </table:table-cell>
          <table:table-cell table:style-name="ce3" table:formula="of:=[$data_input.AK8]" office:value-type="float" office:value="0" calcext:value-type="float">
            <text:p>0.00</text:p>
          </table:table-cell>
          <table:table-cell table:style-name="ce3" table:formula="of:=[$data_input.AM8]" office:value-type="float" office:value="0" calcext:value-type="float">
            <text:p>0.00</text:p>
          </table:table-cell>
          <table:table-cell table:style-name="ce3" table:formula="of:=[$data_input.AO8]" office:value-type="float" office:value="0" calcext:value-type="float">
            <text:p>0.00</text:p>
          </table:table-cell>
          <table:table-cell table:style-name="ce3" table:formula="of:=[$data_input.AQ8]" office:value-type="float" office:value="0" calcext:value-type="float">
            <text:p>0.00</text:p>
          </table:table-cell>
          <table:table-cell table:style-name="ce3" table:formula="of:=[$data_input.AS8]" office:value-type="float" office:value="0" calcext:value-type="float">
            <text:p>0.00</text:p>
          </table:table-cell>
          <table:table-cell table:style-name="ce3" table:formula="of:=[$data_input.AU8]" office:value-type="float" office:value="0" calcext:value-type="float">
            <text:p>0.00</text:p>
          </table:table-cell>
          <table:table-cell table:style-name="ce3" table:formula="of:=[$data_input.AW8]" office:value-type="float" office:value="0" calcext:value-type="float">
            <text:p>0.00</text:p>
          </table:table-cell>
          <table:table-cell table:style-name="ce3" table:formula="of:=[$data_input.AY8]" office:value-type="float" office:value="0" calcext:value-type="float">
            <text:p>0.00</text:p>
          </table:table-cell>
          <table:table-cell table:style-name="ce3" table:formula="of:=[$data_input.BA8]" office:value-type="float" office:value="0" calcext:value-type="float">
            <text:p>0.00</text:p>
          </table:table-cell>
          <table:table-cell table:style-name="ce3" table:formula="of:=[$data_input.BC8]" office:value-type="float" office:value="0" calcext:value-type="float">
            <text:p>0.00</text:p>
          </table:table-cell>
          <table:table-cell table:style-name="ce3" table:formula="of:=[$data_input.BE8]" office:value-type="float" office:value="0" calcext:value-type="float">
            <text:p>0.00</text:p>
          </table:table-cell>
          <table:table-cell table:style-name="ce3" table:formula="of:=[$data_input.BG8]" office:value-type="float" office:value="0" calcext:value-type="float">
            <text:p>0.00</text:p>
          </table:table-cell>
          <table:table-cell table:style-name="ce3" table:formula="of:=[$data_input.BI8]" office:value-type="float" office:value="0" calcext:value-type="float">
            <text:p>0.00</text:p>
          </table:table-cell>
        </table:table-row>
        <table:table-row table:style-name="ro1">
          <table:table-cell table:formula="of:=[$data_input.A9]" office:value-type="float" office:value="0" calcext:value-type="float">
            <text:p>0</text:p>
          </table:table-cell>
          <table:table-cell table:style-name="ce3" table:formula="of:=[$data_input.BJ9]" office:value-type="float" office:value="0" calcext:value-type="float">
            <text:p>0.00</text:p>
          </table:table-cell>
          <table:table-cell table:style-name="ce3" table:formula="of:=[$data_input.C9]" office:value-type="float" office:value="0" calcext:value-type="float">
            <text:p>0.00</text:p>
          </table:table-cell>
          <table:table-cell table:style-name="ce3" table:formula="of:=[$data_input.E9]" office:value-type="float" office:value="0" calcext:value-type="float">
            <text:p>0.00</text:p>
          </table:table-cell>
          <table:table-cell table:style-name="ce3" table:formula="of:=[$data_input.G9]" office:value-type="float" office:value="0" calcext:value-type="float">
            <text:p>0.00</text:p>
          </table:table-cell>
          <table:table-cell table:style-name="ce3" table:formula="of:=[$data_input.I9]" office:value-type="float" office:value="0" calcext:value-type="float">
            <text:p>0.00</text:p>
          </table:table-cell>
          <table:table-cell table:style-name="ce3" table:formula="of:=[$data_input.K9]" office:value-type="float" office:value="0" calcext:value-type="float">
            <text:p>0.00</text:p>
          </table:table-cell>
          <table:table-cell table:style-name="ce3" table:formula="of:=[$data_input.M9]" office:value-type="float" office:value="0" calcext:value-type="float">
            <text:p>0.00</text:p>
          </table:table-cell>
          <table:table-cell table:style-name="ce3" table:formula="of:=[$data_input.O9]" office:value-type="float" office:value="0" calcext:value-type="float">
            <text:p>0.00</text:p>
          </table:table-cell>
          <table:table-cell table:style-name="ce3" table:formula="of:=[$data_input.Q9]" office:value-type="float" office:value="0" calcext:value-type="float">
            <text:p>0.00</text:p>
          </table:table-cell>
          <table:table-cell table:style-name="ce3" table:formula="of:=[$data_input.S9]" office:value-type="float" office:value="0" calcext:value-type="float">
            <text:p>0.00</text:p>
          </table:table-cell>
          <table:table-cell table:style-name="ce3" table:formula="of:=[$data_input.U9]" office:value-type="float" office:value="0" calcext:value-type="float">
            <text:p>0.00</text:p>
          </table:table-cell>
          <table:table-cell table:style-name="ce3" table:formula="of:=[$data_input.W9]" office:value-type="float" office:value="0" calcext:value-type="float">
            <text:p>0.00</text:p>
          </table:table-cell>
          <table:table-cell table:style-name="ce3" table:formula="of:=[$data_input.Y9]" office:value-type="float" office:value="0" calcext:value-type="float">
            <text:p>0.00</text:p>
          </table:table-cell>
          <table:table-cell table:style-name="ce3" table:formula="of:=[$data_input.AA9]" office:value-type="float" office:value="0" calcext:value-type="float">
            <text:p>0.00</text:p>
          </table:table-cell>
          <table:table-cell table:style-name="ce3" table:formula="of:=[$data_input.AC9]" office:value-type="float" office:value="0" calcext:value-type="float">
            <text:p>0.00</text:p>
          </table:table-cell>
          <table:table-cell table:style-name="ce3" table:formula="of:=[$data_input.AE9]" office:value-type="float" office:value="0" calcext:value-type="float">
            <text:p>0.00</text:p>
          </table:table-cell>
          <table:table-cell table:style-name="ce3" table:formula="of:=[$data_input.AG9]" office:value-type="float" office:value="0" calcext:value-type="float">
            <text:p>0.00</text:p>
          </table:table-cell>
          <table:table-cell table:style-name="ce3" table:formula="of:=[$data_input.AI9]" office:value-type="float" office:value="0" calcext:value-type="float">
            <text:p>0.00</text:p>
          </table:table-cell>
          <table:table-cell table:style-name="ce3" table:formula="of:=[$data_input.AK9]" office:value-type="float" office:value="0" calcext:value-type="float">
            <text:p>0.00</text:p>
          </table:table-cell>
          <table:table-cell table:style-name="ce3" table:formula="of:=[$data_input.AM9]" office:value-type="float" office:value="0" calcext:value-type="float">
            <text:p>0.00</text:p>
          </table:table-cell>
          <table:table-cell table:style-name="ce3" table:formula="of:=[$data_input.AO9]" office:value-type="float" office:value="0" calcext:value-type="float">
            <text:p>0.00</text:p>
          </table:table-cell>
          <table:table-cell table:style-name="ce3" table:formula="of:=[$data_input.AQ9]" office:value-type="float" office:value="0" calcext:value-type="float">
            <text:p>0.00</text:p>
          </table:table-cell>
          <table:table-cell table:style-name="ce3" table:formula="of:=[$data_input.AS9]" office:value-type="float" office:value="0" calcext:value-type="float">
            <text:p>0.00</text:p>
          </table:table-cell>
          <table:table-cell table:style-name="ce3" table:formula="of:=[$data_input.AU9]" office:value-type="float" office:value="0" calcext:value-type="float">
            <text:p>0.00</text:p>
          </table:table-cell>
          <table:table-cell table:style-name="ce3" table:formula="of:=[$data_input.AW9]" office:value-type="float" office:value="0" calcext:value-type="float">
            <text:p>0.00</text:p>
          </table:table-cell>
          <table:table-cell table:style-name="ce3" table:formula="of:=[$data_input.AY9]" office:value-type="float" office:value="0" calcext:value-type="float">
            <text:p>0.00</text:p>
          </table:table-cell>
          <table:table-cell table:style-name="ce3" table:formula="of:=[$data_input.BA9]" office:value-type="float" office:value="0" calcext:value-type="float">
            <text:p>0.00</text:p>
          </table:table-cell>
          <table:table-cell table:style-name="ce3" table:formula="of:=[$data_input.BC9]" office:value-type="float" office:value="0" calcext:value-type="float">
            <text:p>0.00</text:p>
          </table:table-cell>
          <table:table-cell table:style-name="ce3" table:formula="of:=[$data_input.BE9]" office:value-type="float" office:value="0" calcext:value-type="float">
            <text:p>0.00</text:p>
          </table:table-cell>
          <table:table-cell table:style-name="ce3" table:formula="of:=[$data_input.BG9]" office:value-type="float" office:value="0" calcext:value-type="float">
            <text:p>0.00</text:p>
          </table:table-cell>
          <table:table-cell table:style-name="ce3" table:formula="of:=[$data_input.BI9]" office:value-type="float" office:value="0" calcext:value-type="float">
            <text:p>0.00</text:p>
          </table:table-cell>
        </table:table-row>
        <table:table-row table:style-name="ro1">
          <table:table-cell table:formula="of:=[$data_input.A10]" office:value-type="float" office:value="0" calcext:value-type="float">
            <text:p>0</text:p>
          </table:table-cell>
          <table:table-cell table:style-name="ce3" table:formula="of:=[$data_input.BJ10]" office:value-type="float" office:value="0" calcext:value-type="float">
            <text:p>0.00</text:p>
          </table:table-cell>
          <table:table-cell table:style-name="ce3" table:formula="of:=[$data_input.C10]" office:value-type="float" office:value="0" calcext:value-type="float">
            <text:p>0.00</text:p>
          </table:table-cell>
          <table:table-cell table:style-name="ce3" table:formula="of:=[$data_input.E10]" office:value-type="float" office:value="0" calcext:value-type="float">
            <text:p>0.00</text:p>
          </table:table-cell>
          <table:table-cell table:style-name="ce3" table:formula="of:=[$data_input.G10]" office:value-type="float" office:value="0" calcext:value-type="float">
            <text:p>0.00</text:p>
          </table:table-cell>
          <table:table-cell table:style-name="ce3" table:formula="of:=[$data_input.I10]" office:value-type="float" office:value="0" calcext:value-type="float">
            <text:p>0.00</text:p>
          </table:table-cell>
          <table:table-cell table:style-name="ce3" table:formula="of:=[$data_input.K10]" office:value-type="float" office:value="0" calcext:value-type="float">
            <text:p>0.00</text:p>
          </table:table-cell>
          <table:table-cell table:style-name="ce3" table:formula="of:=[$data_input.M10]" office:value-type="float" office:value="0" calcext:value-type="float">
            <text:p>0.00</text:p>
          </table:table-cell>
          <table:table-cell table:style-name="ce3" table:formula="of:=[$data_input.O10]" office:value-type="float" office:value="0" calcext:value-type="float">
            <text:p>0.00</text:p>
          </table:table-cell>
          <table:table-cell table:style-name="ce3" table:formula="of:=[$data_input.Q10]" office:value-type="float" office:value="0" calcext:value-type="float">
            <text:p>0.00</text:p>
          </table:table-cell>
          <table:table-cell table:style-name="ce3" table:formula="of:=[$data_input.S10]" office:value-type="float" office:value="0" calcext:value-type="float">
            <text:p>0.00</text:p>
          </table:table-cell>
          <table:table-cell table:style-name="ce3" table:formula="of:=[$data_input.U10]" office:value-type="float" office:value="0" calcext:value-type="float">
            <text:p>0.00</text:p>
          </table:table-cell>
          <table:table-cell table:style-name="ce3" table:formula="of:=[$data_input.W10]" office:value-type="float" office:value="0" calcext:value-type="float">
            <text:p>0.00</text:p>
          </table:table-cell>
          <table:table-cell table:style-name="ce3" table:formula="of:=[$data_input.Y10]" office:value-type="float" office:value="0" calcext:value-type="float">
            <text:p>0.00</text:p>
          </table:table-cell>
          <table:table-cell table:style-name="ce3" table:formula="of:=[$data_input.AA10]" office:value-type="float" office:value="0" calcext:value-type="float">
            <text:p>0.00</text:p>
          </table:table-cell>
          <table:table-cell table:style-name="ce3" table:formula="of:=[$data_input.AC10]" office:value-type="float" office:value="0" calcext:value-type="float">
            <text:p>0.00</text:p>
          </table:table-cell>
          <table:table-cell table:style-name="ce3" table:formula="of:=[$data_input.AE10]" office:value-type="float" office:value="0" calcext:value-type="float">
            <text:p>0.00</text:p>
          </table:table-cell>
          <table:table-cell table:style-name="ce3" table:formula="of:=[$data_input.AG10]" office:value-type="float" office:value="0" calcext:value-type="float">
            <text:p>0.00</text:p>
          </table:table-cell>
          <table:table-cell table:style-name="ce3" table:formula="of:=[$data_input.AI10]" office:value-type="float" office:value="0" calcext:value-type="float">
            <text:p>0.00</text:p>
          </table:table-cell>
          <table:table-cell table:style-name="ce3" table:formula="of:=[$data_input.AK10]" office:value-type="float" office:value="0" calcext:value-type="float">
            <text:p>0.00</text:p>
          </table:table-cell>
          <table:table-cell table:style-name="ce3" table:formula="of:=[$data_input.AM10]" office:value-type="float" office:value="0" calcext:value-type="float">
            <text:p>0.00</text:p>
          </table:table-cell>
          <table:table-cell table:style-name="ce3" table:formula="of:=[$data_input.AO10]" office:value-type="float" office:value="0" calcext:value-type="float">
            <text:p>0.00</text:p>
          </table:table-cell>
          <table:table-cell table:style-name="ce3" table:formula="of:=[$data_input.AQ10]" office:value-type="float" office:value="0" calcext:value-type="float">
            <text:p>0.00</text:p>
          </table:table-cell>
          <table:table-cell table:style-name="ce3" table:formula="of:=[$data_input.AS10]" office:value-type="float" office:value="0" calcext:value-type="float">
            <text:p>0.00</text:p>
          </table:table-cell>
          <table:table-cell table:style-name="ce3" table:formula="of:=[$data_input.AU10]" office:value-type="float" office:value="0" calcext:value-type="float">
            <text:p>0.00</text:p>
          </table:table-cell>
          <table:table-cell table:style-name="ce3" table:formula="of:=[$data_input.AW10]" office:value-type="float" office:value="0" calcext:value-type="float">
            <text:p>0.00</text:p>
          </table:table-cell>
          <table:table-cell table:style-name="ce3" table:formula="of:=[$data_input.AY10]" office:value-type="float" office:value="0" calcext:value-type="float">
            <text:p>0.00</text:p>
          </table:table-cell>
          <table:table-cell table:style-name="ce3" table:formula="of:=[$data_input.BA10]" office:value-type="float" office:value="0" calcext:value-type="float">
            <text:p>0.00</text:p>
          </table:table-cell>
          <table:table-cell table:style-name="ce3" table:formula="of:=[$data_input.BC10]" office:value-type="float" office:value="0" calcext:value-type="float">
            <text:p>0.00</text:p>
          </table:table-cell>
          <table:table-cell table:style-name="ce3" table:formula="of:=[$data_input.BE10]" office:value-type="float" office:value="0" calcext:value-type="float">
            <text:p>0.00</text:p>
          </table:table-cell>
          <table:table-cell table:style-name="ce3" table:formula="of:=[$data_input.BG10]" office:value-type="float" office:value="0" calcext:value-type="float">
            <text:p>0.00</text:p>
          </table:table-cell>
          <table:table-cell table:style-name="ce3" table:formula="of:=[$data_input.BI10]" office:value-type="float" office:value="0" calcext:value-type="float">
            <text:p>0.00</text:p>
          </table:table-cell>
        </table:table-row>
        <table:table-row table:style-name="ro1">
          <table:table-cell table:formula="of:=[$data_input.A11]" office:value-type="float" office:value="0" calcext:value-type="float">
            <text:p>0</text:p>
          </table:table-cell>
          <table:table-cell table:style-name="ce3" table:formula="of:=[$data_input.BJ11]" office:value-type="float" office:value="0" calcext:value-type="float">
            <text:p>0.00</text:p>
          </table:table-cell>
          <table:table-cell table:style-name="ce3" table:formula="of:=[$data_input.C11]" office:value-type="float" office:value="0" calcext:value-type="float">
            <text:p>0.00</text:p>
          </table:table-cell>
          <table:table-cell table:style-name="ce3" table:formula="of:=[$data_input.E11]" office:value-type="float" office:value="0" calcext:value-type="float">
            <text:p>0.00</text:p>
          </table:table-cell>
          <table:table-cell table:style-name="ce3" table:formula="of:=[$data_input.G11]" office:value-type="float" office:value="0" calcext:value-type="float">
            <text:p>0.00</text:p>
          </table:table-cell>
          <table:table-cell table:style-name="ce3" table:formula="of:=[$data_input.I11]" office:value-type="float" office:value="0" calcext:value-type="float">
            <text:p>0.00</text:p>
          </table:table-cell>
          <table:table-cell table:style-name="ce3" table:formula="of:=[$data_input.K11]" office:value-type="float" office:value="0" calcext:value-type="float">
            <text:p>0.00</text:p>
          </table:table-cell>
          <table:table-cell table:style-name="ce3" table:formula="of:=[$data_input.M11]" office:value-type="float" office:value="0" calcext:value-type="float">
            <text:p>0.00</text:p>
          </table:table-cell>
          <table:table-cell table:style-name="ce3" table:formula="of:=[$data_input.O11]" office:value-type="float" office:value="0" calcext:value-type="float">
            <text:p>0.00</text:p>
          </table:table-cell>
          <table:table-cell table:style-name="ce3" table:formula="of:=[$data_input.Q11]" office:value-type="float" office:value="0" calcext:value-type="float">
            <text:p>0.00</text:p>
          </table:table-cell>
          <table:table-cell table:style-name="ce3" table:formula="of:=[$data_input.S11]" office:value-type="float" office:value="0" calcext:value-type="float">
            <text:p>0.00</text:p>
          </table:table-cell>
          <table:table-cell table:style-name="ce3" table:formula="of:=[$data_input.U11]" office:value-type="float" office:value="0" calcext:value-type="float">
            <text:p>0.00</text:p>
          </table:table-cell>
          <table:table-cell table:style-name="ce3" table:formula="of:=[$data_input.W11]" office:value-type="float" office:value="0" calcext:value-type="float">
            <text:p>0.00</text:p>
          </table:table-cell>
          <table:table-cell table:style-name="ce3" table:formula="of:=[$data_input.Y11]" office:value-type="float" office:value="0" calcext:value-type="float">
            <text:p>0.00</text:p>
          </table:table-cell>
          <table:table-cell table:style-name="ce3" table:formula="of:=[$data_input.AA11]" office:value-type="float" office:value="0" calcext:value-type="float">
            <text:p>0.00</text:p>
          </table:table-cell>
          <table:table-cell table:style-name="ce3" table:formula="of:=[$data_input.AC11]" office:value-type="float" office:value="0" calcext:value-type="float">
            <text:p>0.00</text:p>
          </table:table-cell>
          <table:table-cell table:style-name="ce3" table:formula="of:=[$data_input.AE11]" office:value-type="float" office:value="0" calcext:value-type="float">
            <text:p>0.00</text:p>
          </table:table-cell>
          <table:table-cell table:style-name="ce3" table:formula="of:=[$data_input.AG11]" office:value-type="float" office:value="0" calcext:value-type="float">
            <text:p>0.00</text:p>
          </table:table-cell>
          <table:table-cell table:style-name="ce3" table:formula="of:=[$data_input.AI11]" office:value-type="float" office:value="0" calcext:value-type="float">
            <text:p>0.00</text:p>
          </table:table-cell>
          <table:table-cell table:style-name="ce3" table:formula="of:=[$data_input.AK11]" office:value-type="float" office:value="0" calcext:value-type="float">
            <text:p>0.00</text:p>
          </table:table-cell>
          <table:table-cell table:style-name="ce3" table:formula="of:=[$data_input.AM11]" office:value-type="float" office:value="0" calcext:value-type="float">
            <text:p>0.00</text:p>
          </table:table-cell>
          <table:table-cell table:style-name="ce3" table:formula="of:=[$data_input.AO11]" office:value-type="float" office:value="0" calcext:value-type="float">
            <text:p>0.00</text:p>
          </table:table-cell>
          <table:table-cell table:style-name="ce3" table:formula="of:=[$data_input.AQ11]" office:value-type="float" office:value="0" calcext:value-type="float">
            <text:p>0.00</text:p>
          </table:table-cell>
          <table:table-cell table:style-name="ce3" table:formula="of:=[$data_input.AS11]" office:value-type="float" office:value="0" calcext:value-type="float">
            <text:p>0.00</text:p>
          </table:table-cell>
          <table:table-cell table:style-name="ce3" table:formula="of:=[$data_input.AU11]" office:value-type="float" office:value="0" calcext:value-type="float">
            <text:p>0.00</text:p>
          </table:table-cell>
          <table:table-cell table:style-name="ce3" table:formula="of:=[$data_input.AW11]" office:value-type="float" office:value="0" calcext:value-type="float">
            <text:p>0.00</text:p>
          </table:table-cell>
          <table:table-cell table:style-name="ce3" table:formula="of:=[$data_input.AY11]" office:value-type="float" office:value="0" calcext:value-type="float">
            <text:p>0.00</text:p>
          </table:table-cell>
          <table:table-cell table:style-name="ce3" table:formula="of:=[$data_input.BA11]" office:value-type="float" office:value="0" calcext:value-type="float">
            <text:p>0.00</text:p>
          </table:table-cell>
          <table:table-cell table:style-name="ce3" table:formula="of:=[$data_input.BC11]" office:value-type="float" office:value="0" calcext:value-type="float">
            <text:p>0.00</text:p>
          </table:table-cell>
          <table:table-cell table:style-name="ce3" table:formula="of:=[$data_input.BE11]" office:value-type="float" office:value="0" calcext:value-type="float">
            <text:p>0.00</text:p>
          </table:table-cell>
          <table:table-cell table:style-name="ce3" table:formula="of:=[$data_input.BG11]" office:value-type="float" office:value="0" calcext:value-type="float">
            <text:p>0.00</text:p>
          </table:table-cell>
          <table:table-cell table:style-name="ce3" table:formula="of:=[$data_input.BI11]" office:value-type="float" office:value="0" calcext:value-type="float">
            <text:p>0.00</text:p>
          </table:table-cell>
        </table:table-row>
        <table:table-row table:style-name="ro1">
          <table:table-cell table:formula="of:=[$data_input.A12]" office:value-type="float" office:value="0" calcext:value-type="float">
            <text:p>0</text:p>
          </table:table-cell>
          <table:table-cell table:style-name="ce3" table:formula="of:=[$data_input.BJ12]" office:value-type="float" office:value="0" calcext:value-type="float">
            <text:p>0.00</text:p>
          </table:table-cell>
          <table:table-cell table:style-name="ce3" table:formula="of:=[$data_input.C12]" office:value-type="float" office:value="0" calcext:value-type="float">
            <text:p>0.00</text:p>
          </table:table-cell>
          <table:table-cell table:style-name="ce3" table:formula="of:=[$data_input.E12]" office:value-type="float" office:value="0" calcext:value-type="float">
            <text:p>0.00</text:p>
          </table:table-cell>
          <table:table-cell table:style-name="ce3" table:formula="of:=[$data_input.G12]" office:value-type="float" office:value="0" calcext:value-type="float">
            <text:p>0.00</text:p>
          </table:table-cell>
          <table:table-cell table:style-name="ce3" table:formula="of:=[$data_input.I12]" office:value-type="float" office:value="0" calcext:value-type="float">
            <text:p>0.00</text:p>
          </table:table-cell>
          <table:table-cell table:style-name="ce3" table:formula="of:=[$data_input.K12]" office:value-type="float" office:value="0" calcext:value-type="float">
            <text:p>0.00</text:p>
          </table:table-cell>
          <table:table-cell table:style-name="ce3" table:formula="of:=[$data_input.M12]" office:value-type="float" office:value="0" calcext:value-type="float">
            <text:p>0.00</text:p>
          </table:table-cell>
          <table:table-cell table:style-name="ce3" table:formula="of:=[$data_input.O12]" office:value-type="float" office:value="0" calcext:value-type="float">
            <text:p>0.00</text:p>
          </table:table-cell>
          <table:table-cell table:style-name="ce3" table:formula="of:=[$data_input.Q12]" office:value-type="float" office:value="0" calcext:value-type="float">
            <text:p>0.00</text:p>
          </table:table-cell>
          <table:table-cell table:style-name="ce3" table:formula="of:=[$data_input.S12]" office:value-type="float" office:value="0" calcext:value-type="float">
            <text:p>0.00</text:p>
          </table:table-cell>
          <table:table-cell table:style-name="ce3" table:formula="of:=[$data_input.U12]" office:value-type="float" office:value="0" calcext:value-type="float">
            <text:p>0.00</text:p>
          </table:table-cell>
          <table:table-cell table:style-name="ce3" table:formula="of:=[$data_input.W12]" office:value-type="float" office:value="0" calcext:value-type="float">
            <text:p>0.00</text:p>
          </table:table-cell>
          <table:table-cell table:style-name="ce3" table:formula="of:=[$data_input.Y12]" office:value-type="float" office:value="0" calcext:value-type="float">
            <text:p>0.00</text:p>
          </table:table-cell>
          <table:table-cell table:style-name="ce3" table:formula="of:=[$data_input.AA12]" office:value-type="float" office:value="0" calcext:value-type="float">
            <text:p>0.00</text:p>
          </table:table-cell>
          <table:table-cell table:style-name="ce3" table:formula="of:=[$data_input.AC12]" office:value-type="float" office:value="0" calcext:value-type="float">
            <text:p>0.00</text:p>
          </table:table-cell>
          <table:table-cell table:style-name="ce3" table:formula="of:=[$data_input.AE12]" office:value-type="float" office:value="0" calcext:value-type="float">
            <text:p>0.00</text:p>
          </table:table-cell>
          <table:table-cell table:style-name="ce3" table:formula="of:=[$data_input.AG12]" office:value-type="float" office:value="0" calcext:value-type="float">
            <text:p>0.00</text:p>
          </table:table-cell>
          <table:table-cell table:style-name="ce3" table:formula="of:=[$data_input.AI12]" office:value-type="float" office:value="0" calcext:value-type="float">
            <text:p>0.00</text:p>
          </table:table-cell>
          <table:table-cell table:style-name="ce3" table:formula="of:=[$data_input.AK12]" office:value-type="float" office:value="0" calcext:value-type="float">
            <text:p>0.00</text:p>
          </table:table-cell>
          <table:table-cell table:style-name="ce3" table:formula="of:=[$data_input.AM12]" office:value-type="float" office:value="0" calcext:value-type="float">
            <text:p>0.00</text:p>
          </table:table-cell>
          <table:table-cell table:style-name="ce3" table:formula="of:=[$data_input.AO12]" office:value-type="float" office:value="0" calcext:value-type="float">
            <text:p>0.00</text:p>
          </table:table-cell>
          <table:table-cell table:style-name="ce3" table:formula="of:=[$data_input.AQ12]" office:value-type="float" office:value="0" calcext:value-type="float">
            <text:p>0.00</text:p>
          </table:table-cell>
          <table:table-cell table:style-name="ce3" table:formula="of:=[$data_input.AS12]" office:value-type="float" office:value="0" calcext:value-type="float">
            <text:p>0.00</text:p>
          </table:table-cell>
          <table:table-cell table:style-name="ce3" table:formula="of:=[$data_input.AU12]" office:value-type="float" office:value="0" calcext:value-type="float">
            <text:p>0.00</text:p>
          </table:table-cell>
          <table:table-cell table:style-name="ce3" table:formula="of:=[$data_input.AW12]" office:value-type="float" office:value="0" calcext:value-type="float">
            <text:p>0.00</text:p>
          </table:table-cell>
          <table:table-cell table:style-name="ce3" table:formula="of:=[$data_input.AY12]" office:value-type="float" office:value="0" calcext:value-type="float">
            <text:p>0.00</text:p>
          </table:table-cell>
          <table:table-cell table:style-name="ce3" table:formula="of:=[$data_input.BA12]" office:value-type="float" office:value="0" calcext:value-type="float">
            <text:p>0.00</text:p>
          </table:table-cell>
          <table:table-cell table:style-name="ce3" table:formula="of:=[$data_input.BC12]" office:value-type="float" office:value="0" calcext:value-type="float">
            <text:p>0.00</text:p>
          </table:table-cell>
          <table:table-cell table:style-name="ce3" table:formula="of:=[$data_input.BE12]" office:value-type="float" office:value="0" calcext:value-type="float">
            <text:p>0.00</text:p>
          </table:table-cell>
          <table:table-cell table:style-name="ce3" table:formula="of:=[$data_input.BG12]" office:value-type="float" office:value="0" calcext:value-type="float">
            <text:p>0.00</text:p>
          </table:table-cell>
          <table:table-cell table:style-name="ce3" table:formula="of:=[$data_input.BI12]" office:value-type="float" office:value="0" calcext:value-type="float">
            <text:p>0.00</text:p>
          </table:table-cell>
        </table:table-row>
        <table:table-row table:style-name="ro1">
          <table:table-cell table:formula="of:=[$data_input.A13]" office:value-type="float" office:value="0" calcext:value-type="float">
            <text:p>0</text:p>
          </table:table-cell>
          <table:table-cell table:style-name="ce3" table:formula="of:=[$data_input.BJ13]" office:value-type="float" office:value="0" calcext:value-type="float">
            <text:p>0.00</text:p>
          </table:table-cell>
          <table:table-cell table:style-name="ce3" table:formula="of:=[$data_input.C13]" office:value-type="float" office:value="0" calcext:value-type="float">
            <text:p>0.00</text:p>
          </table:table-cell>
          <table:table-cell table:style-name="ce3" table:formula="of:=[$data_input.E13]" office:value-type="float" office:value="0" calcext:value-type="float">
            <text:p>0.00</text:p>
          </table:table-cell>
          <table:table-cell table:style-name="ce3" table:formula="of:=[$data_input.G13]" office:value-type="float" office:value="0" calcext:value-type="float">
            <text:p>0.00</text:p>
          </table:table-cell>
          <table:table-cell table:style-name="ce3" table:formula="of:=[$data_input.I13]" office:value-type="float" office:value="0" calcext:value-type="float">
            <text:p>0.00</text:p>
          </table:table-cell>
          <table:table-cell table:style-name="ce3" table:formula="of:=[$data_input.K13]" office:value-type="float" office:value="0" calcext:value-type="float">
            <text:p>0.00</text:p>
          </table:table-cell>
          <table:table-cell table:style-name="ce3" table:formula="of:=[$data_input.M13]" office:value-type="float" office:value="0" calcext:value-type="float">
            <text:p>0.00</text:p>
          </table:table-cell>
          <table:table-cell table:style-name="ce3" table:formula="of:=[$data_input.O13]" office:value-type="float" office:value="0" calcext:value-type="float">
            <text:p>0.00</text:p>
          </table:table-cell>
          <table:table-cell table:style-name="ce3" table:formula="of:=[$data_input.Q13]" office:value-type="float" office:value="0" calcext:value-type="float">
            <text:p>0.00</text:p>
          </table:table-cell>
          <table:table-cell table:style-name="ce3" table:formula="of:=[$data_input.S13]" office:value-type="float" office:value="0" calcext:value-type="float">
            <text:p>0.00</text:p>
          </table:table-cell>
          <table:table-cell table:style-name="ce3" table:formula="of:=[$data_input.U13]" office:value-type="float" office:value="0" calcext:value-type="float">
            <text:p>0.00</text:p>
          </table:table-cell>
          <table:table-cell table:style-name="ce3" table:formula="of:=[$data_input.W13]" office:value-type="float" office:value="0" calcext:value-type="float">
            <text:p>0.00</text:p>
          </table:table-cell>
          <table:table-cell table:style-name="ce3" table:formula="of:=[$data_input.Y13]" office:value-type="float" office:value="0" calcext:value-type="float">
            <text:p>0.00</text:p>
          </table:table-cell>
          <table:table-cell table:style-name="ce3" table:formula="of:=[$data_input.AA13]" office:value-type="float" office:value="0" calcext:value-type="float">
            <text:p>0.00</text:p>
          </table:table-cell>
          <table:table-cell table:style-name="ce3" table:formula="of:=[$data_input.AC13]" office:value-type="float" office:value="0" calcext:value-type="float">
            <text:p>0.00</text:p>
          </table:table-cell>
          <table:table-cell table:style-name="ce3" table:formula="of:=[$data_input.AE13]" office:value-type="float" office:value="0" calcext:value-type="float">
            <text:p>0.00</text:p>
          </table:table-cell>
          <table:table-cell table:style-name="ce3" table:formula="of:=[$data_input.AG13]" office:value-type="float" office:value="0" calcext:value-type="float">
            <text:p>0.00</text:p>
          </table:table-cell>
          <table:table-cell table:style-name="ce3" table:formula="of:=[$data_input.AI13]" office:value-type="float" office:value="0" calcext:value-type="float">
            <text:p>0.00</text:p>
          </table:table-cell>
          <table:table-cell table:style-name="ce3" table:formula="of:=[$data_input.AK13]" office:value-type="float" office:value="0" calcext:value-type="float">
            <text:p>0.00</text:p>
          </table:table-cell>
          <table:table-cell table:style-name="ce3" table:formula="of:=[$data_input.AM13]" office:value-type="float" office:value="0" calcext:value-type="float">
            <text:p>0.00</text:p>
          </table:table-cell>
          <table:table-cell table:style-name="ce3" table:formula="of:=[$data_input.AO13]" office:value-type="float" office:value="0" calcext:value-type="float">
            <text:p>0.00</text:p>
          </table:table-cell>
          <table:table-cell table:style-name="ce3" table:formula="of:=[$data_input.AQ13]" office:value-type="float" office:value="0" calcext:value-type="float">
            <text:p>0.00</text:p>
          </table:table-cell>
          <table:table-cell table:style-name="ce3" table:formula="of:=[$data_input.AS13]" office:value-type="float" office:value="0" calcext:value-type="float">
            <text:p>0.00</text:p>
          </table:table-cell>
          <table:table-cell table:style-name="ce3" table:formula="of:=[$data_input.AU13]" office:value-type="float" office:value="0" calcext:value-type="float">
            <text:p>0.00</text:p>
          </table:table-cell>
          <table:table-cell table:style-name="ce3" table:formula="of:=[$data_input.AW13]" office:value-type="float" office:value="0" calcext:value-type="float">
            <text:p>0.00</text:p>
          </table:table-cell>
          <table:table-cell table:style-name="ce3" table:formula="of:=[$data_input.AY13]" office:value-type="float" office:value="0" calcext:value-type="float">
            <text:p>0.00</text:p>
          </table:table-cell>
          <table:table-cell table:style-name="ce3" table:formula="of:=[$data_input.BA13]" office:value-type="float" office:value="0" calcext:value-type="float">
            <text:p>0.00</text:p>
          </table:table-cell>
          <table:table-cell table:style-name="ce3" table:formula="of:=[$data_input.BC13]" office:value-type="float" office:value="0" calcext:value-type="float">
            <text:p>0.00</text:p>
          </table:table-cell>
          <table:table-cell table:style-name="ce3" table:formula="of:=[$data_input.BE13]" office:value-type="float" office:value="0" calcext:value-type="float">
            <text:p>0.00</text:p>
          </table:table-cell>
          <table:table-cell table:style-name="ce3" table:formula="of:=[$data_input.BG13]" office:value-type="float" office:value="0" calcext:value-type="float">
            <text:p>0.00</text:p>
          </table:table-cell>
          <table:table-cell table:style-name="ce3" table:formula="of:=[$data_input.BI13]" office:value-type="float" office:value="0" calcext:value-type="float">
            <text:p>0.00</text:p>
          </table:table-cell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formula="of:=[.A2]" office:value-type="string" office:string-value="10_2_1439_3_S_1-9" calcext:value-type="string">
            <text:p>10_2_1439_3_S_1-9</text:p>
          </table:table-cell>
          <table:table-cell/>
          <table:table-cell table:formula="of:=[.C2]/[.$B2]*100" office:value-type="float" office:value="1.9976784865367" calcext:value-type="float">
            <text:p>1.9976784865367</text:p>
          </table:table-cell>
          <table:table-cell table:formula="of:=[.D2]/[.$B2]*100" office:value-type="float" office:value="0.846930973326735" calcext:value-type="float">
            <text:p>0.846930973326735</text:p>
          </table:table-cell>
          <table:table-cell table:formula="of:=[.E2]/[.$B2]*100" office:value-type="float" office:value="1.90227830420568" calcext:value-type="float">
            <text:p>1.90227830420568</text:p>
          </table:table-cell>
          <table:table-cell table:formula="of:=[.F2]/[.$B2]*100" office:value-type="float" office:value="1.93289065070687" calcext:value-type="float">
            <text:p>1.93289065070687</text:p>
          </table:table-cell>
          <table:table-cell table:formula="of:=[.G2]/[.$B2]*100" office:value-type="float" office:value="4.83896794248213" calcext:value-type="float">
            <text:p>4.83896794248213</text:p>
          </table:table-cell>
          <table:table-cell table:formula="of:=[.H2]/[.$B2]*100" office:value-type="float" office:value="0.860914355129617" calcext:value-type="float">
            <text:p>0.860914355129617</text:p>
          </table:table-cell>
          <table:table-cell table:formula="of:=[.I2]/[.$B2]*100" office:value-type="float" office:value="2.2101442647352" calcext:value-type="float">
            <text:p>2.2101442647352</text:p>
          </table:table-cell>
          <table:table-cell table:formula="of:=[.J2]/[.$B2]*100" office:value-type="float" office:value="1.70824187643959" calcext:value-type="float">
            <text:p>1.70824187643959</text:p>
          </table:table-cell>
          <table:table-cell table:formula="of:=[.K2]/[.$B2]*100" office:value-type="float" office:value="1.87473703369141" calcext:value-type="float">
            <text:p>1.87473703369141</text:p>
          </table:table-cell>
          <table:table-cell table:formula="of:=[.L2]/[.$B2]*100" office:value-type="float" office:value="2.44379786218377" calcext:value-type="float">
            <text:p>2.44379786218377</text:p>
          </table:table-cell>
          <table:table-cell table:formula="of:=[.M2]/[.$B2]*100" office:value-type="float" office:value="2.05748776374493" calcext:value-type="float">
            <text:p>2.05748776374493</text:p>
          </table:table-cell>
          <table:table-cell table:formula="of:=[.N2]/[.$B2]*100" office:value-type="float" office:value="1.78574819284111" calcext:value-type="float">
            <text:p>1.78574819284111</text:p>
          </table:table-cell>
          <table:table-cell table:formula="of:=[.O2]/[.$B2]*100" office:value-type="float" office:value="1.94400557228068" calcext:value-type="float">
            <text:p>1.94400557228068</text:p>
          </table:table-cell>
          <table:table-cell table:formula="of:=[.P2]/[.$B2]*100" office:value-type="float" office:value="0.669060388526715" calcext:value-type="float">
            <text:p>0.669060388526715</text:p>
          </table:table-cell>
          <table:table-cell table:formula="of:=[.Q2]/[.$B2]*100" office:value-type="float" office:value="1.27721448024195" calcext:value-type="float">
            <text:p>1.27721448024195</text:p>
          </table:table-cell>
          <table:table-cell table:formula="of:=[.R2]/[.$B2]*100" office:value-type="float" office:value="1.8597897797833" calcext:value-type="float">
            <text:p>1.8597897797833</text:p>
          </table:table-cell>
          <table:table-cell table:formula="of:=[.S2]/[.$B2]*100" office:value-type="float" office:value="2.18878856385719" calcext:value-type="float">
            <text:p>2.18878856385719</text:p>
          </table:table-cell>
          <table:table-cell table:formula="of:=[.T2]/[.$B2]*100" office:value-type="float" office:value="1.50320920204357" calcext:value-type="float">
            <text:p>1.50320920204357</text:p>
          </table:table-cell>
          <table:table-cell table:formula="of:=[.U2]/[.$B2]*100" office:value-type="float" office:value="1.68774873978788" calcext:value-type="float">
            <text:p>1.68774873978788</text:p>
          </table:table-cell>
          <table:table-cell table:formula="of:=[.V2]/[.$B2]*100" office:value-type="float" office:value="0.849304472204476" calcext:value-type="float">
            <text:p>0.849304472204476</text:p>
          </table:table-cell>
          <table:table-cell table:formula="of:=[.W2]/[.$B2]*100" office:value-type="float" office:value="2.01755798689319" calcext:value-type="float">
            <text:p>2.01755798689319</text:p>
          </table:table-cell>
          <table:table-cell table:formula="of:=[.X2]/[.$B2]*100" office:value-type="float" office:value="2.24972091126611" calcext:value-type="float">
            <text:p>2.24972091126611</text:p>
          </table:table-cell>
          <table:table-cell table:formula="of:=[.Y2]/[.$B2]*100" office:value-type="float" office:value="0.981609667573536" calcext:value-type="float">
            <text:p>0.981609667573536</text:p>
          </table:table-cell>
          <table:table-cell table:formula="of:=[.Z2]/[.$B2]*100" office:value-type="float" office:value="3.15969143588346" calcext:value-type="float">
            <text:p>3.15969143588346</text:p>
          </table:table-cell>
          <table:table-cell table:formula="of:=[.AA2]/[.$B2]*100" office:value-type="float" office:value="2.22489179739628" calcext:value-type="float">
            <text:p>2.22489179739628</text:p>
          </table:table-cell>
          <table:table-cell table:formula="of:=[.AB2]/[.$B2]*100" office:value-type="float" office:value="1.22378181038453" calcext:value-type="float">
            <text:p>1.22378181038453</text:p>
          </table:table-cell>
          <table:table-cell table:formula="of:=[.AC2]/[.$B2]*100" office:value-type="float" office:value="0.895416924181646" calcext:value-type="float">
            <text:p>0.895416924181646</text:p>
          </table:table-cell>
          <table:table-cell table:formula="of:=[.AD2]/[.$B2]*100" office:value-type="float" office:value="2.36183978813107" calcext:value-type="float">
            <text:p>2.36183978813107</text:p>
          </table:table-cell>
          <table:table-cell table:formula="of:=[.AE2]/[.$B2]*100" office:value-type="float" office:value="1.90545647709319" calcext:value-type="float">
            <text:p>1.90545647709319</text:p>
          </table:table-cell>
          <table:table-cell table:formula="of:=[.AF2]/[.$B2]*100" office:value-type="float" office:value="0.976622425419455" calcext:value-type="float">
            <text:p>0.976622425419455</text:p>
          </table:table-cell>
        </table:table-row>
        <table:table-row table:style-name="ro1">
          <table:table-cell table:formula="of:=[.A3]" office:value-type="string" office:string-value="6_2_1439_3_S_1-9" calcext:value-type="string">
            <text:p>6_2_1439_3_S_1-9</text:p>
          </table:table-cell>
          <table:table-cell/>
          <table:table-cell table:formula="of:=[.C3]/[.$B3]*100" office:value-type="float" office:value="0.0800023391098804" calcext:value-type="float">
            <text:p>0.080002339109881</text:p>
          </table:table-cell>
          <table:table-cell table:formula="of:=[.D3]/[.$B3]*100" office:value-type="float" office:value="0.260124833439562" calcext:value-type="float">
            <text:p>0.260124833439562</text:p>
          </table:table-cell>
          <table:table-cell table:formula="of:=[.E3]/[.$B3]*100" office:value-type="float" office:value="0.834300913245872" calcext:value-type="float">
            <text:p>0.834300913245872</text:p>
          </table:table-cell>
          <table:table-cell table:formula="of:=[.F3]/[.$B3]*100" office:value-type="float" office:value="0.121552801176028" calcext:value-type="float">
            <text:p>0.121552801176028</text:p>
          </table:table-cell>
          <table:table-cell table:formula="of:=[.G3]/[.$B3]*100" office:value-type="float" office:value="0.215650484022886" calcext:value-type="float">
            <text:p>0.215650484022886</text:p>
          </table:table-cell>
          <table:table-cell table:formula="of:=[.H3]/[.$B3]*100" office:value-type="float" office:value="4.38368868065744" calcext:value-type="float">
            <text:p>4.38368868065744</text:p>
          </table:table-cell>
          <table:table-cell table:formula="of:=[.I3]/[.$B3]*100" office:value-type="float" office:value="0.156464751710474" calcext:value-type="float">
            <text:p>0.156464751710474</text:p>
          </table:table-cell>
          <table:table-cell table:formula="of:=[.J3]/[.$B3]*100" office:value-type="float" office:value="1.28793559945024" calcext:value-type="float">
            <text:p>1.28793559945024</text:p>
          </table:table-cell>
          <table:table-cell table:formula="of:=[.K3]/[.$B3]*100" office:value-type="float" office:value="0.973488984668165" calcext:value-type="float">
            <text:p>0.973488984668165</text:p>
          </table:table-cell>
          <table:table-cell table:formula="of:=[.L3]/[.$B3]*100" office:value-type="float" office:value="0.826090122667188" calcext:value-type="float">
            <text:p>0.826090122667188</text:p>
          </table:table-cell>
          <table:table-cell table:formula="of:=[.M3]/[.$B3]*100" office:value-type="float" office:value="0.674452543469378" calcext:value-type="float">
            <text:p>0.674452543469378</text:p>
          </table:table-cell>
          <table:table-cell table:formula="of:=[.N3]/[.$B3]*100" office:value-type="float" office:value="1.21424996037121" calcext:value-type="float">
            <text:p>1.21424996037121</text:p>
          </table:table-cell>
          <table:table-cell table:formula="of:=[.O3]/[.$B3]*100" office:value-type="float" office:value="0.466102583208501" calcext:value-type="float">
            <text:p>0.466102583208501</text:p>
          </table:table-cell>
          <table:table-cell table:formula="of:=[.P3]/[.$B3]*100" office:value-type="float" office:value="0.101536125823516" calcext:value-type="float">
            <text:p>0.101536125823516</text:p>
          </table:table-cell>
          <table:table-cell table:formula="of:=[.Q3]/[.$B3]*100" office:value-type="float" office:value="0.312442188862527" calcext:value-type="float">
            <text:p>0.312442188862527</text:p>
          </table:table-cell>
          <table:table-cell table:formula="of:=[.R3]/[.$B3]*100" office:value-type="float" office:value="1.60118691437203" calcext:value-type="float">
            <text:p>1.60118691437203</text:p>
          </table:table-cell>
          <table:table-cell table:formula="of:=[.S3]/[.$B3]*100" office:value-type="float" office:value="0.392030770328465" calcext:value-type="float">
            <text:p>0.392030770328465</text:p>
          </table:table-cell>
          <table:table-cell table:formula="of:=[.T3]/[.$B3]*100" office:value-type="float" office:value="0.257807790633483" calcext:value-type="float">
            <text:p>0.257807790633483</text:p>
          </table:table-cell>
          <table:table-cell table:formula="of:=[.U3]/[.$B3]*100" office:value-type="float" office:value="0.241790772505749" calcext:value-type="float">
            <text:p>0.241790772505749</text:p>
          </table:table-cell>
          <table:table-cell table:formula="of:=[.V3]/[.$B3]*100" office:value-type="float" office:value="0.275240779364932" calcext:value-type="float">
            <text:p>0.275240779364932</text:p>
          </table:table-cell>
          <table:table-cell table:formula="of:=[.W3]/[.$B3]*100" office:value-type="float" office:value="0.255279271698278" calcext:value-type="float">
            <text:p>0.255279271698278</text:p>
          </table:table-cell>
          <table:table-cell table:formula="of:=[.X3]/[.$B3]*100" office:value-type="float" office:value="0.23167669676493" calcext:value-type="float">
            <text:p>0.23167669676493</text:p>
          </table:table-cell>
          <table:table-cell table:formula="of:=[.Y3]/[.$B3]*100" office:value-type="float" office:value="0.751310324485295" calcext:value-type="float">
            <text:p>0.751310324485295</text:p>
          </table:table-cell>
          <table:table-cell table:formula="of:=[.Z3]/[.$B3]*100" office:value-type="float" office:value="1.22700289041895" calcext:value-type="float">
            <text:p>1.22700289041895</text:p>
          </table:table-cell>
          <table:table-cell table:formula="of:=[.AA3]/[.$B3]*100" office:value-type="float" office:value="0.230279115389835" calcext:value-type="float">
            <text:p>0.230279115389835</text:p>
          </table:table-cell>
          <table:table-cell table:formula="of:=[.AB3]/[.$B3]*100" office:value-type="float" office:value="0.838907415015099" calcext:value-type="float">
            <text:p>0.838907415015099</text:p>
          </table:table-cell>
          <table:table-cell table:formula="of:=[.AC3]/[.$B3]*100" office:value-type="float" office:value="0.232072065180253" calcext:value-type="float">
            <text:p>0.232072065180253</text:p>
          </table:table-cell>
          <table:table-cell table:formula="of:=[.AD3]/[.$B3]*100" office:value-type="float" office:value="0.620443379013403" calcext:value-type="float">
            <text:p>0.620443379013403</text:p>
          </table:table-cell>
          <table:table-cell table:formula="of:=[.AE3]/[.$B3]*100" office:value-type="float" office:value="2.12083893132101" calcext:value-type="float">
            <text:p>2.12083893132101</text:p>
          </table:table-cell>
          <table:table-cell table:formula="of:=[.AF3]/[.$B3]*100" office:value-type="float" office:value="0.964597792630553" calcext:value-type="float">
            <text:p>0.964597792630553</text:p>
          </table:table-cell>
        </table:table-row>
        <table:table-row table:style-name="ro1">
          <table:table-cell table:formula="of:=[.A4]" office:value-type="string" office:string-value="7_2_1439_3_S_1-9" calcext:value-type="string">
            <text:p>7_2_1439_3_S_1-9</text:p>
          </table:table-cell>
          <table:table-cell/>
          <table:table-cell table:formula="of:=[.C4]/[.$B4]*100" office:value-type="float" office:value="0.405565423626537" calcext:value-type="float">
            <text:p>0.405565423626537</text:p>
          </table:table-cell>
          <table:table-cell table:formula="of:=[.D4]/[.$B4]*100" office:value-type="float" office:value="0.242556163043413" calcext:value-type="float">
            <text:p>0.242556163043413</text:p>
          </table:table-cell>
          <table:table-cell table:formula="of:=[.E4]/[.$B4]*100" office:value-type="float" office:value="0.574142209551752" calcext:value-type="float">
            <text:p>0.574142209551752</text:p>
          </table:table-cell>
          <table:table-cell table:formula="of:=[.F4]/[.$B4]*100" office:value-type="float" office:value="0.00757830128233952" calcext:value-type="float">
            <text:p>0.00757830128234</text:p>
          </table:table-cell>
          <table:table-cell table:formula="of:=[.G4]/[.$B4]*100" office:value-type="float" office:value="1.9321839037487" calcext:value-type="float">
            <text:p>1.9321839037487</text:p>
          </table:table-cell>
          <table:table-cell table:formula="of:=[.H4]/[.$B4]*100" office:value-type="float" office:value="1.10844781536267" calcext:value-type="float">
            <text:p>1.10844781536267</text:p>
          </table:table-cell>
          <table:table-cell table:formula="of:=[.I4]/[.$B4]*100" office:value-type="float" office:value="0.0176928073938353" calcext:value-type="float">
            <text:p>0.017692807393835</text:p>
          </table:table-cell>
          <table:table-cell table:formula="of:=[.J4]/[.$B4]*100" office:value-type="float" office:value="0.0979773311789402" calcext:value-type="float">
            <text:p>0.09797733117894</text:p>
          </table:table-cell>
          <table:table-cell table:formula="of:=[.K4]/[.$B4]*100" office:value-type="float" office:value="0" calcext:value-type="float">
            <text:p>0</text:p>
          </table:table-cell>
          <table:table-cell table:formula="of:=[.L4]/[.$B4]*100" office:value-type="float" office:value="1.25583061870161" calcext:value-type="float">
            <text:p>1.25583061870161</text:p>
          </table:table-cell>
          <table:table-cell table:formula="of:=[.M4]/[.$B4]*100" office:value-type="float" office:value="2.48224732402603" calcext:value-type="float">
            <text:p>2.48224732402603</text:p>
          </table:table-cell>
          <table:table-cell table:formula="of:=[.N4]/[.$B4]*100" office:value-type="float" office:value="0.247613416099161" calcext:value-type="float">
            <text:p>0.247613416099161</text:p>
          </table:table-cell>
          <table:table-cell table:formula="of:=[.O4]/[.$B4]*100" office:value-type="float" office:value="0" calcext:value-type="float">
            <text:p>0</text:p>
          </table:table-cell>
          <table:table-cell table:formula="of:=[.P4]/[.$B4]*100" office:value-type="float" office:value="2.01004842332431" calcext:value-type="float">
            <text:p>2.01004842332431</text:p>
          </table:table-cell>
          <table:table-cell table:formula="of:=[.Q4]/[.$B4]*100" office:value-type="float" office:value="0" calcext:value-type="float">
            <text:p>0</text:p>
          </table:table-cell>
          <table:table-cell table:formula="of:=[.R4]/[.$B4]*100" office:value-type="float" office:value="0" calcext:value-type="float">
            <text:p>0</text:p>
          </table:table-cell>
          <table:table-cell table:formula="of:=[.S4]/[.$B4]*100" office:value-type="float" office:value="0" calcext:value-type="float">
            <text:p>0</text:p>
          </table:table-cell>
          <table:table-cell table:formula="of:=[.T4]/[.$B4]*100" office:value-type="float" office:value="0.0628291698314495" calcext:value-type="float">
            <text:p>0.06282916983145</text:p>
          </table:table-cell>
          <table:table-cell table:formula="of:=[.U4]/[.$B4]*100" office:value-type="float" office:value="0.0165105923937904" calcext:value-type="float">
            <text:p>0.01651059239379</text:p>
          </table:table-cell>
          <table:table-cell table:formula="of:=[.V4]/[.$B4]*100" office:value-type="float" office:value="0.73477188353222" calcext:value-type="float">
            <text:p>0.73477188353222</text:p>
          </table:table-cell>
          <table:table-cell table:formula="of:=[.W4]/[.$B4]*100" office:value-type="float" office:value="0" calcext:value-type="float">
            <text:p>0</text:p>
          </table:table-cell>
          <table:table-cell table:formula="of:=[.X4]/[.$B4]*100" office:value-type="float" office:value="0.80679100671872" calcext:value-type="float">
            <text:p>0.80679100671872</text:p>
          </table:table-cell>
          <table:table-cell table:formula="of:=[.Y4]/[.$B4]*100" office:value-type="float" office:value="0.671942713700771" calcext:value-type="float">
            <text:p>0.671942713700771</text:p>
          </table:table-cell>
          <table:table-cell table:formula="of:=[.Z4]/[.$B4]*100" office:value-type="float" office:value="0.00252610042744651" calcext:value-type="float">
            <text:p>0.002526100427447</text:p>
          </table:table-cell>
          <table:table-cell table:formula="of:=[.AA4]/[.$B4]*100" office:value-type="float" office:value="0.379475858411869" calcext:value-type="float">
            <text:p>0.379475858411869</text:p>
          </table:table-cell>
          <table:table-cell table:formula="of:=[.AB4]/[.$B4]*100" office:value-type="float" office:value="0.00990736587644519" calcext:value-type="float">
            <text:p>0.009907365876445</text:p>
          </table:table-cell>
          <table:table-cell table:formula="of:=[.AC4]/[.$B4]*100" office:value-type="float" office:value="0.00990736587644519" calcext:value-type="float">
            <text:p>0.009907365876445</text:p>
          </table:table-cell>
          <table:table-cell table:formula="of:=[.AD4]/[.$B4]*100" office:value-type="float" office:value="0.00252610042744651" calcext:value-type="float">
            <text:p>0.002526100427447</text:p>
          </table:table-cell>
          <table:table-cell table:formula="of:=[.AE4]/[.$B4]*100" office:value-type="float" office:value="0.775987738106437" calcext:value-type="float">
            <text:p>0.775987738106437</text:p>
          </table:table-cell>
          <table:table-cell table:formula="of:=[.AF4]/[.$B4]*100" office:value-type="float" office:value="0" calcext:value-type="float">
            <text:p>0</text:p>
          </table:table-cell>
        </table:table-row>
        <table:table-row table:style-name="ro1">
          <table:table-cell table:formula="of:=[.A5]" office:value-type="string" office:string-value="8_2_1439_3_S_1-9" calcext:value-type="string">
            <text:p>8_2_1439_3_S_1-9</text:p>
          </table:table-cell>
          <table:table-cell/>
          <table:table-cell table:formula="of:=[.C5]/[.$B5]*100" office:value-type="float" office:value="8.56398847013382" calcext:value-type="float">
            <text:p>8.56398847013382</text:p>
          </table:table-cell>
          <table:table-cell table:formula="of:=[.D5]/[.$B5]*100" office:value-type="float" office:value="3.54243854492366" calcext:value-type="float">
            <text:p>3.54243854492366</text:p>
          </table:table-cell>
          <table:table-cell table:formula="of:=[.E5]/[.$B5]*100" office:value-type="float" office:value="5.90223279118183" calcext:value-type="float">
            <text:p>5.90223279118183</text:p>
          </table:table-cell>
          <table:table-cell table:formula="of:=[.F5]/[.$B5]*100" office:value-type="float" office:value="2.5624606860613" calcext:value-type="float">
            <text:p>2.5624606860613</text:p>
          </table:table-cell>
          <table:table-cell table:formula="of:=[.G5]/[.$B5]*100" office:value-type="float" office:value="2.61318426509003" calcext:value-type="float">
            <text:p>2.61318426509003</text:p>
          </table:table-cell>
          <table:table-cell table:formula="of:=[.H5]/[.$B5]*100" office:value-type="float" office:value="1.88116959289391" calcext:value-type="float">
            <text:p>1.88116959289391</text:p>
          </table:table-cell>
          <table:table-cell table:formula="of:=[.I5]/[.$B5]*100" office:value-type="float" office:value="2.84707819946993" calcext:value-type="float">
            <text:p>2.84707819946993</text:p>
          </table:table-cell>
          <table:table-cell table:formula="of:=[.J5]/[.$B5]*100" office:value-type="float" office:value="0.698685651632991" calcext:value-type="float">
            <text:p>0.698685651632991</text:p>
          </table:table-cell>
          <table:table-cell table:formula="of:=[.K5]/[.$B5]*100" office:value-type="float" office:value="3.96416163925104" calcext:value-type="float">
            <text:p>3.96416163925104</text:p>
          </table:table-cell>
          <table:table-cell table:formula="of:=[.L5]/[.$B5]*100" office:value-type="float" office:value="0.93290874068545" calcext:value-type="float">
            <text:p>0.93290874068545</text:p>
          </table:table-cell>
          <table:table-cell table:formula="of:=[.M5]/[.$B5]*100" office:value-type="float" office:value="0.41877758200108" calcext:value-type="float">
            <text:p>0.41877758200108</text:p>
          </table:table-cell>
          <table:table-cell table:formula="of:=[.N5]/[.$B5]*100" office:value-type="float" office:value="7.01012521972129" calcext:value-type="float">
            <text:p>7.01012521972129</text:p>
          </table:table-cell>
          <table:table-cell table:formula="of:=[.O5]/[.$B5]*100" office:value-type="float" office:value="3.87916377495847" calcext:value-type="float">
            <text:p>3.87916377495847</text:p>
          </table:table-cell>
          <table:table-cell table:formula="of:=[.P5]/[.$B5]*100" office:value-type="float" office:value="9.77147972664633" calcext:value-type="float">
            <text:p>9.77147972664633</text:p>
          </table:table-cell>
          <table:table-cell table:formula="of:=[.Q5]/[.$B5]*100" office:value-type="float" office:value="4.34975367836677" calcext:value-type="float">
            <text:p>4.34975367836677</text:p>
          </table:table-cell>
          <table:table-cell table:formula="of:=[.R5]/[.$B5]*100" office:value-type="float" office:value="4.88484101787116" calcext:value-type="float">
            <text:p>4.88484101787116</text:p>
          </table:table-cell>
          <table:table-cell table:formula="of:=[.S5]/[.$B5]*100" office:value-type="float" office:value="1.06992992297021" calcext:value-type="float">
            <text:p>1.06992992297021</text:p>
          </table:table-cell>
          <table:table-cell table:formula="of:=[.T5]/[.$B5]*100" office:value-type="float" office:value="3.84149666460818" calcext:value-type="float">
            <text:p>3.84149666460818</text:p>
          </table:table-cell>
          <table:table-cell table:formula="of:=[.U5]/[.$B5]*100" office:value-type="float" office:value="1.22956993916462" calcext:value-type="float">
            <text:p>1.22956993916462</text:p>
          </table:table-cell>
          <table:table-cell table:formula="of:=[.V5]/[.$B5]*100" office:value-type="float" office:value="2.65228615221817" calcext:value-type="float">
            <text:p>2.65228615221817</text:p>
          </table:table-cell>
          <table:table-cell table:formula="of:=[.W5]/[.$B5]*100" office:value-type="float" office:value="1.5896145117712" calcext:value-type="float">
            <text:p>1.5896145117712</text:p>
          </table:table-cell>
          <table:table-cell table:formula="of:=[.X5]/[.$B5]*100" office:value-type="float" office:value="5.31222726053934" calcext:value-type="float">
            <text:p>5.31222726053934</text:p>
          </table:table-cell>
          <table:table-cell table:formula="of:=[.Y5]/[.$B5]*100" office:value-type="float" office:value="2.18300442763674" calcext:value-type="float">
            <text:p>2.18300442763674</text:p>
          </table:table-cell>
          <table:table-cell table:formula="of:=[.Z5]/[.$B5]*100" office:value-type="float" office:value="3.70458520054761" calcext:value-type="float">
            <text:p>3.70458520054761</text:p>
          </table:table-cell>
          <table:table-cell table:formula="of:=[.AA5]/[.$B5]*100" office:value-type="float" office:value="2.71781325164896" calcext:value-type="float">
            <text:p>2.71781325164896</text:p>
          </table:table-cell>
          <table:table-cell table:formula="of:=[.AB5]/[.$B5]*100" office:value-type="float" office:value="1.33981143488396" calcext:value-type="float">
            <text:p>1.33981143488396</text:p>
          </table:table-cell>
          <table:table-cell table:formula="of:=[.AC5]/[.$B5]*100" office:value-type="float" office:value="5.92085956970369" calcext:value-type="float">
            <text:p>5.92085956970369</text:p>
          </table:table-cell>
          <table:table-cell table:formula="of:=[.AD5]/[.$B5]*100" office:value-type="float" office:value="1.0747997241515" calcext:value-type="float">
            <text:p>1.0747997241515</text:p>
          </table:table-cell>
          <table:table-cell table:formula="of:=[.AE5]/[.$B5]*100" office:value-type="float" office:value="4.40394604125253" calcext:value-type="float">
            <text:p>4.40394604125253</text:p>
          </table:table-cell>
          <table:table-cell table:formula="of:=[.AF5]/[.$B5]*100" office:value-type="float" office:value="1.98586609836003" calcext:value-type="float">
            <text:p>1.98586609836003</text:p>
          </table:table-cell>
        </table:table-row>
        <table:table-row table:style-name="ro1">
          <table:table-cell table:formula="of:=[.A6]" office:value-type="string" office:string-value="9_2_1439_3_S_1-9" calcext:value-type="string">
            <text:p>9_2_1439_3_S_1-9</text:p>
          </table:table-cell>
          <table:table-cell/>
          <table:table-cell table:formula="of:=[.C6]/[.$B6]*100" office:value-type="float" office:value="5.88893278174113" calcext:value-type="float">
            <text:p>5.88893278174113</text:p>
          </table:table-cell>
          <table:table-cell table:formula="of:=[.D6]/[.$B6]*100" office:value-type="float" office:value="5.70866106560595" calcext:value-type="float">
            <text:p>5.70866106560595</text:p>
          </table:table-cell>
          <table:table-cell table:formula="of:=[.E6]/[.$B6]*100" office:value-type="float" office:value="0.889638536831439" calcext:value-type="float">
            <text:p>0.889638536831439</text:p>
          </table:table-cell>
          <table:table-cell table:formula="of:=[.F6]/[.$B6]*100" office:value-type="float" office:value="0.256032972333294" calcext:value-type="float">
            <text:p>0.256032972333294</text:p>
          </table:table-cell>
          <table:table-cell table:formula="of:=[.G6]/[.$B6]*100" office:value-type="float" office:value="0.44472780527864" calcext:value-type="float">
            <text:p>0.44472780527864</text:p>
          </table:table-cell>
          <table:table-cell table:formula="of:=[.H6]/[.$B6]*100" office:value-type="float" office:value="0.748793813926883" calcext:value-type="float">
            <text:p>0.748793813926883</text:p>
          </table:table-cell>
          <table:table-cell table:formula="of:=[.I6]/[.$B6]*100" office:value-type="float" office:value="1.17673068887738" calcext:value-type="float">
            <text:p>1.17673068887738</text:p>
          </table:table-cell>
          <table:table-cell table:formula="of:=[.J6]/[.$B6]*100" office:value-type="float" office:value="2.10880812131398" calcext:value-type="float">
            <text:p>2.10880812131398</text:p>
          </table:table-cell>
          <table:table-cell table:formula="of:=[.K6]/[.$B6]*100" office:value-type="float" office:value="0.418182225028415" calcext:value-type="float">
            <text:p>0.418182225028415</text:p>
          </table:table-cell>
          <table:table-cell table:formula="of:=[.L6]/[.$B6]*100" office:value-type="float" office:value="0.739804901896639" calcext:value-type="float">
            <text:p>0.739804901896639</text:p>
          </table:table-cell>
          <table:table-cell table:formula="of:=[.M6]/[.$B6]*100" office:value-type="float" office:value="1.5066063185798" calcext:value-type="float">
            <text:p>1.5066063185798</text:p>
          </table:table-cell>
          <table:table-cell table:formula="of:=[.N6]/[.$B6]*100" office:value-type="float" office:value="9.61789764279501" calcext:value-type="float">
            <text:p>9.61789764279501</text:p>
          </table:table-cell>
          <table:table-cell table:formula="of:=[.O6]/[.$B6]*100" office:value-type="float" office:value="2.58667536091141" calcext:value-type="float">
            <text:p>2.58667536091141</text:p>
          </table:table-cell>
          <table:table-cell table:formula="of:=[.P6]/[.$B6]*100" office:value-type="float" office:value="2.91055271046115" calcext:value-type="float">
            <text:p>2.91055271046115</text:p>
          </table:table-cell>
          <table:table-cell table:formula="of:=[.Q6]/[.$B6]*100" office:value-type="float" office:value="0.410950256049989" calcext:value-type="float">
            <text:p>0.410950256049989</text:p>
          </table:table-cell>
          <table:table-cell table:formula="of:=[.R6]/[.$B6]*100" office:value-type="float" office:value="2.14256865414504" calcext:value-type="float">
            <text:p>2.14256865414504</text:p>
          </table:table-cell>
          <table:table-cell table:formula="of:=[.S6]/[.$B6]*100" office:value-type="float" office:value="2.52712647752317" calcext:value-type="float">
            <text:p>2.52712647752317</text:p>
          </table:table-cell>
          <table:table-cell table:formula="of:=[.T6]/[.$B6]*100" office:value-type="float" office:value="1.15516665902347" calcext:value-type="float">
            <text:p>1.15516665902347</text:p>
          </table:table-cell>
          <table:table-cell table:formula="of:=[.U6]/[.$B6]*100" office:value-type="float" office:value="3.88868076889273" calcext:value-type="float">
            <text:p>3.88868076889273</text:p>
          </table:table-cell>
          <table:table-cell table:formula="of:=[.V6]/[.$B6]*100" office:value-type="float" office:value="0.527270095918881" calcext:value-type="float">
            <text:p>0.527270095918881</text:p>
          </table:table-cell>
          <table:table-cell table:formula="of:=[.W6]/[.$B6]*100" office:value-type="float" office:value="1.2919870038965" calcext:value-type="float">
            <text:p>1.2919870038965</text:p>
          </table:table-cell>
          <table:table-cell table:formula="of:=[.X6]/[.$B6]*100" office:value-type="float" office:value="1.7129939509259" calcext:value-type="float">
            <text:p>1.7129939509259</text:p>
          </table:table-cell>
          <table:table-cell table:formula="of:=[.Y6]/[.$B6]*100" office:value-type="float" office:value="0.71953411826005" calcext:value-type="float">
            <text:p>0.71953411826005</text:p>
          </table:table-cell>
          <table:table-cell table:formula="of:=[.Z6]/[.$B6]*100" office:value-type="float" office:value="1.85606782191557" calcext:value-type="float">
            <text:p>1.85606782191557</text:p>
          </table:table-cell>
          <table:table-cell table:formula="of:=[.AA6]/[.$B6]*100" office:value-type="float" office:value="1.65440649400185" calcext:value-type="float">
            <text:p>1.65440649400185</text:p>
          </table:table-cell>
          <table:table-cell table:formula="of:=[.AB6]/[.$B6]*100" office:value-type="float" office:value="1.41721492790705" calcext:value-type="float">
            <text:p>1.41721492790705</text:p>
          </table:table-cell>
          <table:table-cell table:formula="of:=[.AC6]/[.$B6]*100" office:value-type="float" office:value="2.21037899856628" calcext:value-type="float">
            <text:p>2.21037899856628</text:p>
          </table:table-cell>
          <table:table-cell table:formula="of:=[.AD6]/[.$B6]*100" office:value-type="float" office:value="1.52734930724969" calcext:value-type="float">
            <text:p>1.52734930724969</text:p>
          </table:table-cell>
          <table:table-cell table:formula="of:=[.AE6]/[.$B6]*100" office:value-type="float" office:value="3.13238697772528" calcext:value-type="float">
            <text:p>3.13238697772528</text:p>
          </table:table-cell>
          <table:table-cell table:formula="of:=[.AF6]/[.$B6]*100" office:value-type="float" office:value="0.412200961273317" calcext:value-type="float">
            <text:p>0.412200961273317</text:p>
          </table:table-cell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/>
          <table:table-cell table:formula="of:=[.C7]/[.$B7]*100" office:value-type="string" office:string-value="" calcext:value-type="error">
            <text:p>#DIV/0!</text:p>
          </table:table-cell>
          <table:table-cell table:formula="of:=[.D7]/[.$B7]*100" office:value-type="string" office:string-value="" calcext:value-type="error">
            <text:p>#DIV/0!</text:p>
          </table:table-cell>
          <table:table-cell table:formula="of:=[.E7]/[.$B7]*100" office:value-type="string" office:string-value="" calcext:value-type="error">
            <text:p>#DIV/0!</text:p>
          </table:table-cell>
          <table:table-cell table:formula="of:=[.F7]/[.$B7]*100" office:value-type="string" office:string-value="" calcext:value-type="error">
            <text:p>#DIV/0!</text:p>
          </table:table-cell>
          <table:table-cell table:formula="of:=[.G7]/[.$B7]*100" office:value-type="string" office:string-value="" calcext:value-type="error">
            <text:p>#DIV/0!</text:p>
          </table:table-cell>
          <table:table-cell table:formula="of:=[.H7]/[.$B7]*100" office:value-type="string" office:string-value="" calcext:value-type="error">
            <text:p>#DIV/0!</text:p>
          </table:table-cell>
          <table:table-cell table:formula="of:=[.I7]/[.$B7]*100" office:value-type="string" office:string-value="" calcext:value-type="error">
            <text:p>#DIV/0!</text:p>
          </table:table-cell>
          <table:table-cell table:formula="of:=[.J7]/[.$B7]*100" office:value-type="string" office:string-value="" calcext:value-type="error">
            <text:p>#DIV/0!</text:p>
          </table:table-cell>
          <table:table-cell table:formula="of:=[.K7]/[.$B7]*100" office:value-type="string" office:string-value="" calcext:value-type="error">
            <text:p>#DIV/0!</text:p>
          </table:table-cell>
          <table:table-cell table:formula="of:=[.L7]/[.$B7]*100" office:value-type="string" office:string-value="" calcext:value-type="error">
            <text:p>#DIV/0!</text:p>
          </table:table-cell>
          <table:table-cell table:formula="of:=[.M7]/[.$B7]*100" office:value-type="string" office:string-value="" calcext:value-type="error">
            <text:p>#DIV/0!</text:p>
          </table:table-cell>
          <table:table-cell table:formula="of:=[.N7]/[.$B7]*100" office:value-type="string" office:string-value="" calcext:value-type="error">
            <text:p>#DIV/0!</text:p>
          </table:table-cell>
          <table:table-cell table:formula="of:=[.O7]/[.$B7]*100" office:value-type="string" office:string-value="" calcext:value-type="error">
            <text:p>#DIV/0!</text:p>
          </table:table-cell>
          <table:table-cell table:formula="of:=[.P7]/[.$B7]*100" office:value-type="string" office:string-value="" calcext:value-type="error">
            <text:p>#DIV/0!</text:p>
          </table:table-cell>
          <table:table-cell table:formula="of:=[.Q7]/[.$B7]*100" office:value-type="string" office:string-value="" calcext:value-type="error">
            <text:p>#DIV/0!</text:p>
          </table:table-cell>
          <table:table-cell table:formula="of:=[.R7]/[.$B7]*100" office:value-type="string" office:string-value="" calcext:value-type="error">
            <text:p>#DIV/0!</text:p>
          </table:table-cell>
          <table:table-cell table:formula="of:=[.S7]/[.$B7]*100" office:value-type="string" office:string-value="" calcext:value-type="error">
            <text:p>#DIV/0!</text:p>
          </table:table-cell>
          <table:table-cell table:formula="of:=[.T7]/[.$B7]*100" office:value-type="string" office:string-value="" calcext:value-type="error">
            <text:p>#DIV/0!</text:p>
          </table:table-cell>
          <table:table-cell table:formula="of:=[.U7]/[.$B7]*100" office:value-type="string" office:string-value="" calcext:value-type="error">
            <text:p>#DIV/0!</text:p>
          </table:table-cell>
          <table:table-cell table:formula="of:=[.V7]/[.$B7]*100" office:value-type="string" office:string-value="" calcext:value-type="error">
            <text:p>#DIV/0!</text:p>
          </table:table-cell>
          <table:table-cell table:formula="of:=[.W7]/[.$B7]*100" office:value-type="string" office:string-value="" calcext:value-type="error">
            <text:p>#DIV/0!</text:p>
          </table:table-cell>
          <table:table-cell table:formula="of:=[.X7]/[.$B7]*100" office:value-type="string" office:string-value="" calcext:value-type="error">
            <text:p>#DIV/0!</text:p>
          </table:table-cell>
          <table:table-cell table:formula="of:=[.Y7]/[.$B7]*100" office:value-type="string" office:string-value="" calcext:value-type="error">
            <text:p>#DIV/0!</text:p>
          </table:table-cell>
          <table:table-cell table:formula="of:=[.Z7]/[.$B7]*100" office:value-type="string" office:string-value="" calcext:value-type="error">
            <text:p>#DIV/0!</text:p>
          </table:table-cell>
          <table:table-cell table:formula="of:=[.AA7]/[.$B7]*100" office:value-type="string" office:string-value="" calcext:value-type="error">
            <text:p>#DIV/0!</text:p>
          </table:table-cell>
          <table:table-cell table:formula="of:=[.AB7]/[.$B7]*100" office:value-type="string" office:string-value="" calcext:value-type="error">
            <text:p>#DIV/0!</text:p>
          </table:table-cell>
          <table:table-cell table:formula="of:=[.AC7]/[.$B7]*100" office:value-type="string" office:string-value="" calcext:value-type="error">
            <text:p>#DIV/0!</text:p>
          </table:table-cell>
          <table:table-cell table:formula="of:=[.AD7]/[.$B7]*100" office:value-type="string" office:string-value="" calcext:value-type="error">
            <text:p>#DIV/0!</text:p>
          </table:table-cell>
          <table:table-cell table:formula="of:=[.AE7]/[.$B7]*100" office:value-type="string" office:string-value="" calcext:value-type="error">
            <text:p>#DIV/0!</text:p>
          </table:table-cell>
          <table:table-cell table:formula="of:=[.AF7]/[.$B7]*100" office:value-type="string" office:string-value="" calcext:value-type="error">
            <text:p>#DIV/0!</text:p>
          </table:table-cell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/>
          <table:table-cell table:formula="of:=[.C8]/[.$B8]*100" office:value-type="string" office:string-value="" calcext:value-type="error">
            <text:p>#DIV/0!</text:p>
          </table:table-cell>
          <table:table-cell table:formula="of:=[.D8]/[.$B8]*100" office:value-type="string" office:string-value="" calcext:value-type="error">
            <text:p>#DIV/0!</text:p>
          </table:table-cell>
          <table:table-cell table:formula="of:=[.E8]/[.$B8]*100" office:value-type="string" office:string-value="" calcext:value-type="error">
            <text:p>#DIV/0!</text:p>
          </table:table-cell>
          <table:table-cell table:formula="of:=[.F8]/[.$B8]*100" office:value-type="string" office:string-value="" calcext:value-type="error">
            <text:p>#DIV/0!</text:p>
          </table:table-cell>
          <table:table-cell table:formula="of:=[.G8]/[.$B8]*100" office:value-type="string" office:string-value="" calcext:value-type="error">
            <text:p>#DIV/0!</text:p>
          </table:table-cell>
          <table:table-cell table:formula="of:=[.H8]/[.$B8]*100" office:value-type="string" office:string-value="" calcext:value-type="error">
            <text:p>#DIV/0!</text:p>
          </table:table-cell>
          <table:table-cell table:formula="of:=[.I8]/[.$B8]*100" office:value-type="string" office:string-value="" calcext:value-type="error">
            <text:p>#DIV/0!</text:p>
          </table:table-cell>
          <table:table-cell table:formula="of:=[.J8]/[.$B8]*100" office:value-type="string" office:string-value="" calcext:value-type="error">
            <text:p>#DIV/0!</text:p>
          </table:table-cell>
          <table:table-cell table:formula="of:=[.K8]/[.$B8]*100" office:value-type="string" office:string-value="" calcext:value-type="error">
            <text:p>#DIV/0!</text:p>
          </table:table-cell>
          <table:table-cell table:formula="of:=[.L8]/[.$B8]*100" office:value-type="string" office:string-value="" calcext:value-type="error">
            <text:p>#DIV/0!</text:p>
          </table:table-cell>
          <table:table-cell table:formula="of:=[.M8]/[.$B8]*100" office:value-type="string" office:string-value="" calcext:value-type="error">
            <text:p>#DIV/0!</text:p>
          </table:table-cell>
          <table:table-cell table:formula="of:=[.N8]/[.$B8]*100" office:value-type="string" office:string-value="" calcext:value-type="error">
            <text:p>#DIV/0!</text:p>
          </table:table-cell>
          <table:table-cell table:formula="of:=[.O8]/[.$B8]*100" office:value-type="string" office:string-value="" calcext:value-type="error">
            <text:p>#DIV/0!</text:p>
          </table:table-cell>
          <table:table-cell table:formula="of:=[.P8]/[.$B8]*100" office:value-type="string" office:string-value="" calcext:value-type="error">
            <text:p>#DIV/0!</text:p>
          </table:table-cell>
          <table:table-cell table:formula="of:=[.Q8]/[.$B8]*100" office:value-type="string" office:string-value="" calcext:value-type="error">
            <text:p>#DIV/0!</text:p>
          </table:table-cell>
          <table:table-cell table:formula="of:=[.R8]/[.$B8]*100" office:value-type="string" office:string-value="" calcext:value-type="error">
            <text:p>#DIV/0!</text:p>
          </table:table-cell>
          <table:table-cell table:formula="of:=[.S8]/[.$B8]*100" office:value-type="string" office:string-value="" calcext:value-type="error">
            <text:p>#DIV/0!</text:p>
          </table:table-cell>
          <table:table-cell table:formula="of:=[.T8]/[.$B8]*100" office:value-type="string" office:string-value="" calcext:value-type="error">
            <text:p>#DIV/0!</text:p>
          </table:table-cell>
          <table:table-cell table:formula="of:=[.U8]/[.$B8]*100" office:value-type="string" office:string-value="" calcext:value-type="error">
            <text:p>#DIV/0!</text:p>
          </table:table-cell>
          <table:table-cell table:formula="of:=[.V8]/[.$B8]*100" office:value-type="string" office:string-value="" calcext:value-type="error">
            <text:p>#DIV/0!</text:p>
          </table:table-cell>
          <table:table-cell table:formula="of:=[.W8]/[.$B8]*100" office:value-type="string" office:string-value="" calcext:value-type="error">
            <text:p>#DIV/0!</text:p>
          </table:table-cell>
          <table:table-cell table:formula="of:=[.X8]/[.$B8]*100" office:value-type="string" office:string-value="" calcext:value-type="error">
            <text:p>#DIV/0!</text:p>
          </table:table-cell>
          <table:table-cell table:formula="of:=[.Y8]/[.$B8]*100" office:value-type="string" office:string-value="" calcext:value-type="error">
            <text:p>#DIV/0!</text:p>
          </table:table-cell>
          <table:table-cell table:formula="of:=[.Z8]/[.$B8]*100" office:value-type="string" office:string-value="" calcext:value-type="error">
            <text:p>#DIV/0!</text:p>
          </table:table-cell>
          <table:table-cell table:formula="of:=[.AA8]/[.$B8]*100" office:value-type="string" office:string-value="" calcext:value-type="error">
            <text:p>#DIV/0!</text:p>
          </table:table-cell>
          <table:table-cell table:formula="of:=[.AB8]/[.$B8]*100" office:value-type="string" office:string-value="" calcext:value-type="error">
            <text:p>#DIV/0!</text:p>
          </table:table-cell>
          <table:table-cell table:formula="of:=[.AC8]/[.$B8]*100" office:value-type="string" office:string-value="" calcext:value-type="error">
            <text:p>#DIV/0!</text:p>
          </table:table-cell>
          <table:table-cell table:formula="of:=[.AD8]/[.$B8]*100" office:value-type="string" office:string-value="" calcext:value-type="error">
            <text:p>#DIV/0!</text:p>
          </table:table-cell>
          <table:table-cell table:formula="of:=[.AE8]/[.$B8]*100" office:value-type="string" office:string-value="" calcext:value-type="error">
            <text:p>#DIV/0!</text:p>
          </table:table-cell>
          <table:table-cell table:formula="of:=[.AF8]/[.$B8]*100" office:value-type="string" office:string-value="" calcext:value-type="error">
            <text:p>#DIV/0!</text:p>
          </table:table-cell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/>
          <table:table-cell table:formula="of:=[.C9]/[.$B9]*100" office:value-type="string" office:string-value="" calcext:value-type="error">
            <text:p>#DIV/0!</text:p>
          </table:table-cell>
          <table:table-cell table:formula="of:=[.D9]/[.$B9]*100" office:value-type="string" office:string-value="" calcext:value-type="error">
            <text:p>#DIV/0!</text:p>
          </table:table-cell>
          <table:table-cell table:formula="of:=[.E9]/[.$B9]*100" office:value-type="string" office:string-value="" calcext:value-type="error">
            <text:p>#DIV/0!</text:p>
          </table:table-cell>
          <table:table-cell table:formula="of:=[.F9]/[.$B9]*100" office:value-type="string" office:string-value="" calcext:value-type="error">
            <text:p>#DIV/0!</text:p>
          </table:table-cell>
          <table:table-cell table:formula="of:=[.G9]/[.$B9]*100" office:value-type="string" office:string-value="" calcext:value-type="error">
            <text:p>#DIV/0!</text:p>
          </table:table-cell>
          <table:table-cell table:formula="of:=[.H9]/[.$B9]*100" office:value-type="string" office:string-value="" calcext:value-type="error">
            <text:p>#DIV/0!</text:p>
          </table:table-cell>
          <table:table-cell table:formula="of:=[.I9]/[.$B9]*100" office:value-type="string" office:string-value="" calcext:value-type="error">
            <text:p>#DIV/0!</text:p>
          </table:table-cell>
          <table:table-cell table:formula="of:=[.J9]/[.$B9]*100" office:value-type="string" office:string-value="" calcext:value-type="error">
            <text:p>#DIV/0!</text:p>
          </table:table-cell>
          <table:table-cell table:formula="of:=[.K9]/[.$B9]*100" office:value-type="string" office:string-value="" calcext:value-type="error">
            <text:p>#DIV/0!</text:p>
          </table:table-cell>
          <table:table-cell table:formula="of:=[.L9]/[.$B9]*100" office:value-type="string" office:string-value="" calcext:value-type="error">
            <text:p>#DIV/0!</text:p>
          </table:table-cell>
          <table:table-cell table:formula="of:=[.M9]/[.$B9]*100" office:value-type="string" office:string-value="" calcext:value-type="error">
            <text:p>#DIV/0!</text:p>
          </table:table-cell>
          <table:table-cell table:formula="of:=[.N9]/[.$B9]*100" office:value-type="string" office:string-value="" calcext:value-type="error">
            <text:p>#DIV/0!</text:p>
          </table:table-cell>
          <table:table-cell table:formula="of:=[.O9]/[.$B9]*100" office:value-type="string" office:string-value="" calcext:value-type="error">
            <text:p>#DIV/0!</text:p>
          </table:table-cell>
          <table:table-cell table:formula="of:=[.P9]/[.$B9]*100" office:value-type="string" office:string-value="" calcext:value-type="error">
            <text:p>#DIV/0!</text:p>
          </table:table-cell>
          <table:table-cell table:formula="of:=[.Q9]/[.$B9]*100" office:value-type="string" office:string-value="" calcext:value-type="error">
            <text:p>#DIV/0!</text:p>
          </table:table-cell>
          <table:table-cell table:formula="of:=[.R9]/[.$B9]*100" office:value-type="string" office:string-value="" calcext:value-type="error">
            <text:p>#DIV/0!</text:p>
          </table:table-cell>
          <table:table-cell table:formula="of:=[.S9]/[.$B9]*100" office:value-type="string" office:string-value="" calcext:value-type="error">
            <text:p>#DIV/0!</text:p>
          </table:table-cell>
          <table:table-cell table:formula="of:=[.T9]/[.$B9]*100" office:value-type="string" office:string-value="" calcext:value-type="error">
            <text:p>#DIV/0!</text:p>
          </table:table-cell>
          <table:table-cell table:formula="of:=[.U9]/[.$B9]*100" office:value-type="string" office:string-value="" calcext:value-type="error">
            <text:p>#DIV/0!</text:p>
          </table:table-cell>
          <table:table-cell table:formula="of:=[.V9]/[.$B9]*100" office:value-type="string" office:string-value="" calcext:value-type="error">
            <text:p>#DIV/0!</text:p>
          </table:table-cell>
          <table:table-cell table:formula="of:=[.W9]/[.$B9]*100" office:value-type="string" office:string-value="" calcext:value-type="error">
            <text:p>#DIV/0!</text:p>
          </table:table-cell>
          <table:table-cell table:formula="of:=[.X9]/[.$B9]*100" office:value-type="string" office:string-value="" calcext:value-type="error">
            <text:p>#DIV/0!</text:p>
          </table:table-cell>
          <table:table-cell table:formula="of:=[.Y9]/[.$B9]*100" office:value-type="string" office:string-value="" calcext:value-type="error">
            <text:p>#DIV/0!</text:p>
          </table:table-cell>
          <table:table-cell table:formula="of:=[.Z9]/[.$B9]*100" office:value-type="string" office:string-value="" calcext:value-type="error">
            <text:p>#DIV/0!</text:p>
          </table:table-cell>
          <table:table-cell table:formula="of:=[.AA9]/[.$B9]*100" office:value-type="string" office:string-value="" calcext:value-type="error">
            <text:p>#DIV/0!</text:p>
          </table:table-cell>
          <table:table-cell table:formula="of:=[.AB9]/[.$B9]*100" office:value-type="string" office:string-value="" calcext:value-type="error">
            <text:p>#DIV/0!</text:p>
          </table:table-cell>
          <table:table-cell table:formula="of:=[.AC9]/[.$B9]*100" office:value-type="string" office:string-value="" calcext:value-type="error">
            <text:p>#DIV/0!</text:p>
          </table:table-cell>
          <table:table-cell table:formula="of:=[.AD9]/[.$B9]*100" office:value-type="string" office:string-value="" calcext:value-type="error">
            <text:p>#DIV/0!</text:p>
          </table:table-cell>
          <table:table-cell table:formula="of:=[.AE9]/[.$B9]*100" office:value-type="string" office:string-value="" calcext:value-type="error">
            <text:p>#DIV/0!</text:p>
          </table:table-cell>
          <table:table-cell table:formula="of:=[.AF9]/[.$B9]*100" office:value-type="string" office:string-value="" calcext:value-type="error">
            <text:p>#DIV/0!</text:p>
          </table:table-cell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/>
          <table:table-cell table:formula="of:=[.C10]/[.$B10]*100" office:value-type="string" office:string-value="" calcext:value-type="error">
            <text:p>#DIV/0!</text:p>
          </table:table-cell>
          <table:table-cell table:formula="of:=[.D10]/[.$B10]*100" office:value-type="string" office:string-value="" calcext:value-type="error">
            <text:p>#DIV/0!</text:p>
          </table:table-cell>
          <table:table-cell table:formula="of:=[.E10]/[.$B10]*100" office:value-type="string" office:string-value="" calcext:value-type="error">
            <text:p>#DIV/0!</text:p>
          </table:table-cell>
          <table:table-cell table:formula="of:=[.F10]/[.$B10]*100" office:value-type="string" office:string-value="" calcext:value-type="error">
            <text:p>#DIV/0!</text:p>
          </table:table-cell>
          <table:table-cell table:formula="of:=[.G10]/[.$B10]*100" office:value-type="string" office:string-value="" calcext:value-type="error">
            <text:p>#DIV/0!</text:p>
          </table:table-cell>
          <table:table-cell table:formula="of:=[.H10]/[.$B10]*100" office:value-type="string" office:string-value="" calcext:value-type="error">
            <text:p>#DIV/0!</text:p>
          </table:table-cell>
          <table:table-cell table:formula="of:=[.I10]/[.$B10]*100" office:value-type="string" office:string-value="" calcext:value-type="error">
            <text:p>#DIV/0!</text:p>
          </table:table-cell>
          <table:table-cell table:formula="of:=[.J10]/[.$B10]*100" office:value-type="string" office:string-value="" calcext:value-type="error">
            <text:p>#DIV/0!</text:p>
          </table:table-cell>
          <table:table-cell table:formula="of:=[.K10]/[.$B10]*100" office:value-type="string" office:string-value="" calcext:value-type="error">
            <text:p>#DIV/0!</text:p>
          </table:table-cell>
          <table:table-cell table:formula="of:=[.L10]/[.$B10]*100" office:value-type="string" office:string-value="" calcext:value-type="error">
            <text:p>#DIV/0!</text:p>
          </table:table-cell>
          <table:table-cell table:formula="of:=[.M10]/[.$B10]*100" office:value-type="string" office:string-value="" calcext:value-type="error">
            <text:p>#DIV/0!</text:p>
          </table:table-cell>
          <table:table-cell table:formula="of:=[.N10]/[.$B10]*100" office:value-type="string" office:string-value="" calcext:value-type="error">
            <text:p>#DIV/0!</text:p>
          </table:table-cell>
          <table:table-cell table:formula="of:=[.O10]/[.$B10]*100" office:value-type="string" office:string-value="" calcext:value-type="error">
            <text:p>#DIV/0!</text:p>
          </table:table-cell>
          <table:table-cell table:formula="of:=[.P10]/[.$B10]*100" office:value-type="string" office:string-value="" calcext:value-type="error">
            <text:p>#DIV/0!</text:p>
          </table:table-cell>
          <table:table-cell table:formula="of:=[.Q10]/[.$B10]*100" office:value-type="string" office:string-value="" calcext:value-type="error">
            <text:p>#DIV/0!</text:p>
          </table:table-cell>
          <table:table-cell table:formula="of:=[.R10]/[.$B10]*100" office:value-type="string" office:string-value="" calcext:value-type="error">
            <text:p>#DIV/0!</text:p>
          </table:table-cell>
          <table:table-cell table:formula="of:=[.S10]/[.$B10]*100" office:value-type="string" office:string-value="" calcext:value-type="error">
            <text:p>#DIV/0!</text:p>
          </table:table-cell>
          <table:table-cell table:formula="of:=[.T10]/[.$B10]*100" office:value-type="string" office:string-value="" calcext:value-type="error">
            <text:p>#DIV/0!</text:p>
          </table:table-cell>
          <table:table-cell table:formula="of:=[.U10]/[.$B10]*100" office:value-type="string" office:string-value="" calcext:value-type="error">
            <text:p>#DIV/0!</text:p>
          </table:table-cell>
          <table:table-cell table:formula="of:=[.V10]/[.$B10]*100" office:value-type="string" office:string-value="" calcext:value-type="error">
            <text:p>#DIV/0!</text:p>
          </table:table-cell>
          <table:table-cell table:formula="of:=[.W10]/[.$B10]*100" office:value-type="string" office:string-value="" calcext:value-type="error">
            <text:p>#DIV/0!</text:p>
          </table:table-cell>
          <table:table-cell table:formula="of:=[.X10]/[.$B10]*100" office:value-type="string" office:string-value="" calcext:value-type="error">
            <text:p>#DIV/0!</text:p>
          </table:table-cell>
          <table:table-cell table:formula="of:=[.Y10]/[.$B10]*100" office:value-type="string" office:string-value="" calcext:value-type="error">
            <text:p>#DIV/0!</text:p>
          </table:table-cell>
          <table:table-cell table:formula="of:=[.Z10]/[.$B10]*100" office:value-type="string" office:string-value="" calcext:value-type="error">
            <text:p>#DIV/0!</text:p>
          </table:table-cell>
          <table:table-cell table:formula="of:=[.AA10]/[.$B10]*100" office:value-type="string" office:string-value="" calcext:value-type="error">
            <text:p>#DIV/0!</text:p>
          </table:table-cell>
          <table:table-cell table:formula="of:=[.AB10]/[.$B10]*100" office:value-type="string" office:string-value="" calcext:value-type="error">
            <text:p>#DIV/0!</text:p>
          </table:table-cell>
          <table:table-cell table:formula="of:=[.AC10]/[.$B10]*100" office:value-type="string" office:string-value="" calcext:value-type="error">
            <text:p>#DIV/0!</text:p>
          </table:table-cell>
          <table:table-cell table:formula="of:=[.AD10]/[.$B10]*100" office:value-type="string" office:string-value="" calcext:value-type="error">
            <text:p>#DIV/0!</text:p>
          </table:table-cell>
          <table:table-cell table:formula="of:=[.AE10]/[.$B10]*100" office:value-type="string" office:string-value="" calcext:value-type="error">
            <text:p>#DIV/0!</text:p>
          </table:table-cell>
          <table:table-cell table:formula="of:=[.AF10]/[.$B10]*100" office:value-type="string" office:string-value="" calcext:value-type="error">
            <text:p>#DIV/0!</text:p>
          </table:table-cell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/>
          <table:table-cell table:formula="of:=[.C11]/[.$B11]*100" office:value-type="string" office:string-value="" calcext:value-type="error">
            <text:p>#DIV/0!</text:p>
          </table:table-cell>
          <table:table-cell table:formula="of:=[.D11]/[.$B11]*100" office:value-type="string" office:string-value="" calcext:value-type="error">
            <text:p>#DIV/0!</text:p>
          </table:table-cell>
          <table:table-cell table:formula="of:=[.E11]/[.$B11]*100" office:value-type="string" office:string-value="" calcext:value-type="error">
            <text:p>#DIV/0!</text:p>
          </table:table-cell>
          <table:table-cell table:formula="of:=[.F11]/[.$B11]*100" office:value-type="string" office:string-value="" calcext:value-type="error">
            <text:p>#DIV/0!</text:p>
          </table:table-cell>
          <table:table-cell table:formula="of:=[.G11]/[.$B11]*100" office:value-type="string" office:string-value="" calcext:value-type="error">
            <text:p>#DIV/0!</text:p>
          </table:table-cell>
          <table:table-cell table:formula="of:=[.H11]/[.$B11]*100" office:value-type="string" office:string-value="" calcext:value-type="error">
            <text:p>#DIV/0!</text:p>
          </table:table-cell>
          <table:table-cell table:formula="of:=[.I11]/[.$B11]*100" office:value-type="string" office:string-value="" calcext:value-type="error">
            <text:p>#DIV/0!</text:p>
          </table:table-cell>
          <table:table-cell table:formula="of:=[.J11]/[.$B11]*100" office:value-type="string" office:string-value="" calcext:value-type="error">
            <text:p>#DIV/0!</text:p>
          </table:table-cell>
          <table:table-cell table:formula="of:=[.K11]/[.$B11]*100" office:value-type="string" office:string-value="" calcext:value-type="error">
            <text:p>#DIV/0!</text:p>
          </table:table-cell>
          <table:table-cell table:formula="of:=[.L11]/[.$B11]*100" office:value-type="string" office:string-value="" calcext:value-type="error">
            <text:p>#DIV/0!</text:p>
          </table:table-cell>
          <table:table-cell table:formula="of:=[.M11]/[.$B11]*100" office:value-type="string" office:string-value="" calcext:value-type="error">
            <text:p>#DIV/0!</text:p>
          </table:table-cell>
          <table:table-cell table:formula="of:=[.N11]/[.$B11]*100" office:value-type="string" office:string-value="" calcext:value-type="error">
            <text:p>#DIV/0!</text:p>
          </table:table-cell>
          <table:table-cell table:formula="of:=[.O11]/[.$B11]*100" office:value-type="string" office:string-value="" calcext:value-type="error">
            <text:p>#DIV/0!</text:p>
          </table:table-cell>
          <table:table-cell table:formula="of:=[.P11]/[.$B11]*100" office:value-type="string" office:string-value="" calcext:value-type="error">
            <text:p>#DIV/0!</text:p>
          </table:table-cell>
          <table:table-cell table:formula="of:=[.Q11]/[.$B11]*100" office:value-type="string" office:string-value="" calcext:value-type="error">
            <text:p>#DIV/0!</text:p>
          </table:table-cell>
          <table:table-cell table:formula="of:=[.R11]/[.$B11]*100" office:value-type="string" office:string-value="" calcext:value-type="error">
            <text:p>#DIV/0!</text:p>
          </table:table-cell>
          <table:table-cell table:formula="of:=[.S11]/[.$B11]*100" office:value-type="string" office:string-value="" calcext:value-type="error">
            <text:p>#DIV/0!</text:p>
          </table:table-cell>
          <table:table-cell table:formula="of:=[.T11]/[.$B11]*100" office:value-type="string" office:string-value="" calcext:value-type="error">
            <text:p>#DIV/0!</text:p>
          </table:table-cell>
          <table:table-cell table:formula="of:=[.U11]/[.$B11]*100" office:value-type="string" office:string-value="" calcext:value-type="error">
            <text:p>#DIV/0!</text:p>
          </table:table-cell>
          <table:table-cell table:formula="of:=[.V11]/[.$B11]*100" office:value-type="string" office:string-value="" calcext:value-type="error">
            <text:p>#DIV/0!</text:p>
          </table:table-cell>
          <table:table-cell table:formula="of:=[.W11]/[.$B11]*100" office:value-type="string" office:string-value="" calcext:value-type="error">
            <text:p>#DIV/0!</text:p>
          </table:table-cell>
          <table:table-cell table:formula="of:=[.X11]/[.$B11]*100" office:value-type="string" office:string-value="" calcext:value-type="error">
            <text:p>#DIV/0!</text:p>
          </table:table-cell>
          <table:table-cell table:formula="of:=[.Y11]/[.$B11]*100" office:value-type="string" office:string-value="" calcext:value-type="error">
            <text:p>#DIV/0!</text:p>
          </table:table-cell>
          <table:table-cell table:formula="of:=[.Z11]/[.$B11]*100" office:value-type="string" office:string-value="" calcext:value-type="error">
            <text:p>#DIV/0!</text:p>
          </table:table-cell>
          <table:table-cell table:formula="of:=[.AA11]/[.$B11]*100" office:value-type="string" office:string-value="" calcext:value-type="error">
            <text:p>#DIV/0!</text:p>
          </table:table-cell>
          <table:table-cell table:formula="of:=[.AB11]/[.$B11]*100" office:value-type="string" office:string-value="" calcext:value-type="error">
            <text:p>#DIV/0!</text:p>
          </table:table-cell>
          <table:table-cell table:formula="of:=[.AC11]/[.$B11]*100" office:value-type="string" office:string-value="" calcext:value-type="error">
            <text:p>#DIV/0!</text:p>
          </table:table-cell>
          <table:table-cell table:formula="of:=[.AD11]/[.$B11]*100" office:value-type="string" office:string-value="" calcext:value-type="error">
            <text:p>#DIV/0!</text:p>
          </table:table-cell>
          <table:table-cell table:formula="of:=[.AE11]/[.$B11]*100" office:value-type="string" office:string-value="" calcext:value-type="error">
            <text:p>#DIV/0!</text:p>
          </table:table-cell>
          <table:table-cell table:formula="of:=[.AF11]/[.$B11]*100" office:value-type="string" office:string-value="" calcext:value-type="error">
            <text:p>#DIV/0!</text:p>
          </table:table-cell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/>
          <table:table-cell table:formula="of:=[.C12]/[.$B12]*100" office:value-type="string" office:string-value="" calcext:value-type="error">
            <text:p>#DIV/0!</text:p>
          </table:table-cell>
          <table:table-cell table:formula="of:=[.D12]/[.$B12]*100" office:value-type="string" office:string-value="" calcext:value-type="error">
            <text:p>#DIV/0!</text:p>
          </table:table-cell>
          <table:table-cell table:formula="of:=[.E12]/[.$B12]*100" office:value-type="string" office:string-value="" calcext:value-type="error">
            <text:p>#DIV/0!</text:p>
          </table:table-cell>
          <table:table-cell table:formula="of:=[.F12]/[.$B12]*100" office:value-type="string" office:string-value="" calcext:value-type="error">
            <text:p>#DIV/0!</text:p>
          </table:table-cell>
          <table:table-cell table:formula="of:=[.G12]/[.$B12]*100" office:value-type="string" office:string-value="" calcext:value-type="error">
            <text:p>#DIV/0!</text:p>
          </table:table-cell>
          <table:table-cell table:formula="of:=[.H12]/[.$B12]*100" office:value-type="string" office:string-value="" calcext:value-type="error">
            <text:p>#DIV/0!</text:p>
          </table:table-cell>
          <table:table-cell table:formula="of:=[.I12]/[.$B12]*100" office:value-type="string" office:string-value="" calcext:value-type="error">
            <text:p>#DIV/0!</text:p>
          </table:table-cell>
          <table:table-cell table:formula="of:=[.J12]/[.$B12]*100" office:value-type="string" office:string-value="" calcext:value-type="error">
            <text:p>#DIV/0!</text:p>
          </table:table-cell>
          <table:table-cell table:formula="of:=[.K12]/[.$B12]*100" office:value-type="string" office:string-value="" calcext:value-type="error">
            <text:p>#DIV/0!</text:p>
          </table:table-cell>
          <table:table-cell table:formula="of:=[.L12]/[.$B12]*100" office:value-type="string" office:string-value="" calcext:value-type="error">
            <text:p>#DIV/0!</text:p>
          </table:table-cell>
          <table:table-cell table:formula="of:=[.M12]/[.$B12]*100" office:value-type="string" office:string-value="" calcext:value-type="error">
            <text:p>#DIV/0!</text:p>
          </table:table-cell>
          <table:table-cell table:formula="of:=[.N12]/[.$B12]*100" office:value-type="string" office:string-value="" calcext:value-type="error">
            <text:p>#DIV/0!</text:p>
          </table:table-cell>
          <table:table-cell table:formula="of:=[.O12]/[.$B12]*100" office:value-type="string" office:string-value="" calcext:value-type="error">
            <text:p>#DIV/0!</text:p>
          </table:table-cell>
          <table:table-cell table:formula="of:=[.P12]/[.$B12]*100" office:value-type="string" office:string-value="" calcext:value-type="error">
            <text:p>#DIV/0!</text:p>
          </table:table-cell>
          <table:table-cell table:formula="of:=[.Q12]/[.$B12]*100" office:value-type="string" office:string-value="" calcext:value-type="error">
            <text:p>#DIV/0!</text:p>
          </table:table-cell>
          <table:table-cell table:formula="of:=[.R12]/[.$B12]*100" office:value-type="string" office:string-value="" calcext:value-type="error">
            <text:p>#DIV/0!</text:p>
          </table:table-cell>
          <table:table-cell table:formula="of:=[.S12]/[.$B12]*100" office:value-type="string" office:string-value="" calcext:value-type="error">
            <text:p>#DIV/0!</text:p>
          </table:table-cell>
          <table:table-cell table:formula="of:=[.T12]/[.$B12]*100" office:value-type="string" office:string-value="" calcext:value-type="error">
            <text:p>#DIV/0!</text:p>
          </table:table-cell>
          <table:table-cell table:formula="of:=[.U12]/[.$B12]*100" office:value-type="string" office:string-value="" calcext:value-type="error">
            <text:p>#DIV/0!</text:p>
          </table:table-cell>
          <table:table-cell table:formula="of:=[.V12]/[.$B12]*100" office:value-type="string" office:string-value="" calcext:value-type="error">
            <text:p>#DIV/0!</text:p>
          </table:table-cell>
          <table:table-cell table:formula="of:=[.W12]/[.$B12]*100" office:value-type="string" office:string-value="" calcext:value-type="error">
            <text:p>#DIV/0!</text:p>
          </table:table-cell>
          <table:table-cell table:formula="of:=[.X12]/[.$B12]*100" office:value-type="string" office:string-value="" calcext:value-type="error">
            <text:p>#DIV/0!</text:p>
          </table:table-cell>
          <table:table-cell table:formula="of:=[.Y12]/[.$B12]*100" office:value-type="string" office:string-value="" calcext:value-type="error">
            <text:p>#DIV/0!</text:p>
          </table:table-cell>
          <table:table-cell table:formula="of:=[.Z12]/[.$B12]*100" office:value-type="string" office:string-value="" calcext:value-type="error">
            <text:p>#DIV/0!</text:p>
          </table:table-cell>
          <table:table-cell table:formula="of:=[.AA12]/[.$B12]*100" office:value-type="string" office:string-value="" calcext:value-type="error">
            <text:p>#DIV/0!</text:p>
          </table:table-cell>
          <table:table-cell table:formula="of:=[.AB12]/[.$B12]*100" office:value-type="string" office:string-value="" calcext:value-type="error">
            <text:p>#DIV/0!</text:p>
          </table:table-cell>
          <table:table-cell table:formula="of:=[.AC12]/[.$B12]*100" office:value-type="string" office:string-value="" calcext:value-type="error">
            <text:p>#DIV/0!</text:p>
          </table:table-cell>
          <table:table-cell table:formula="of:=[.AD12]/[.$B12]*100" office:value-type="string" office:string-value="" calcext:value-type="error">
            <text:p>#DIV/0!</text:p>
          </table:table-cell>
          <table:table-cell table:formula="of:=[.AE12]/[.$B12]*100" office:value-type="string" office:string-value="" calcext:value-type="error">
            <text:p>#DIV/0!</text:p>
          </table:table-cell>
          <table:table-cell table:formula="of:=[.AF12]/[.$B12]*100" office:value-type="string" office:string-value="" calcext:value-type="error">
            <text:p>#DIV/0!</text:p>
          </table:table-cell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/>
          <table:table-cell table:formula="of:=[.C13]/[.$B13]*100" office:value-type="string" office:string-value="" calcext:value-type="error">
            <text:p>#DIV/0!</text:p>
          </table:table-cell>
          <table:table-cell table:formula="of:=[.D13]/[.$B13]*100" office:value-type="string" office:string-value="" calcext:value-type="error">
            <text:p>#DIV/0!</text:p>
          </table:table-cell>
          <table:table-cell table:formula="of:=[.E13]/[.$B13]*100" office:value-type="string" office:string-value="" calcext:value-type="error">
            <text:p>#DIV/0!</text:p>
          </table:table-cell>
          <table:table-cell table:formula="of:=[.F13]/[.$B13]*100" office:value-type="string" office:string-value="" calcext:value-type="error">
            <text:p>#DIV/0!</text:p>
          </table:table-cell>
          <table:table-cell table:formula="of:=[.G13]/[.$B13]*100" office:value-type="string" office:string-value="" calcext:value-type="error">
            <text:p>#DIV/0!</text:p>
          </table:table-cell>
          <table:table-cell table:formula="of:=[.H13]/[.$B13]*100" office:value-type="string" office:string-value="" calcext:value-type="error">
            <text:p>#DIV/0!</text:p>
          </table:table-cell>
          <table:table-cell table:formula="of:=[.I13]/[.$B13]*100" office:value-type="string" office:string-value="" calcext:value-type="error">
            <text:p>#DIV/0!</text:p>
          </table:table-cell>
          <table:table-cell table:formula="of:=[.J13]/[.$B13]*100" office:value-type="string" office:string-value="" calcext:value-type="error">
            <text:p>#DIV/0!</text:p>
          </table:table-cell>
          <table:table-cell table:formula="of:=[.K13]/[.$B13]*100" office:value-type="string" office:string-value="" calcext:value-type="error">
            <text:p>#DIV/0!</text:p>
          </table:table-cell>
          <table:table-cell table:formula="of:=[.L13]/[.$B13]*100" office:value-type="string" office:string-value="" calcext:value-type="error">
            <text:p>#DIV/0!</text:p>
          </table:table-cell>
          <table:table-cell table:formula="of:=[.M13]/[.$B13]*100" office:value-type="string" office:string-value="" calcext:value-type="error">
            <text:p>#DIV/0!</text:p>
          </table:table-cell>
          <table:table-cell table:formula="of:=[.N13]/[.$B13]*100" office:value-type="string" office:string-value="" calcext:value-type="error">
            <text:p>#DIV/0!</text:p>
          </table:table-cell>
          <table:table-cell table:formula="of:=[.O13]/[.$B13]*100" office:value-type="string" office:string-value="" calcext:value-type="error">
            <text:p>#DIV/0!</text:p>
          </table:table-cell>
          <table:table-cell table:formula="of:=[.P13]/[.$B13]*100" office:value-type="string" office:string-value="" calcext:value-type="error">
            <text:p>#DIV/0!</text:p>
          </table:table-cell>
          <table:table-cell table:formula="of:=[.Q13]/[.$B13]*100" office:value-type="string" office:string-value="" calcext:value-type="error">
            <text:p>#DIV/0!</text:p>
          </table:table-cell>
          <table:table-cell table:formula="of:=[.R13]/[.$B13]*100" office:value-type="string" office:string-value="" calcext:value-type="error">
            <text:p>#DIV/0!</text:p>
          </table:table-cell>
          <table:table-cell table:formula="of:=[.S13]/[.$B13]*100" office:value-type="string" office:string-value="" calcext:value-type="error">
            <text:p>#DIV/0!</text:p>
          </table:table-cell>
          <table:table-cell table:formula="of:=[.T13]/[.$B13]*100" office:value-type="string" office:string-value="" calcext:value-type="error">
            <text:p>#DIV/0!</text:p>
          </table:table-cell>
          <table:table-cell table:formula="of:=[.U13]/[.$B13]*100" office:value-type="string" office:string-value="" calcext:value-type="error">
            <text:p>#DIV/0!</text:p>
          </table:table-cell>
          <table:table-cell table:formula="of:=[.V13]/[.$B13]*100" office:value-type="string" office:string-value="" calcext:value-type="error">
            <text:p>#DIV/0!</text:p>
          </table:table-cell>
          <table:table-cell table:formula="of:=[.W13]/[.$B13]*100" office:value-type="string" office:string-value="" calcext:value-type="error">
            <text:p>#DIV/0!</text:p>
          </table:table-cell>
          <table:table-cell table:formula="of:=[.X13]/[.$B13]*100" office:value-type="string" office:string-value="" calcext:value-type="error">
            <text:p>#DIV/0!</text:p>
          </table:table-cell>
          <table:table-cell table:formula="of:=[.Y13]/[.$B13]*100" office:value-type="string" office:string-value="" calcext:value-type="error">
            <text:p>#DIV/0!</text:p>
          </table:table-cell>
          <table:table-cell table:formula="of:=[.Z13]/[.$B13]*100" office:value-type="string" office:string-value="" calcext:value-type="error">
            <text:p>#DIV/0!</text:p>
          </table:table-cell>
          <table:table-cell table:formula="of:=[.AA13]/[.$B13]*100" office:value-type="string" office:string-value="" calcext:value-type="error">
            <text:p>#DIV/0!</text:p>
          </table:table-cell>
          <table:table-cell table:formula="of:=[.AB13]/[.$B13]*100" office:value-type="string" office:string-value="" calcext:value-type="error">
            <text:p>#DIV/0!</text:p>
          </table:table-cell>
          <table:table-cell table:formula="of:=[.AC13]/[.$B13]*100" office:value-type="string" office:string-value="" calcext:value-type="error">
            <text:p>#DIV/0!</text:p>
          </table:table-cell>
          <table:table-cell table:formula="of:=[.AD13]/[.$B13]*100" office:value-type="string" office:string-value="" calcext:value-type="error">
            <text:p>#DIV/0!</text:p>
          </table:table-cell>
          <table:table-cell table:formula="of:=[.AE13]/[.$B13]*100" office:value-type="string" office:string-value="" calcext:value-type="error">
            <text:p>#DIV/0!</text:p>
          </table:table-cell>
          <table:table-cell table:formula="of:=[.AF13]/[.$B13]*100" office:value-type="string" office:string-value="" calcext:value-type="error">
            <text:p>#DIV/0!</text:p>
          </table:table-cell>
        </table:table-row>
      </table:table>
      <table:table table:name="resume" table:style-name="ta1">
        <table:table-column table:style-name="co1" table:default-cell-style-name="ce1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formula="of:=[$data_input.A1]" office:value-type="string" office:string-value="Instance" calcext:value-type="string">
            <text:p>Instance</text:p>
          </table:table-cell>
          <table:table-cell table:style-name="ce1" office:value-type="string" calcext:value-type="string">
            <text:p>Mínimo</text:p>
          </table:table-cell>
          <table:table-cell table:style-name="ce1" office:value-type="string" calcext:value-type="string">
            <text:p>Máximo</text:p>
          </table:table-cell>
          <table:table-cell table:style-name="ce1" office:value-type="string" calcext:value-type="string">
            <text:p>Média</text:p>
          </table:table-cell>
          <table:table-cell table:style-name="ce1" office:value-type="string" calcext:value-type="string">
            <text:p>Desvio Padrão</text:p>
          </table:table-cell>
        </table:table-row>
        <table:table-row table:style-name="ro1">
          <table:table-cell table:formula="of:=[$data_input.A2]" office:value-type="string" office:string-value="10_2_1439_3_S_1-9" calcext:value-type="string">
            <text:p>10_2_1439_3_S_1-9</text:p>
          </table:table-cell>
          <table:table-cell table:formula="of:=MIN([$data_compile.C2:$data_compile.AF2])" office:value-type="float" office:value="231.148" calcext:value-type="float">
            <text:p>231.15</text:p>
          </table:table-cell>
          <table:table-cell table:formula="of:=MAX([$data_compile.C2:$data_compile.AF2])" office:value-type="float" office:value="1671.774" calcext:value-type="float">
            <text:p>1,671.77</text:p>
          </table:table-cell>
          <table:table-cell table:formula="of:=AVERAGE([$data_compile.C2:$data_compile.AF2])" office:value-type="float" office:value="626.8823" calcext:value-type="float">
            <text:p>626.88</text:p>
          </table:table-cell>
          <table:table-cell table:formula="of:=STDEV([$data_compile.C2:$data_compile.AF2])" office:value-type="float" office:value="283.918882662315" calcext:value-type="float">
            <text:p>283.92</text:p>
          </table:table-cell>
        </table:table-row>
        <table:table-row table:style-name="ro1">
          <table:table-cell table:formula="of:=[$data_input.A3]" office:value-type="string" office:string-value="6_2_1439_3_S_1-9" calcext:value-type="string">
            <text:p>6_2_1439_3_S_1-9</text:p>
          </table:table-cell>
          <table:table-cell table:formula="of:=MIN([$data_compile.C3:$data_compile.AF3])" office:value-type="float" office:value="8.701" calcext:value-type="float">
            <text:p>8.70</text:p>
          </table:table-cell>
          <table:table-cell table:formula="of:=MAX([$data_compile.C3:$data_compile.AF3])" office:value-type="float" office:value="476.767" calcext:value-type="float">
            <text:p>476.77</text:p>
          </table:table-cell>
          <table:table-cell table:formula="of:=AVERAGE([$data_compile.C3:$data_compile.AF3])" office:value-type="float" office:value="80.2953666666667" calcext:value-type="float">
            <text:p>80.30</text:p>
          </table:table-cell>
          <table:table-cell table:formula="of:=STDEV([$data_compile.C3:$data_compile.AF3])" office:value-type="float" office:value="92.5392480374877" calcext:value-type="float">
            <text:p>92.54</text:p>
          </table:table-cell>
        </table:table-row>
        <table:table-row table:style-name="ro1">
          <table:table-cell table:formula="of:=[$data_input.A4]" office:value-type="string" office:string-value="7_2_1439_3_S_1-9" calcext:value-type="string">
            <text:p>7_2_1439_3_S_1-9</text:p>
          </table:table-cell>
          <table:table-cell table:formula="of:=MIN([$data_compile.C4:$data_compile.AF4])" office:value-type="float" office:value="0" calcext:value-type="float">
            <text:p>0.00</text:p>
          </table:table-cell>
          <table:table-cell table:formula="of:=MAX([$data_compile.C4:$data_compile.AF4])" office:value-type="float" office:value="491.32" calcext:value-type="float">
            <text:p>491.32</text:p>
          </table:table-cell>
          <table:table-cell table:formula="of:=AVERAGE([$data_compile.C4:$data_compile.AF4])" office:value-type="float" office:value="91.4127" calcext:value-type="float">
            <text:p>91.41</text:p>
          </table:table-cell>
          <table:table-cell table:formula="of:=STDEV([$data_compile.C4:$data_compile.AF4])" office:value-type="float" office:value="134.342271832744" calcext:value-type="float">
            <text:p>134.34</text:p>
          </table:table-cell>
        </table:table-row>
        <table:table-row table:style-name="ro1">
          <table:table-cell table:formula="of:=[$data_input.A5]" office:value-type="string" office:string-value="8_2_1439_3_S_1-9" calcext:value-type="string">
            <text:p>8_2_1439_3_S_1-9</text:p>
          </table:table-cell>
          <table:table-cell table:formula="of:=MIN([$data_compile.C5:$data_compile.AF5])" office:value-type="float" office:value="49.619" calcext:value-type="float">
            <text:p>49.62</text:p>
          </table:table-cell>
          <table:table-cell table:formula="of:=MAX([$data_compile.C5:$data_compile.AF5])" office:value-type="float" office:value="1157.777" calcext:value-type="float">
            <text:p>1,157.78</text:p>
          </table:table-cell>
          <table:table-cell table:formula="of:=AVERAGE([$data_compile.C5:$data_compile.AF5])" office:value-type="float" office:value="406.200333333333" calcext:value-type="float">
            <text:p>406.20</text:p>
          </table:table-cell>
          <table:table-cell table:formula="of:=STDEV([$data_compile.C5:$data_compile.AF5])" office:value-type="float" office:value="274.183444630922" calcext:value-type="float">
            <text:p>274.18</text:p>
          </table:table-cell>
        </table:table-row>
        <table:table-row table:style-name="ro1">
          <table:table-cell table:formula="of:=[$data_input.A6]" office:value-type="string" office:string-value="9_2_1439_3_S_1-9" calcext:value-type="string">
            <text:p>9_2_1439_3_S_1-9</text:p>
          </table:table-cell>
          <table:table-cell table:formula="of:=MIN([$data_compile.C6:$data_compile.AF6])" office:value-type="float" office:value="60.185" calcext:value-type="float">
            <text:p>60.19</text:p>
          </table:table-cell>
          <table:table-cell table:formula="of:=MAX([$data_compile.C6:$data_compile.AF6])" office:value-type="float" office:value="2260.854" calcext:value-type="float">
            <text:p>2,260.85</text:p>
          </table:table-cell>
          <table:table-cell table:formula="of:=AVERAGE([$data_compile.C6:$data_compile.AF6])" office:value-type="float" office:value="482.580233333333" calcext:value-type="float">
            <text:p>482.58</text:p>
          </table:table-cell>
          <table:table-cell table:formula="of:=STDEV([$data_compile.C6:$data_compile.AF6])" office:value-type="float" office:value="472.819611444502" calcext:value-type="float">
            <text:p>472.82</text:p>
          </table:table-cell>
        </table:table-row>
        <table:table-row table:style-name="ro1">
          <table:table-cell table:formula="of:=[$data_input.A7]" office:value-type="float" office:value="0" calcext:value-type="float">
            <text:p>0</text:p>
          </table:table-cell>
          <table:table-cell table:formula="of:=MIN([$data_compile.C7:$data_compile.AF7])" office:value-type="float" office:value="0" calcext:value-type="float">
            <text:p>0.00</text:p>
          </table:table-cell>
          <table:table-cell table:formula="of:=MAX([$data_compile.C7:$data_compile.AF7])" office:value-type="float" office:value="0" calcext:value-type="float">
            <text:p>0.00</text:p>
          </table:table-cell>
          <table:table-cell table:formula="of:=AVERAGE([$data_compile.C7:$data_compile.AF7])" office:value-type="float" office:value="0" calcext:value-type="float">
            <text:p>0.00</text:p>
          </table:table-cell>
          <table:table-cell table:formula="of:=STDEV([$data_compile.C7:$data_compile.AF7])" office:value-type="float" office:value="0" calcext:value-type="float">
            <text:p>0.00</text:p>
          </table:table-cell>
        </table:table-row>
        <table:table-row table:style-name="ro1">
          <table:table-cell table:formula="of:=[$data_input.A8]" office:value-type="float" office:value="0" calcext:value-type="float">
            <text:p>0</text:p>
          </table:table-cell>
          <table:table-cell table:formula="of:=MIN([$data_compile.C8:$data_compile.AF8])" office:value-type="float" office:value="0" calcext:value-type="float">
            <text:p>0.00</text:p>
          </table:table-cell>
          <table:table-cell table:formula="of:=MAX([$data_compile.C8:$data_compile.AF8])" office:value-type="float" office:value="0" calcext:value-type="float">
            <text:p>0.00</text:p>
          </table:table-cell>
          <table:table-cell table:formula="of:=AVERAGE([$data_compile.C8:$data_compile.AF8])" office:value-type="float" office:value="0" calcext:value-type="float">
            <text:p>0.00</text:p>
          </table:table-cell>
          <table:table-cell table:formula="of:=STDEV([$data_compile.C8:$data_compile.AF8])" office:value-type="float" office:value="0" calcext:value-type="float">
            <text:p>0.00</text:p>
          </table:table-cell>
        </table:table-row>
        <table:table-row table:style-name="ro1">
          <table:table-cell table:formula="of:=[$data_input.A9]" office:value-type="float" office:value="0" calcext:value-type="float">
            <text:p>0</text:p>
          </table:table-cell>
          <table:table-cell table:formula="of:=MIN([$data_compile.C9:$data_compile.AF9])" office:value-type="float" office:value="0" calcext:value-type="float">
            <text:p>0.00</text:p>
          </table:table-cell>
          <table:table-cell table:formula="of:=MAX([$data_compile.C9:$data_compile.AF9])" office:value-type="float" office:value="0" calcext:value-type="float">
            <text:p>0.00</text:p>
          </table:table-cell>
          <table:table-cell table:formula="of:=AVERAGE([$data_compile.C9:$data_compile.AF9])" office:value-type="float" office:value="0" calcext:value-type="float">
            <text:p>0.00</text:p>
          </table:table-cell>
          <table:table-cell table:formula="of:=STDEV([$data_compile.C9:$data_compile.AF9])" office:value-type="float" office:value="0" calcext:value-type="float">
            <text:p>0.00</text:p>
          </table:table-cell>
        </table:table-row>
        <table:table-row table:style-name="ro1">
          <table:table-cell table:formula="of:=[$data_input.A10]" office:value-type="float" office:value="0" calcext:value-type="float">
            <text:p>0</text:p>
          </table:table-cell>
          <table:table-cell table:formula="of:=MIN([$data_compile.C10:$data_compile.AF10])" office:value-type="float" office:value="0" calcext:value-type="float">
            <text:p>0.00</text:p>
          </table:table-cell>
          <table:table-cell table:formula="of:=MAX([$data_compile.C10:$data_compile.AF10])" office:value-type="float" office:value="0" calcext:value-type="float">
            <text:p>0.00</text:p>
          </table:table-cell>
          <table:table-cell table:formula="of:=AVERAGE([$data_compile.C10:$data_compile.AF10])" office:value-type="float" office:value="0" calcext:value-type="float">
            <text:p>0.00</text:p>
          </table:table-cell>
          <table:table-cell table:formula="of:=STDEV([$data_compile.C10:$data_compile.AF10])" office:value-type="float" office:value="0" calcext:value-type="float">
            <text:p>0.00</text:p>
          </table:table-cell>
        </table:table-row>
        <table:table-row table:style-name="ro1">
          <table:table-cell table:formula="of:=[$data_input.A11]" office:value-type="float" office:value="0" calcext:value-type="float">
            <text:p>0</text:p>
          </table:table-cell>
          <table:table-cell table:formula="of:=MIN([$data_compile.C11:$data_compile.AF11])" office:value-type="float" office:value="0" calcext:value-type="float">
            <text:p>0.00</text:p>
          </table:table-cell>
          <table:table-cell table:formula="of:=MAX([$data_compile.C11:$data_compile.AF11])" office:value-type="float" office:value="0" calcext:value-type="float">
            <text:p>0.00</text:p>
          </table:table-cell>
          <table:table-cell table:formula="of:=AVERAGE([$data_compile.C11:$data_compile.AF11])" office:value-type="float" office:value="0" calcext:value-type="float">
            <text:p>0.00</text:p>
          </table:table-cell>
          <table:table-cell table:formula="of:=STDEV([$data_compile.C11:$data_compile.AF11])" office:value-type="float" office:value="0" calcext:value-type="float">
            <text:p>0.00</text:p>
          </table:table-cell>
        </table:table-row>
        <table:table-row table:style-name="ro1">
          <table:table-cell table:formula="of:=[$data_input.A12]" office:value-type="float" office:value="0" calcext:value-type="float">
            <text:p>0</text:p>
          </table:table-cell>
          <table:table-cell table:formula="of:=MIN([$data_compile.C12:$data_compile.AF12])" office:value-type="float" office:value="0" calcext:value-type="float">
            <text:p>0.00</text:p>
          </table:table-cell>
          <table:table-cell table:formula="of:=MAX([$data_compile.C12:$data_compile.AF12])" office:value-type="float" office:value="0" calcext:value-type="float">
            <text:p>0.00</text:p>
          </table:table-cell>
          <table:table-cell table:formula="of:=AVERAGE([$data_compile.C12:$data_compile.AF12])" office:value-type="float" office:value="0" calcext:value-type="float">
            <text:p>0.00</text:p>
          </table:table-cell>
          <table:table-cell table:formula="of:=STDEV([$data_compile.C12:$data_compile.AF12])" office:value-type="float" office:value="0" calcext:value-type="float">
            <text:p>0.00</text:p>
          </table:table-cell>
        </table:table-row>
        <table:table-row table:style-name="ro1">
          <table:table-cell table:formula="of:=[$data_input.A13]" office:value-type="float" office:value="0" calcext:value-type="float">
            <text:p>0</text:p>
          </table:table-cell>
          <table:table-cell table:formula="of:=MIN([$data_compile.C13:$data_compile.AF13])" office:value-type="float" office:value="0" calcext:value-type="float">
            <text:p>0.00</text:p>
          </table:table-cell>
          <table:table-cell table:formula="of:=MAX([$data_compile.C13:$data_compile.AF13])" office:value-type="float" office:value="0" calcext:value-type="float">
            <text:p>0.00</text:p>
          </table:table-cell>
          <table:table-cell table:formula="of:=AVERAGE([$data_compile.C13:$data_compile.AF13])" office:value-type="float" office:value="0" calcext:value-type="float">
            <text:p>0.00</text:p>
          </table:table-cell>
          <table:table-cell table:formula="of:=STDEV([$data_compile.C13:$data_compile.AF13])" office:value-type="float" office:value="0" calcext:value-type="float">
            <text:p>0.00</text:p>
          </table:table-cell>
        </table:table-row>
      </table:table>
      <table:table table:name="latex" table:style-name="ta1">
        <table:table-column table:style-name="co16" table:default-cell-style-name="Default"/>
        <table:table-column table:style-name="co17" table:default-cell-style-name="ce3"/>
        <table:table-column table:style-name="co6" table:default-cell-style-name="ce3"/>
        <table:table-column table:style-name="co17" table:default-cell-style-name="ce3"/>
        <table:table-column table:style-name="co3" table:default-cell-style-name="ce3"/>
        <table:table-column table:style-name="co17" table:default-cell-style-name="ce3"/>
        <table:table-column table:style-name="co5" table:default-cell-style-name="ce3"/>
        <table:table-column table:style-name="co17" table:default-cell-style-name="ce3"/>
        <table:table-column table:style-name="co15" table:default-cell-style-name="ce3"/>
        <table:table-column table:style-name="co18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8"/>
        <table:table-column table:style-name="co18" table:default-cell-style-name="Default"/>
        <table:table-row table:style-name="ro1">
          <table:table-cell table:formula="of:=[$resume.A1]" office:value-type="string" office:string-value="Instance" calcext:value-type="string">
            <text:p>Instance</text:p>
          </table:table-cell>
          <table:table-cell/>
          <table:table-cell table:formula="of:=[$resume.B1]" office:value-type="string" office:string-value="Mínimo" calcext:value-type="string">
            <text:p>Mínimo</text:p>
          </table:table-cell>
          <table:table-cell/>
          <table:table-cell table:formula="of:=[$resume.C1]" office:value-type="string" office:string-value="Máximo" calcext:value-type="string">
            <text:p>Máximo</text:p>
          </table:table-cell>
          <table:table-cell/>
          <table:table-cell table:formula="of:=[$resume.D1]" office:value-type="string" office:string-value="Média" calcext:value-type="string">
            <text:p>Média</text:p>
          </table:table-cell>
          <table:table-cell/>
          <table:table-cell table:formula="of:=[$resume.E1]" office:value-type="string" office:string-value="Desvio Padrão" calcext:value-type="string">
            <text:p>Desvio Padrão</text:p>
          </table:table-cell>
          <table:table-cell/>
          <table:table-cell table:formula="of:=[$data_input.BJ1]" office:value-type="string" office:string-value="ref" calcext:value-type="string">
            <text:p>ref</text:p>
          </table:table-cell>
          <table:table-cell table:number-columns-repeated="3"/>
        </table:table-row>
        <table:table-row table:style-name="ro1">
          <table:table-cell table:formula="of:==SUBSTITUTE([$resume.A2];&quot;_&quot;;&quot;\_&quot;)" office:value-type="string" office:string-value="10\_2\_1439\_3\_S\_1-9" calcext:value-type="string">
            <text:p>10\_2\_1439\_3\_S\_1-9</text:p>
          </table:table-cell>
          <table:table-cell office:value-type="string" calcext:value-type="string">
            <text:p>&amp;</text:p>
          </table:table-cell>
          <table:table-cell table:formula="of:=[$resume.B2]" office:value-type="float" office:value="231.148" calcext:value-type="float">
            <text:p>231.15</text:p>
          </table:table-cell>
          <table:table-cell office:value-type="string" calcext:value-type="string">
            <text:p>&amp;</text:p>
          </table:table-cell>
          <table:table-cell table:formula="of:=[$resume.C2]" office:value-type="float" office:value="1671.774" calcext:value-type="float">
            <text:p>1,671.77</text:p>
          </table:table-cell>
          <table:table-cell office:value-type="string" calcext:value-type="string">
            <text:p>&amp;</text:p>
          </table:table-cell>
          <table:table-cell table:formula="of:=[$resume.D2]" office:value-type="float" office:value="626.8823" calcext:value-type="float">
            <text:p>626.88</text:p>
          </table:table-cell>
          <table:table-cell office:value-type="string" calcext:value-type="string">
            <text:p>&amp;</text:p>
          </table:table-cell>
          <table:table-cell table:formula="of:=[$resume.E2]" office:value-type="float" office:value="283.918882662315" calcext:value-type="float">
            <text:p>283.92</text:p>
          </table:table-cell>
          <table:table-cell office:value-type="string" calcext:value-type="string">
            <text:p>&amp;</text:p>
          </table:table-cell>
          <table:table-cell table:formula="of:=[$data_input.BJ2]" office:value-type="float" office:value="34548.152" calcext:value-type="float">
            <text:p>34,548.15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2]; &quot;; &quot;;[$data_input.BM2]; &quot;)&quot;)" office:value-type="string" office:string-value="(415; 349.344)" calcext:value-type="string">
            <text:p>(415; 349.344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3];&quot;_&quot;;&quot;\_&quot;)" office:value-type="string" office:string-value="6\_2\_1439\_3\_S\_1-9" calcext:value-type="string">
            <text:p>6\_2\_1439\_3\_S\_1-9</text:p>
          </table:table-cell>
          <table:table-cell office:value-type="string" calcext:value-type="string">
            <text:p>&amp;</text:p>
          </table:table-cell>
          <table:table-cell table:formula="of:=[$resume.B3]" office:value-type="float" office:value="8.701" calcext:value-type="float">
            <text:p>8.70</text:p>
          </table:table-cell>
          <table:table-cell office:value-type="string" calcext:value-type="string">
            <text:p>&amp;</text:p>
          </table:table-cell>
          <table:table-cell table:formula="of:=[$resume.C3]" office:value-type="float" office:value="476.767" calcext:value-type="float">
            <text:p>476.77</text:p>
          </table:table-cell>
          <table:table-cell office:value-type="string" calcext:value-type="string">
            <text:p>&amp;</text:p>
          </table:table-cell>
          <table:table-cell table:formula="of:=[$resume.D3]" office:value-type="float" office:value="80.2953666666667" calcext:value-type="float">
            <text:p>80.30</text:p>
          </table:table-cell>
          <table:table-cell office:value-type="string" calcext:value-type="string">
            <text:p>&amp;</text:p>
          </table:table-cell>
          <table:table-cell table:formula="of:=[$resume.E3]" office:value-type="float" office:value="92.5392480374877" calcext:value-type="float">
            <text:p>92.54</text:p>
          </table:table-cell>
          <table:table-cell office:value-type="string" calcext:value-type="string">
            <text:p>&amp;</text:p>
          </table:table-cell>
          <table:table-cell table:formula="of:=[$data_input.BJ3]" office:value-type="float" office:value="10875.932" calcext:value-type="float">
            <text:p>10,875.93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3]; &quot;; &quot;;[$data_input.BM3]; &quot;)&quot;)" office:value-type="string" office:string-value="(220; 245.093)" calcext:value-type="string">
            <text:p>(220; 245.093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4];&quot;_&quot;;&quot;\_&quot;)" office:value-type="string" office:string-value="7\_2\_1439\_3\_S\_1-9" calcext:value-type="string">
            <text:p>7\_2\_1439\_3\_S\_1-9</text:p>
          </table:table-cell>
          <table:table-cell office:value-type="string" calcext:value-type="string">
            <text:p>&amp;</text:p>
          </table:table-cell>
          <table:table-cell table:formula="of:=[$resume.B4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4]" office:value-type="float" office:value="491.32" calcext:value-type="float">
            <text:p>491.32</text:p>
          </table:table-cell>
          <table:table-cell office:value-type="string" calcext:value-type="string">
            <text:p>&amp;</text:p>
          </table:table-cell>
          <table:table-cell table:formula="of:=[$resume.D4]" office:value-type="float" office:value="91.4127" calcext:value-type="float">
            <text:p>91.41</text:p>
          </table:table-cell>
          <table:table-cell office:value-type="string" calcext:value-type="string">
            <text:p>&amp;</text:p>
          </table:table-cell>
          <table:table-cell table:formula="of:=[$resume.E4]" office:value-type="float" office:value="134.342271832744" calcext:value-type="float">
            <text:p>134.34</text:p>
          </table:table-cell>
          <table:table-cell office:value-type="string" calcext:value-type="string">
            <text:p>&amp;</text:p>
          </table:table-cell>
          <table:table-cell table:formula="of:=[$data_input.BJ4]" office:value-type="float" office:value="19793.354" calcext:value-type="float">
            <text:p>19,793.35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4]; &quot;; &quot;;[$data_input.BM4]; &quot;)&quot;)" office:value-type="string" office:string-value="(329; 263.163)" calcext:value-type="string">
            <text:p>(329; 263.163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5];&quot;_&quot;;&quot;\_&quot;)" office:value-type="string" office:string-value="8\_2\_1439\_3\_S\_1-9" calcext:value-type="string">
            <text:p>8\_2\_1439\_3\_S\_1-9</text:p>
          </table:table-cell>
          <table:table-cell office:value-type="string" calcext:value-type="string">
            <text:p>&amp;</text:p>
          </table:table-cell>
          <table:table-cell table:formula="of:=[$resume.B5]" office:value-type="float" office:value="49.619" calcext:value-type="float">
            <text:p>49.62</text:p>
          </table:table-cell>
          <table:table-cell office:value-type="string" calcext:value-type="string">
            <text:p>&amp;</text:p>
          </table:table-cell>
          <table:table-cell table:formula="of:=[$resume.C5]" office:value-type="float" office:value="1157.777" calcext:value-type="float">
            <text:p>1,157.78</text:p>
          </table:table-cell>
          <table:table-cell office:value-type="string" calcext:value-type="string">
            <text:p>&amp;</text:p>
          </table:table-cell>
          <table:table-cell table:formula="of:=[$resume.D5]" office:value-type="float" office:value="406.200333333333" calcext:value-type="float">
            <text:p>406.20</text:p>
          </table:table-cell>
          <table:table-cell office:value-type="string" calcext:value-type="string">
            <text:p>&amp;</text:p>
          </table:table-cell>
          <table:table-cell table:formula="of:=[$resume.E5]" office:value-type="float" office:value="274.183444630922" calcext:value-type="float">
            <text:p>274.18</text:p>
          </table:table-cell>
          <table:table-cell office:value-type="string" calcext:value-type="string">
            <text:p>&amp;</text:p>
          </table:table-cell>
          <table:table-cell table:formula="of:=[$data_input.BJ5]" office:value-type="float" office:value="11848.533" calcext:value-type="float">
            <text:p>11,848.53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5]; &quot;; &quot;;[$data_input.BM5]; &quot;)&quot;)" office:value-type="string" office:string-value="(215; 372.131)" calcext:value-type="string">
            <text:p>(215; 372.13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6];&quot;_&quot;;&quot;\_&quot;)" office:value-type="string" office:string-value="9\_2\_1439\_3\_S\_1-9" calcext:value-type="string">
            <text:p>9\_2\_1439\_3\_S\_1-9</text:p>
          </table:table-cell>
          <table:table-cell office:value-type="string" calcext:value-type="string">
            <text:p>&amp;</text:p>
          </table:table-cell>
          <table:table-cell table:formula="of:=[$resume.B6]" office:value-type="float" office:value="60.185" calcext:value-type="float">
            <text:p>60.19</text:p>
          </table:table-cell>
          <table:table-cell office:value-type="string" calcext:value-type="string">
            <text:p>&amp;</text:p>
          </table:table-cell>
          <table:table-cell table:formula="of:=[$resume.C6]" office:value-type="float" office:value="2260.854" calcext:value-type="float">
            <text:p>2,260.85</text:p>
          </table:table-cell>
          <table:table-cell office:value-type="string" calcext:value-type="string">
            <text:p>&amp;</text:p>
          </table:table-cell>
          <table:table-cell table:formula="of:=[$resume.D6]" office:value-type="float" office:value="482.580233333333" calcext:value-type="float">
            <text:p>482.58</text:p>
          </table:table-cell>
          <table:table-cell office:value-type="string" calcext:value-type="string">
            <text:p>&amp;</text:p>
          </table:table-cell>
          <table:table-cell table:formula="of:=[$resume.E6]" office:value-type="float" office:value="472.819611444502" calcext:value-type="float">
            <text:p>472.82</text:p>
          </table:table-cell>
          <table:table-cell office:value-type="string" calcext:value-type="string">
            <text:p>&amp;</text:p>
          </table:table-cell>
          <table:table-cell table:formula="of:=[$data_input.BJ6]" office:value-type="float" office:value="23506.738" calcext:value-type="float">
            <text:p>23,506.74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6]; &quot;; &quot;;[$data_input.BM6]; &quot;)&quot;)" office:value-type="string" office:string-value="(353; 342.428)" calcext:value-type="string">
            <text:p>(353; 342.42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7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7]; &quot;; &quot;;[$data_input.BM7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8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8]; &quot;; &quot;;[$data_input.BM8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9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9]; &quot;; &quot;;[$data_input.BM9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10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0]; &quot;; &quot;;[$data_input.BM10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11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11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11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11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11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11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1]; &quot;; &quot;;[$data_input.BM11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12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1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1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1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1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1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2]; &quot;; &quot;;[$data_input.BM12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formula="of:==SUBSTITUTE([$resume.A13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[$resume.B1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C1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D1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resume.E1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[$data_input.BJ1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3]; &quot;; &quot;;[$data_input.BM13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6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atex_2" table:style-name="ta1">
        <table:table-column table:style-name="co20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default-cell-style-name="ce3"/>
        <table:table-column table:style-name="co21" table:default-cell-style-name="ce3"/>
        <table:table-column table:style-name="co17" table:default-cell-style-name="ce3"/>
        <table:table-column table:style-name="co22" table:default-cell-style-name="ce3"/>
        <table:table-column table:style-name="co17" table:default-cell-style-name="ce3"/>
        <table:table-column table:style-name="co4" table:default-cell-style-name="ce3"/>
        <table:table-column table:style-name="co17" table:default-cell-style-name="ce3"/>
        <table:table-column table:style-name="co23" table:default-cell-style-name="ce3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/>
          <table:table-cell table:formula="of:=[$resume.A1]" office:value-type="string" office:string-value="Instance" calcext:value-type="string">
            <text:p>Instance</text:p>
          </table:table-cell>
          <table:table-cell/>
          <table:table-cell office:value-type="string" calcext:value-type="string">
            <text:p>Tarefas</text:p>
          </table:table-cell>
          <table:table-cell/>
          <table:table-cell office:value-type="string" calcext:value-type="string">
            <text:p>Máquinas</text:p>
          </table:table-cell>
          <table:table-cell/>
          <table:table-cell office:value-type="string" calcext:value-type="string">
            <text:p>Hipervolume</text:p>
          </table:table-cell>
          <table:table-cell/>
          <table:table-cell office:value-type="string" calcext:value-type="string">
            <text:p>Ponto de referênc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2];&quot;_&quot;;&quot;\_&quot;)" office:value-type="string" office:string-value="10\_2\_1439\_3\_S\_1-9" calcext:value-type="string">
            <text:p>10\_2\_1439\_3\_S\_1-9</text:p>
          </table:table-cell>
          <table:table-cell office:value-type="string" calcext:value-type="string">
            <text:p>&amp;</text:p>
          </table:table-cell>
          <table:table-cell table:formula="of:=MID([.C2];1;FIND(&quot;_&quot;;[.C2])-2)" office:value-type="string" office:string-value="10" calcext:value-type="string">
            <text:p>10</text:p>
          </table:table-cell>
          <table:table-cell office:value-type="string" calcext:value-type="string">
            <text:p>&amp;</text:p>
          </table:table-cell>
          <table:table-cell table:formula="of:=MID(MID([.C2];FIND(&quot;_&quot;;[.C2])+1;LEN([.C2])-2);1;FIND(&quot;_&quot;;MID([.C2];FIND(&quot;_&quot;;[.C2])+1;LEN([.C2])-2))-2)" office:value-type="string" office:string-value="2" calcext:value-type="string">
            <text:p>2</text:p>
          </table:table-cell>
          <table:table-cell office:value-type="string" calcext:value-type="string">
            <text:p>&amp;</text:p>
          </table:table-cell>
          <table:table-cell table:formula="of:=[$data_input.BJ2]" office:value-type="float" office:value="34548.152" calcext:value-type="float">
            <text:p>34,548.15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2]; &quot;; &quot;;[$data_input.BM2]; &quot;)&quot;)" office:value-type="string" office:string-value="(415; 349.344)" calcext:value-type="string">
            <text:p>(415; 349.344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3];&quot;_&quot;;&quot;\_&quot;)" office:value-type="string" office:string-value="6\_2\_1439\_3\_S\_1-9" calcext:value-type="string">
            <text:p>6\_2\_1439\_3\_S\_1-9</text:p>
          </table:table-cell>
          <table:table-cell office:value-type="string" calcext:value-type="string">
            <text:p>&amp;</text:p>
          </table:table-cell>
          <table:table-cell table:formula="of:=MID([.C3];1;FIND(&quot;_&quot;;[.C3])-2)" office:value-type="string" office:string-value="6" calcext:value-type="string">
            <text:p>6</text:p>
          </table:table-cell>
          <table:table-cell office:value-type="string" calcext:value-type="string">
            <text:p>&amp;</text:p>
          </table:table-cell>
          <table:table-cell table:formula="of:=MID(MID([.C3];FIND(&quot;_&quot;;[.C3])+1;LEN([.C3])-2);1;FIND(&quot;_&quot;;MID([.C3];FIND(&quot;_&quot;;[.C3])+1;LEN([.C3])-2))-2)" office:value-type="string" office:string-value="2" calcext:value-type="string">
            <text:p>2</text:p>
          </table:table-cell>
          <table:table-cell office:value-type="string" calcext:value-type="string">
            <text:p>&amp;</text:p>
          </table:table-cell>
          <table:table-cell table:formula="of:=[$data_input.BJ3]" office:value-type="float" office:value="10875.932" calcext:value-type="float">
            <text:p>10,875.93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3]; &quot;; &quot;;[$data_input.BM3]; &quot;)&quot;)" office:value-type="string" office:string-value="(220; 245.093)" calcext:value-type="string">
            <text:p>(220; 245.093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4];&quot;_&quot;;&quot;\_&quot;)" office:value-type="string" office:string-value="7\_2\_1439\_3\_S\_1-9" calcext:value-type="string">
            <text:p>7\_2\_1439\_3\_S\_1-9</text:p>
          </table:table-cell>
          <table:table-cell office:value-type="string" calcext:value-type="string">
            <text:p>&amp;</text:p>
          </table:table-cell>
          <table:table-cell table:formula="of:=MID([.C4];1;FIND(&quot;_&quot;;[.C4])-2)" office:value-type="string" office:string-value="7" calcext:value-type="string">
            <text:p>7</text:p>
          </table:table-cell>
          <table:table-cell office:value-type="string" calcext:value-type="string">
            <text:p>&amp;</text:p>
          </table:table-cell>
          <table:table-cell table:formula="of:=MID(MID([.C4];FIND(&quot;_&quot;;[.C4])+1;LEN([.C4])-2);1;FIND(&quot;_&quot;;MID([.C4];FIND(&quot;_&quot;;[.C4])+1;LEN([.C4])-2))-2)" office:value-type="string" office:string-value="2" calcext:value-type="string">
            <text:p>2</text:p>
          </table:table-cell>
          <table:table-cell office:value-type="string" calcext:value-type="string">
            <text:p>&amp;</text:p>
          </table:table-cell>
          <table:table-cell table:formula="of:=[$data_input.BJ4]" office:value-type="float" office:value="19793.354" calcext:value-type="float">
            <text:p>19,793.35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4]; &quot;; &quot;;[$data_input.BM4]; &quot;)&quot;)" office:value-type="string" office:string-value="(329; 263.163)" calcext:value-type="string">
            <text:p>(329; 263.163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5];&quot;_&quot;;&quot;\_&quot;)" office:value-type="string" office:string-value="8\_2\_1439\_3\_S\_1-9" calcext:value-type="string">
            <text:p>8\_2\_1439\_3\_S\_1-9</text:p>
          </table:table-cell>
          <table:table-cell office:value-type="string" calcext:value-type="string">
            <text:p>&amp;</text:p>
          </table:table-cell>
          <table:table-cell table:formula="of:=MID([.C5];1;FIND(&quot;_&quot;;[.C5])-2)" office:value-type="string" office:string-value="8" calcext:value-type="string">
            <text:p>8</text:p>
          </table:table-cell>
          <table:table-cell office:value-type="string" calcext:value-type="string">
            <text:p>&amp;</text:p>
          </table:table-cell>
          <table:table-cell table:formula="of:=MID(MID([.C5];FIND(&quot;_&quot;;[.C5])+1;LEN([.C5])-2);1;FIND(&quot;_&quot;;MID([.C5];FIND(&quot;_&quot;;[.C5])+1;LEN([.C5])-2))-2)" office:value-type="string" office:string-value="2" calcext:value-type="string">
            <text:p>2</text:p>
          </table:table-cell>
          <table:table-cell office:value-type="string" calcext:value-type="string">
            <text:p>&amp;</text:p>
          </table:table-cell>
          <table:table-cell table:formula="of:=[$data_input.BJ5]" office:value-type="float" office:value="11848.533" calcext:value-type="float">
            <text:p>11,848.53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5]; &quot;; &quot;;[$data_input.BM5]; &quot;)&quot;)" office:value-type="string" office:string-value="(215; 372.131)" calcext:value-type="string">
            <text:p>(215; 372.131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6];&quot;_&quot;;&quot;\_&quot;)" office:value-type="string" office:string-value="9\_2\_1439\_3\_S\_1-9" calcext:value-type="string">
            <text:p>9\_2\_1439\_3\_S\_1-9</text:p>
          </table:table-cell>
          <table:table-cell office:value-type="string" calcext:value-type="string">
            <text:p>&amp;</text:p>
          </table:table-cell>
          <table:table-cell table:formula="of:=MID([.C6];1;FIND(&quot;_&quot;;[.C6])-2)" office:value-type="string" office:string-value="9" calcext:value-type="string">
            <text:p>9</text:p>
          </table:table-cell>
          <table:table-cell office:value-type="string" calcext:value-type="string">
            <text:p>&amp;</text:p>
          </table:table-cell>
          <table:table-cell table:formula="of:=MID(MID([.C6];FIND(&quot;_&quot;;[.C6])+1;LEN([.C6])-2);1;FIND(&quot;_&quot;;MID([.C6];FIND(&quot;_&quot;;[.C6])+1;LEN([.C6])-2))-2)" office:value-type="string" office:string-value="2" calcext:value-type="string">
            <text:p>2</text:p>
          </table:table-cell>
          <table:table-cell office:value-type="string" calcext:value-type="string">
            <text:p>&amp;</text:p>
          </table:table-cell>
          <table:table-cell table:formula="of:=[$data_input.BJ6]" office:value-type="float" office:value="23506.738" calcext:value-type="float">
            <text:p>23,506.74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6]; &quot;; &quot;;[$data_input.BM6]; &quot;)&quot;)" office:value-type="string" office:string-value="(353; 342.428)" calcext:value-type="string">
            <text:p>(353; 342.428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7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7];1;FIND(&quot;_&quot;;[.C7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7];FIND(&quot;_&quot;;[.C7])+1;LEN([.C7])-2);1;FIND(&quot;_&quot;;MID([.C7];FIND(&quot;_&quot;;[.C7])+1;LEN([.C7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7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7]; &quot;; &quot;;[$data_input.BM7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8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8];1;FIND(&quot;_&quot;;[.C8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8];FIND(&quot;_&quot;;[.C8])+1;LEN([.C8])-2);1;FIND(&quot;_&quot;;MID([.C8];FIND(&quot;_&quot;;[.C8])+1;LEN([.C8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8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8]; &quot;; &quot;;[$data_input.BM8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9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9];1;FIND(&quot;_&quot;;[.C9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9];FIND(&quot;_&quot;;[.C9])+1;LEN([.C9])-2);1;FIND(&quot;_&quot;;MID([.C9];FIND(&quot;_&quot;;[.C9])+1;LEN([.C9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9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9]; &quot;; &quot;;[$data_input.BM9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10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10];1;FIND(&quot;_&quot;;[.C10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10];FIND(&quot;_&quot;;[.C10])+1;LEN([.C10])-2);1;FIND(&quot;_&quot;;MID([.C10];FIND(&quot;_&quot;;[.C10])+1;LEN([.C10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10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0]; &quot;; &quot;;[$data_input.BM10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11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11];1;FIND(&quot;_&quot;;[.C11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11];FIND(&quot;_&quot;;[.C11])+1;LEN([.C11])-2);1;FIND(&quot;_&quot;;MID([.C11];FIND(&quot;_&quot;;[.C11])+1;LEN([.C11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11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1]; &quot;; &quot;;[$data_input.BM11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12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12];1;FIND(&quot;_&quot;;[.C12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12];FIND(&quot;_&quot;;[.C12])+1;LEN([.C12])-2);1;FIND(&quot;_&quot;;MID([.C12];FIND(&quot;_&quot;;[.C12])+1;LEN([.C12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12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2]; &quot;; &quot;;[$data_input.BM12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&amp;</text:p>
          </table:table-cell>
          <table:table-cell table:formula="of:==SUBSTITUTE([$resume.A13];&quot;_&quot;;&quot;\_&quot;)" office:value-type="string" office:string-value="0" calcext:value-type="string">
            <text:p>0</text:p>
          </table:table-cell>
          <table:table-cell office:value-type="string" calcext:value-type="string">
            <text:p>&amp;</text:p>
          </table:table-cell>
          <table:table-cell table:formula="of:=MID([.C13];1;FIND(&quot;_&quot;;[.C13]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MID(MID([.C13];FIND(&quot;_&quot;;[.C13])+1;LEN([.C13])-2);1;FIND(&quot;_&quot;;MID([.C13];FIND(&quot;_&quot;;[.C13])+1;LEN([.C13])-2))-2)" office:value-type="string" office:string-value="" calcext:value-type="error">
            <text:p>#VALOR!</text:p>
          </table:table-cell>
          <table:table-cell office:value-type="string" calcext:value-type="string">
            <text:p>&amp;</text:p>
          </table:table-cell>
          <table:table-cell table:formula="of:=[$data_input.BJ13]" office:value-type="float" office:value="0" calcext:value-type="float">
            <text:p>0.00</text:p>
          </table:table-cell>
          <table:table-cell office:value-type="string" calcext:value-type="string">
            <text:p>&amp;</text:p>
          </table:table-cell>
          <table:table-cell table:formula="of:=COM.MICROSOFT.CONCAT(&quot;(&quot;;[$data_input.BL13]; &quot;; &quot;;[$data_input.BM13]; &quot;)&quot;)" office:value-type="string" office:string-value="(; )" calcext:value-type="string">
            <text:p>(; )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formula="of:=[.A1]" office:value-type="string" office:string-value="Id" calcext:value-type="string">
            <text:p>Id</text:p>
          </table:table-cell>
          <table:table-cell/>
          <table:table-cell office:value-type="string" calcext:value-type="string">
            <text:p>Mínimo</text:p>
          </table:table-cell>
          <table:table-cell/>
          <table:table-cell table:style-name="Default" office:value-type="string" calcext:value-type="string">
            <text:p>Máximo</text:p>
          </table:table-cell>
          <table:table-cell/>
          <table:table-cell table:style-name="Default" office:value-type="string" calcext:value-type="string">
            <text:p>Média</text:p>
          </table:table-cell>
          <table:table-cell/>
          <table:table-cell table:style-name="Default" office:value-type="string" calcext:value-type="string">
            <text:p>Desvio padrão</text:p>
          </table:table-cell>
          <table:table-cell/>
          <table:table-cell table:style-name="Default"/>
          <table:table-cell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B2]" office:value-type="string" office:string-value="&amp;" calcext:value-type="string">
            <text:p>&amp;</text:p>
          </table:table-cell>
          <table:table-cell table:style-name="ce3" table:formula="of:=[$resume.B2]/[$data_input.$BJ2]*100" office:value-type="float" office:value="0.669060388526715" calcext:value-type="float">
            <text:p>0.67</text:p>
          </table:table-cell>
          <table:table-cell table:formula="of:=[.D2]" office:value-type="string" office:string-value="&amp;" calcext:value-type="string">
            <text:p>&amp;</text:p>
          </table:table-cell>
          <table:table-cell table:formula="of:=[$resume.C2]/[$data_input.$BJ2]*100" office:value-type="float" office:value="4.83896794248213" calcext:value-type="float">
            <text:p>4.84</text:p>
          </table:table-cell>
          <table:table-cell table:formula="of:=[.F2]" office:value-type="string" office:string-value="&amp;" calcext:value-type="string">
            <text:p>&amp;</text:p>
          </table:table-cell>
          <table:table-cell table:formula="of:=[$resume.D2]/[$data_input.$BJ2]*100" office:value-type="float" office:value="1.81451760429907" calcext:value-type="float">
            <text:p>1.81</text:p>
          </table:table-cell>
          <table:table-cell table:formula="of:=[.H2]" office:value-type="string" office:string-value="&amp;" calcext:value-type="string">
            <text:p>&amp;</text:p>
          </table:table-cell>
          <table:table-cell table:formula="of:=STDEV([$data_compile.C17:.AF17])" office:value-type="float" office:value="0.821806279717406" calcext:value-type="float">
            <text:p>0.82</text:p>
          </table:table-cell>
          <table:table-cell table:formula="of:=[.L2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B3]" office:value-type="string" office:string-value="&amp;" calcext:value-type="string">
            <text:p>&amp;</text:p>
          </table:table-cell>
          <table:table-cell table:style-name="ce3" table:formula="of:=[$resume.B3]/[$data_input.$BJ3]*100" office:value-type="float" office:value="0.0800023391098804" calcext:value-type="float">
            <text:p>0.08</text:p>
          </table:table-cell>
          <table:table-cell table:formula="of:=[.D3]" office:value-type="string" office:string-value="&amp;" calcext:value-type="string">
            <text:p>&amp;</text:p>
          </table:table-cell>
          <table:table-cell table:formula="of:=[$resume.C3]/[$data_input.$BJ3]*100" office:value-type="float" office:value="4.38368868065744" calcext:value-type="float">
            <text:p>4.38</text:p>
          </table:table-cell>
          <table:table-cell table:formula="of:=[.F3]" office:value-type="string" office:string-value="&amp;" calcext:value-type="string">
            <text:p>&amp;</text:p>
          </table:table-cell>
          <table:table-cell table:formula="of:=[$resume.D3]/[$data_input.$BJ3]*100" office:value-type="float" office:value="0.738284927366838" calcext:value-type="float">
            <text:p>0.74</text:p>
          </table:table-cell>
          <table:table-cell table:formula="of:=[.H3]" office:value-type="string" office:string-value="&amp;" calcext:value-type="string">
            <text:p>&amp;</text:p>
          </table:table-cell>
          <table:table-cell table:formula="of:=STDEV([$data_compile.C18:.AF18])" office:value-type="float" office:value="0.85086269422692" calcext:value-type="float">
            <text:p>0.85</text:p>
          </table:table-cell>
          <table:table-cell table:formula="of:=[.L3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B4]" office:value-type="string" office:string-value="&amp;" calcext:value-type="string">
            <text:p>&amp;</text:p>
          </table:table-cell>
          <table:table-cell table:style-name="ce3" table:formula="of:=[$resume.B4]/[$data_input.$BJ4]*100" office:value-type="float" office:value="0" calcext:value-type="float">
            <text:p>0.00</text:p>
          </table:table-cell>
          <table:table-cell table:formula="of:=[.D4]" office:value-type="string" office:string-value="&amp;" calcext:value-type="string">
            <text:p>&amp;</text:p>
          </table:table-cell>
          <table:table-cell table:formula="of:=[$resume.C4]/[$data_input.$BJ4]*100" office:value-type="float" office:value="2.48224732402603" calcext:value-type="float">
            <text:p>2.48</text:p>
          </table:table-cell>
          <table:table-cell table:formula="of:=[.F4]" office:value-type="string" office:string-value="&amp;" calcext:value-type="string">
            <text:p>&amp;</text:p>
          </table:table-cell>
          <table:table-cell table:formula="of:=[$resume.D4]/[$data_input.$BJ4]*100" office:value-type="float" office:value="0.461835321088078" calcext:value-type="float">
            <text:p>0.46</text:p>
          </table:table-cell>
          <table:table-cell table:formula="of:=[.H4]" office:value-type="string" office:string-value="&amp;" calcext:value-type="string">
            <text:p>&amp;</text:p>
          </table:table-cell>
          <table:table-cell table:formula="of:=STDEV([$data_compile.C19:.AF19])" office:value-type="float" office:value="0.678724140601656" calcext:value-type="float">
            <text:p>0.68</text:p>
          </table:table-cell>
          <table:table-cell table:formula="of:=[.L4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B5]" office:value-type="string" office:string-value="&amp;" calcext:value-type="string">
            <text:p>&amp;</text:p>
          </table:table-cell>
          <table:table-cell table:style-name="ce3" table:formula="of:=[$resume.B5]/[$data_input.$BJ5]*100" office:value-type="float" office:value="0.41877758200108" calcext:value-type="float">
            <text:p>0.42</text:p>
          </table:table-cell>
          <table:table-cell table:formula="of:=[.D5]" office:value-type="string" office:string-value="&amp;" calcext:value-type="string">
            <text:p>&amp;</text:p>
          </table:table-cell>
          <table:table-cell table:formula="of:=[$resume.C5]/[$data_input.$BJ5]*100" office:value-type="float" office:value="9.77147972664633" calcext:value-type="float">
            <text:p>9.77</text:p>
          </table:table-cell>
          <table:table-cell table:formula="of:=[.F5]" office:value-type="string" office:string-value="&amp;" calcext:value-type="string">
            <text:p>&amp;</text:p>
          </table:table-cell>
          <table:table-cell table:formula="of:=[$resume.D5]/[$data_input.$BJ5]*100" office:value-type="float" office:value="3.42827532601153" calcext:value-type="float">
            <text:p>3.43</text:p>
          </table:table-cell>
          <table:table-cell table:formula="of:=[.H5]" office:value-type="string" office:string-value="&amp;" calcext:value-type="string">
            <text:p>&amp;</text:p>
          </table:table-cell>
          <table:table-cell table:formula="of:=STDEV([$data_compile.C20:.AF20])" office:value-type="float" office:value="2.31407081898597" calcext:value-type="float">
            <text:p>2.31</text:p>
          </table:table-cell>
          <table:table-cell table:formula="of:=[.L5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B6]" office:value-type="string" office:string-value="&amp;" calcext:value-type="string">
            <text:p>&amp;</text:p>
          </table:table-cell>
          <table:table-cell table:style-name="ce3" table:formula="of:=[$resume.B6]/[$data_input.$BJ6]*100" office:value-type="float" office:value="0.256032972333294" calcext:value-type="float">
            <text:p>0.26</text:p>
          </table:table-cell>
          <table:table-cell table:formula="of:=[.D6]" office:value-type="string" office:string-value="&amp;" calcext:value-type="string">
            <text:p>&amp;</text:p>
          </table:table-cell>
          <table:table-cell table:formula="of:=[$resume.C6]/[$data_input.$BJ6]*100" office:value-type="float" office:value="9.61789764279501" calcext:value-type="float">
            <text:p>9.62</text:p>
          </table:table-cell>
          <table:table-cell table:formula="of:=[.F6]" office:value-type="string" office:string-value="&amp;" calcext:value-type="string">
            <text:p>&amp;</text:p>
          </table:table-cell>
          <table:table-cell table:formula="of:=[$resume.D6]/[$data_input.$BJ6]*100" office:value-type="float" office:value="2.05294428062853" calcext:value-type="float">
            <text:p>2.05</text:p>
          </table:table-cell>
          <table:table-cell table:formula="of:=[.H6]" office:value-type="string" office:string-value="&amp;" calcext:value-type="string">
            <text:p>&amp;</text:p>
          </table:table-cell>
          <table:table-cell table:formula="of:=STDEV([$data_compile.C21:.AF21])" office:value-type="float" office:value="2.01142162491666" calcext:value-type="float">
            <text:p>2.01</text:p>
          </table:table-cell>
          <table:table-cell table:formula="of:=[.L6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[.B7]" office:value-type="string" office:string-value="&amp;" calcext:value-type="string">
            <text:p>&amp;</text:p>
          </table:table-cell>
          <table:table-cell table:style-name="ce3" table:formula="of:=[$resume.B7]/[$data_input.$BJ7]*100" office:value-type="string" office:string-value="" calcext:value-type="error">
            <text:p>#DIV/0!</text:p>
          </table:table-cell>
          <table:table-cell table:formula="of:=[.D7]" office:value-type="string" office:string-value="&amp;" calcext:value-type="string">
            <text:p>&amp;</text:p>
          </table:table-cell>
          <table:table-cell table:formula="of:=[$resume.C7]/[$data_input.$BJ7]*100" office:value-type="string" office:string-value="" calcext:value-type="error">
            <text:p>#DIV/0!</text:p>
          </table:table-cell>
          <table:table-cell table:formula="of:=[.F7]" office:value-type="string" office:string-value="&amp;" calcext:value-type="string">
            <text:p>&amp;</text:p>
          </table:table-cell>
          <table:table-cell table:formula="of:=[$resume.D7]/[$data_input.$BJ7]*100" office:value-type="string" office:string-value="" calcext:value-type="error">
            <text:p>#DIV/0!</text:p>
          </table:table-cell>
          <table:table-cell table:formula="of:=[.H7]" office:value-type="string" office:string-value="&amp;" calcext:value-type="string">
            <text:p>&amp;</text:p>
          </table:table-cell>
          <table:table-cell table:formula="of:=STDEV([$data_compile.C22:.AF22])" office:value-type="string" office:string-value="" calcext:value-type="error">
            <text:p>#DIV/0!</text:p>
          </table:table-cell>
          <table:table-cell table:formula="of:=[.L7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[.B8]" office:value-type="string" office:string-value="&amp;" calcext:value-type="string">
            <text:p>&amp;</text:p>
          </table:table-cell>
          <table:table-cell table:style-name="ce3" table:formula="of:=[$resume.B8]/[$data_input.$BJ8]*100" office:value-type="string" office:string-value="" calcext:value-type="error">
            <text:p>#DIV/0!</text:p>
          </table:table-cell>
          <table:table-cell table:formula="of:=[.D8]" office:value-type="string" office:string-value="&amp;" calcext:value-type="string">
            <text:p>&amp;</text:p>
          </table:table-cell>
          <table:table-cell table:formula="of:=[$resume.C8]/[$data_input.$BJ8]*100" office:value-type="string" office:string-value="" calcext:value-type="error">
            <text:p>#DIV/0!</text:p>
          </table:table-cell>
          <table:table-cell table:formula="of:=[.F8]" office:value-type="string" office:string-value="&amp;" calcext:value-type="string">
            <text:p>&amp;</text:p>
          </table:table-cell>
          <table:table-cell table:formula="of:=[$resume.D8]/[$data_input.$BJ8]*100" office:value-type="string" office:string-value="" calcext:value-type="error">
            <text:p>#DIV/0!</text:p>
          </table:table-cell>
          <table:table-cell table:formula="of:=[.H8]" office:value-type="string" office:string-value="&amp;" calcext:value-type="string">
            <text:p>&amp;</text:p>
          </table:table-cell>
          <table:table-cell table:formula="of:=STDEV([$data_compile.C23:.AF23])" office:value-type="string" office:string-value="" calcext:value-type="error">
            <text:p>#DIV/0!</text:p>
          </table:table-cell>
          <table:table-cell table:formula="of:=[.L8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[.B9]" office:value-type="string" office:string-value="&amp;" calcext:value-type="string">
            <text:p>&amp;</text:p>
          </table:table-cell>
          <table:table-cell table:style-name="ce3" table:formula="of:=[$resume.B9]/[$data_input.$BJ9]*100" office:value-type="string" office:string-value="" calcext:value-type="error">
            <text:p>#DIV/0!</text:p>
          </table:table-cell>
          <table:table-cell table:formula="of:=[.D9]" office:value-type="string" office:string-value="&amp;" calcext:value-type="string">
            <text:p>&amp;</text:p>
          </table:table-cell>
          <table:table-cell table:formula="of:=[$resume.C9]/[$data_input.$BJ9]*100" office:value-type="string" office:string-value="" calcext:value-type="error">
            <text:p>#DIV/0!</text:p>
          </table:table-cell>
          <table:table-cell table:formula="of:=[.F9]" office:value-type="string" office:string-value="&amp;" calcext:value-type="string">
            <text:p>&amp;</text:p>
          </table:table-cell>
          <table:table-cell table:formula="of:=[$resume.D9]/[$data_input.$BJ9]*100" office:value-type="string" office:string-value="" calcext:value-type="error">
            <text:p>#DIV/0!</text:p>
          </table:table-cell>
          <table:table-cell table:formula="of:=[.H9]" office:value-type="string" office:string-value="&amp;" calcext:value-type="string">
            <text:p>&amp;</text:p>
          </table:table-cell>
          <table:table-cell table:formula="of:=STDEV([$data_compile.C24:.AF24])" office:value-type="string" office:string-value="" calcext:value-type="error">
            <text:p>#DIV/0!</text:p>
          </table:table-cell>
          <table:table-cell table:formula="of:=[.L9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[.B10]" office:value-type="string" office:string-value="&amp;" calcext:value-type="string">
            <text:p>&amp;</text:p>
          </table:table-cell>
          <table:table-cell table:style-name="ce3" table:formula="of:=[$resume.B10]/[$data_input.$BJ10]*100" office:value-type="string" office:string-value="" calcext:value-type="error">
            <text:p>#DIV/0!</text:p>
          </table:table-cell>
          <table:table-cell table:formula="of:=[.D10]" office:value-type="string" office:string-value="&amp;" calcext:value-type="string">
            <text:p>&amp;</text:p>
          </table:table-cell>
          <table:table-cell table:formula="of:=[$resume.C10]/[$data_input.$BJ10]*100" office:value-type="string" office:string-value="" calcext:value-type="error">
            <text:p>#DIV/0!</text:p>
          </table:table-cell>
          <table:table-cell table:formula="of:=[.F10]" office:value-type="string" office:string-value="&amp;" calcext:value-type="string">
            <text:p>&amp;</text:p>
          </table:table-cell>
          <table:table-cell table:formula="of:=[$resume.D10]/[$data_input.$BJ10]*100" office:value-type="string" office:string-value="" calcext:value-type="error">
            <text:p>#DIV/0!</text:p>
          </table:table-cell>
          <table:table-cell table:formula="of:=[.H10]" office:value-type="string" office:string-value="&amp;" calcext:value-type="string">
            <text:p>&amp;</text:p>
          </table:table-cell>
          <table:table-cell table:formula="of:=STDEV([$data_compile.C25:.AF25])" office:value-type="string" office:string-value="" calcext:value-type="error">
            <text:p>#DIV/0!</text:p>
          </table:table-cell>
          <table:table-cell table:formula="of:=[.L10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[.B11]" office:value-type="string" office:string-value="&amp;" calcext:value-type="string">
            <text:p>&amp;</text:p>
          </table:table-cell>
          <table:table-cell table:style-name="ce3" table:formula="of:=[$resume.B11]/[$data_input.$BJ11]*100" office:value-type="string" office:string-value="" calcext:value-type="error">
            <text:p>#DIV/0!</text:p>
          </table:table-cell>
          <table:table-cell table:formula="of:=[.D11]" office:value-type="string" office:string-value="&amp;" calcext:value-type="string">
            <text:p>&amp;</text:p>
          </table:table-cell>
          <table:table-cell table:formula="of:=[$resume.C11]/[$data_input.$BJ11]*100" office:value-type="string" office:string-value="" calcext:value-type="error">
            <text:p>#DIV/0!</text:p>
          </table:table-cell>
          <table:table-cell table:formula="of:=[.F11]" office:value-type="string" office:string-value="&amp;" calcext:value-type="string">
            <text:p>&amp;</text:p>
          </table:table-cell>
          <table:table-cell table:formula="of:=[$resume.D11]/[$data_input.$BJ11]*100" office:value-type="string" office:string-value="" calcext:value-type="error">
            <text:p>#DIV/0!</text:p>
          </table:table-cell>
          <table:table-cell table:formula="of:=[.H11]" office:value-type="string" office:string-value="&amp;" calcext:value-type="string">
            <text:p>&amp;</text:p>
          </table:table-cell>
          <table:table-cell table:formula="of:=STDEV([$data_compile.C26:.AF26])" office:value-type="string" office:string-value="" calcext:value-type="error">
            <text:p>#DIV/0!</text:p>
          </table:table-cell>
          <table:table-cell table:formula="of:=[.L11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[.B12]" office:value-type="string" office:string-value="&amp;" calcext:value-type="string">
            <text:p>&amp;</text:p>
          </table:table-cell>
          <table:table-cell table:style-name="ce3" table:formula="of:=[$resume.B12]/[$data_input.$BJ12]*100" office:value-type="string" office:string-value="" calcext:value-type="error">
            <text:p>#DIV/0!</text:p>
          </table:table-cell>
          <table:table-cell table:formula="of:=[.D12]" office:value-type="string" office:string-value="&amp;" calcext:value-type="string">
            <text:p>&amp;</text:p>
          </table:table-cell>
          <table:table-cell table:formula="of:=[$resume.C12]/[$data_input.$BJ12]*100" office:value-type="string" office:string-value="" calcext:value-type="error">
            <text:p>#DIV/0!</text:p>
          </table:table-cell>
          <table:table-cell table:formula="of:=[.F12]" office:value-type="string" office:string-value="&amp;" calcext:value-type="string">
            <text:p>&amp;</text:p>
          </table:table-cell>
          <table:table-cell table:formula="of:=[$resume.D12]/[$data_input.$BJ12]*100" office:value-type="string" office:string-value="" calcext:value-type="error">
            <text:p>#DIV/0!</text:p>
          </table:table-cell>
          <table:table-cell table:formula="of:=[.H12]" office:value-type="string" office:string-value="&amp;" calcext:value-type="string">
            <text:p>&amp;</text:p>
          </table:table-cell>
          <table:table-cell table:formula="of:=STDEV([$data_compile.C27:.AF27])" office:value-type="string" office:string-value="" calcext:value-type="error">
            <text:p>#DIV/0!</text:p>
          </table:table-cell>
          <table:table-cell table:formula="of:=[.L12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[.B13]" office:value-type="string" office:string-value="&amp;" calcext:value-type="string">
            <text:p>&amp;</text:p>
          </table:table-cell>
          <table:table-cell table:style-name="ce3" table:formula="of:=[$resume.B13]/[$data_input.$BJ13]*100" office:value-type="string" office:string-value="" calcext:value-type="error">
            <text:p>#DIV/0!</text:p>
          </table:table-cell>
          <table:table-cell table:formula="of:=[.D13]" office:value-type="string" office:string-value="&amp;" calcext:value-type="string">
            <text:p>&amp;</text:p>
          </table:table-cell>
          <table:table-cell table:formula="of:=[$resume.C13]/[$data_input.$BJ13]*100" office:value-type="string" office:string-value="" calcext:value-type="error">
            <text:p>#DIV/0!</text:p>
          </table:table-cell>
          <table:table-cell table:formula="of:=[.F13]" office:value-type="string" office:string-value="&amp;" calcext:value-type="string">
            <text:p>&amp;</text:p>
          </table:table-cell>
          <table:table-cell table:formula="of:=[$resume.D13]/[$data_input.$BJ13]*100" office:value-type="string" office:string-value="" calcext:value-type="error">
            <text:p>#DIV/0!</text:p>
          </table:table-cell>
          <table:table-cell table:formula="of:=[.H13]" office:value-type="string" office:string-value="&amp;" calcext:value-type="string">
            <text:p>&amp;</text:p>
          </table:table-cell>
          <table:table-cell table:formula="of:=STDEV([$data_compile.C28:.AF28])" office:value-type="string" office:string-value="" calcext:value-type="error">
            <text:p>#DIV/0!</text:p>
          </table:table-cell>
          <table:table-cell table:formula="of:=[.L13]" office:value-type="string" office:string-value="\\" calcext:value-type="string">
            <text:p>\\</text:p>
          </table:table-cell>
          <table:table-cell table:number-columns-repeated="2"/>
        </table:table-row>
        <table:table-row table:style-name="ro1" table:number-rows-repeated="104854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data_input.A1:data_input.BM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18:04:14.884650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0:05:17.034330706</meta:creation-date>
    <dc:date>2020-07-24T18:05:27.143081359</dc:date>
    <meta:editing-duration>PT1H49M44S</meta:editing-duration>
    <meta:editing-cycles>11</meta:editing-cycles>
    <meta:generator>LibreOffice/6.3.3.2$Linux_X86_64 LibreOffice_project/30$Build-2</meta:generator>
    <meta:document-statistic meta:table-count="5" meta:cell-count="1692" meta:object-count="0"/>
  </office:meta>
</office:document-meta>
</file>